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6" style:family="table-column">
      <style:table-column-properties fo:break-before="auto" style:column-width="29.95mm"/>
    </style:style>
    <style:style style:name="co37" style:family="table-column">
      <style:table-column-properties fo:break-before="auto" style:column-width="39.76mm"/>
    </style:style>
    <style:style style:name="co38" style:family="table-column">
      <style:table-column-properties fo:break-before="auto" style:column-width="31.86mm"/>
    </style:style>
    <style:style style:name="co20" style:family="table-column">
      <style:table-column-properties fo:break-before="auto" style:column-width="14.43mm"/>
    </style:style>
    <style:style style:name="co39" style:family="table-column">
      <style:table-column-properties fo:break-before="auto" style:column-width="11.69mm"/>
    </style:style>
    <style:style style:name="co11" style:family="table-column">
      <style:table-column-properties fo:break-before="auto" style:column-width="22.58mm"/>
    </style:style>
    <style:style style:name="co47" style:family="table-column">
      <style:table-column-properties fo:break-before="auto" style:column-width="32.07mm"/>
    </style:style>
    <style:style style:name="co14" style:family="table-column">
      <style:table-column-properties fo:break-before="auto" style:column-width="12.24mm"/>
    </style:style>
    <style:style style:name="co48" style:family="table-column">
      <style:table-column-properties fo:break-before="auto" style:column-width="89.57mm"/>
    </style:style>
    <style:style style:name="co49" style:family="table-column">
      <style:table-column-properties fo:break-before="auto" style:column-width="191.17mm"/>
    </style:style>
    <style:style style:name="co50" style:family="table-column">
      <style:table-column-properties fo:break-before="auto" style:column-width="30.22mm"/>
    </style:style>
    <style:style style:name="co51" style:family="table-column">
      <style:table-column-properties fo:break-before="auto" style:column-width="30.76mm"/>
    </style:style>
    <style:style style:name="co15" style:family="table-column">
      <style:table-column-properties fo:break-before="auto" style:column-width="26.69mm"/>
    </style:style>
    <style:style style:name="co16" style:family="table-column">
      <style:table-column-properties fo:break-before="auto" style:column-width="29.4mm"/>
    </style:style>
    <style:style style:name="co17" style:family="table-column">
      <style:table-column-properties fo:break-before="auto" style:column-width="62.9mm"/>
    </style:style>
    <style:style style:name="co18" style:family="table-column">
      <style:table-column-properties fo:break-before="auto" style:column-width="11.17mm"/>
    </style:style>
    <style:style style:name="co19" style:family="table-column">
      <style:table-column-properties fo:break-before="auto" style:column-width="14.69mm"/>
    </style:style>
    <style:style style:name="co21" style:family="table-column">
      <style:table-column-properties fo:break-before="auto" style:column-width="55mm"/>
    </style:style>
    <style:style style:name="co22" style:family="table-column">
      <style:table-column-properties fo:break-before="auto" style:column-width="53.38mm"/>
    </style:style>
    <style:style style:name="co23" style:family="table-column">
      <style:table-column-properties fo:break-before="auto" style:column-width="158.22mm"/>
    </style:style>
    <style:style style:name="co24" style:family="table-column">
      <style:table-column-properties fo:break-before="auto" style:column-width="158.49mm"/>
    </style:style>
    <style:style style:name="co25" style:family="table-column">
      <style:table-column-properties fo:break-before="auto" style:column-width="158.77mm"/>
    </style:style>
    <style:style style:name="co26" style:family="table-column">
      <style:table-column-properties fo:break-before="auto" style:column-width="38.38mm"/>
    </style:style>
    <style:style style:name="co27" style:family="table-column">
      <style:table-column-properties fo:break-before="auto" style:column-width="9.53mm"/>
    </style:style>
    <style:style style:name="co28" style:family="table-column">
      <style:table-column-properties fo:break-before="auto" style:column-width="9.79mm"/>
    </style:style>
    <style:style style:name="co29" style:family="table-column">
      <style:table-column-properties fo:break-before="auto" style:column-width="15.52mm"/>
    </style:style>
    <style:style style:name="co30" style:family="table-column">
      <style:table-column-properties fo:break-before="auto" style:column-width="16.05mm"/>
    </style:style>
    <style:style style:name="co31" style:family="table-column">
      <style:table-column-properties fo:break-before="auto" style:column-width="16.88mm"/>
    </style:style>
    <style:style style:name="co32" style:family="table-column">
      <style:table-column-properties fo:break-before="auto" style:column-width="16.6mm"/>
    </style:style>
    <style:style style:name="co33" style:family="table-column">
      <style:table-column-properties fo:break-before="auto" style:column-width="14.98mm"/>
    </style:style>
    <style:style style:name="co34" style:family="table-column">
      <style:table-column-properties fo:break-before="auto" style:column-width="17.15mm"/>
    </style:style>
    <style:style style:name="co35" style:family="table-column">
      <style:table-column-properties fo:break-before="auto" style:column-width="17.43mm"/>
    </style:style>
    <style:style style:name="co40" style:family="table-column">
      <style:table-column-properties fo:break-before="auto" style:column-width="17.69mm"/>
    </style:style>
    <style:style style:name="co41" style:family="table-column">
      <style:table-column-properties fo:break-before="auto" style:column-width="124.72mm"/>
    </style:style>
    <style:style style:name="co42" style:family="table-column">
      <style:table-column-properties fo:break-before="auto" style:column-width="78.16mm"/>
    </style:style>
    <style:style style:name="co43" style:family="table-column">
      <style:table-column-properties fo:break-before="auto" style:column-width="35.12mm"/>
    </style:style>
    <style:style style:name="co44" style:family="table-column">
      <style:table-column-properties fo:break-before="auto" style:column-width="25.05mm"/>
    </style:style>
    <style:style style:name="co45" style:family="table-column">
      <style:table-column-properties fo:break-before="auto" style:column-width="33.76mm"/>
    </style:style>
    <style:style style:name="co46" style:family="table-column">
      <style:table-column-properties fo:break-before="auto" style:column-width="18.5mm"/>
    </style:style>
    <style:style style:name="co52" style:family="table-column">
      <style:table-column-properties fo:break-before="auto" style:column-width="37.31mm"/>
    </style:style>
    <style:style style:name="co53" style:family="table-column">
      <style:table-column-properties fo:break-before="auto" style:column-width="19.05mm"/>
    </style:style>
    <style:style style:name="co54" style:family="table-column">
      <style:table-column-properties fo:break-before="auto" style:column-width="46.57mm"/>
    </style:style>
    <style:style style:name="co55" style:family="table-column">
      <style:table-column-properties fo:break-before="auto" style:column-width="20.73mm"/>
    </style:style>
    <style:style style:name="co56" style:family="table-column">
      <style:table-column-properties fo:break-before="auto" style:column-width="20.69mm"/>
    </style:style>
    <style:style style:name="co57" style:family="table-column">
      <style:table-column-properties fo:break-before="auto" style:column-width="25.31mm"/>
    </style:style>
    <style:style style:name="co58" style:family="table-column">
      <style:table-column-properties fo:break-before="auto" style:column-width="24.5mm"/>
    </style:style>
    <style:style style:name="co59" style:family="table-column">
      <style:table-column-properties fo:break-before="auto" style:column-width="23.95mm"/>
    </style:style>
    <style:style style:name="co60" style:family="table-column">
      <style:table-column-properties fo:break-before="auto" style:column-width="24.24mm"/>
    </style:style>
    <style:style style:name="co61" style:family="table-column">
      <style:table-column-properties fo:break-before="auto" style:column-width="28.05mm"/>
    </style:style>
    <style:style style:name="co62" style:family="table-column">
      <style:table-column-properties fo:break-before="auto" style:column-width="42.74mm"/>
    </style:style>
    <style:style style:name="co63" style:family="table-column">
      <style:table-column-properties fo:break-before="auto" style:column-width="113.82mm"/>
    </style:style>
    <style:style style:name="co64" style:family="table-column">
      <style:table-column-properties fo:break-before="auto" style:column-width="20.14mm"/>
    </style:style>
    <style:style style:name="co65" style:family="table-column">
      <style:table-column-properties fo:break-before="auto" style:column-width="22.05mm"/>
    </style:style>
    <style:style style:name="co66" style:family="table-column">
      <style:table-column-properties fo:break-before="auto" style:column-width="40.3mm"/>
    </style:style>
    <style:style style:name="co67" style:family="table-column">
      <style:table-column-properties fo:break-before="auto" style:column-width="13.09mm"/>
    </style:style>
    <style:style style:name="co68" style:family="table-column">
      <style:table-column-properties fo:break-before="auto" style:column-width="9.3mm"/>
    </style:style>
    <style:style style:name="co69" style:family="table-column">
      <style:table-column-properties fo:break-before="auto" style:column-width="8.22mm"/>
    </style:style>
    <style:style style:name="co70" style:family="table-column">
      <style:table-column-properties fo:break-before="auto" style:column-width="10.65mm"/>
    </style:style>
    <style:style style:name="co71" style:family="table-column">
      <style:table-column-properties fo:break-before="auto" style:column-width="7.41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3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6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50" style:family="table-cell" style:parent-style-name="Default">
      <style:table-cell-properties fo:border="0.06pt solid #000000"/>
    </style:style>
    <style:style style:name="ce51" style:family="table-cell" style:parent-style-name="Default">
      <style:table-cell-properties fo:background-color="#ffffcc" fo:border="0.06pt solid #000000"/>
    </style:style>
    <style:style style:name="ce52" style:family="table-cell" style:parent-style-name="Default">
      <style:table-cell-properties fo:background-color="#00ff00" fo:border="0.06pt solid #000000"/>
    </style:style>
    <style:style style:name="ce53" style:family="table-cell" style:parent-style-name="Default">
      <style:table-cell-properties fo:background-color="transparent" fo:border="0.06pt solid #000000"/>
    </style:style>
    <style:style style:name="ce128" style:family="table-cell" style:parent-style-name="Default">
      <style:table-cell-properties fo:background-color="#99ccff" fo:border="0.06pt solid #000000"/>
    </style:style>
    <style:style style:name="ce130" style:family="table-cell" style:parent-style-name="Default">
      <style:table-cell-properties fo:background-color="#e6e6e6" fo:border="0.06pt solid #000000"/>
    </style:style>
    <style:style style:name="ce136" style:family="table-cell" style:parent-style-name="Default">
      <style:table-cell-properties fo:background-color="#cccccc" fo:border="0.06pt solid #000000"/>
    </style:style>
    <style:style style:name="ce137" style:family="table-cell" style:parent-style-name="Default">
      <style:table-cell-properties fo:background-color="#0000ff" fo:border="0.06pt solid #000000"/>
    </style:style>
    <style:style style:name="ce138" style:family="table-cell" style:parent-style-name="Default">
      <style:table-cell-properties fo:background-color="#00ae00" fo:border="0.06pt solid #000000"/>
    </style:style>
    <style:style style:name="ce139" style:family="table-cell" style:parent-style-name="Default">
      <style:table-cell-properties fo:background-color="#ff8080"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ff9966" fo:border="0.06pt solid #000000"/>
    </style:style>
    <style:style style:name="ce142" style:family="table-cell" style:parent-style-name="Default">
      <style:table-cell-properties fo:background-color="#9966cc" fo:border="0.06pt solid #000000"/>
    </style:style>
    <style:style style:name="ce14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#e6e6ff" fo:border="0.06pt solid #000000"/>
    </style:style>
    <style:style style:name="ce145" style:family="table-cell" style:parent-style-name="Default">
      <style:table-cell-properties fo:background-color="#e6e6ff" fo:border="0.99pt solid #000000"/>
    </style:style>
    <style:style style:name="ce146" style:family="table-cell" style:parent-style-name="Default">
      <style:table-cell-properties fo:background-color="#c2d2f9" fo:border="0.06pt solid #000000"/>
    </style:style>
    <style:style style:name="ce165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166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5" style:family="table-cell" style:parent-style-name="Default">
      <style:table-cell-properties fo:background-color="transparent" fo:border="0.74pt solid #000000" style:shrink-to-fit="true"/>
    </style:style>
    <style:style style:name="ce6" style:family="table-cell" style:parent-style-name="Default">
      <style:table-cell-properties fo:background-color="#00dcff" fo:border="0.74pt solid #000000" style:shrink-to-fit="true"/>
    </style:style>
    <style:style style:name="ce7" style:family="table-cell" style:parent-style-name="Default">
      <style:table-cell-properties fo:background-color="#c5000b" fo:border="0.74pt solid #000000" style:shrink-to-fit="true"/>
    </style:style>
    <style:style style:name="ce8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11" style:family="table-cell" style:parent-style-name="Default">
      <style:table-cell-properties fo:border="0.74pt solid #000000" style:shrink-to-fit="true"/>
      <style:text-properties style:use-window-font-color="true"/>
    </style:style>
    <style:style style:name="ce12" style:family="table-cell" style:parent-style-name="Default">
      <style:table-cell-properties style:shrink-to-fit="true"/>
    </style:style>
    <style:style style:name="ce13" style:family="table-cell" style:parent-style-name="Default">
      <style:table-cell-properties style:shrink-to-fit="true"/>
      <style:text-properties fo:font-weight="bold" style:font-weight-asian="bold" style:font-weight-complex="bold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16" style:family="table-cell" style:parent-style-name="Default">
      <style:table-cell-properties style:shrink-to-fit="true"/>
      <style:text-properties fo:font-style="italic" style:font-style-asian="italic" style:font-style-complex="italic"/>
    </style:style>
    <style:style style:name="ce183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19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1" style:family="table-cell" style:parent-style-name="Default">
      <style:table-cell-properties style:vertical-align="middle"/>
    </style:style>
    <style:style style:name="ce22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ff" fo:border="0.74pt solid #000000" style:shrink-to-fit="true"/>
    </style:style>
    <style:style style:name="ce24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 style:shrink-to-fit="true"/>
    </style:style>
    <style:style style:name="ce2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28" style:family="table-cell" style:parent-style-name="Default">
      <style:table-cell-properties fo:background-color="transparent" style:shrink-to-fit="tru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fo:background-color="transparent" style:shrink-to-fit="true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4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36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38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0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42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44" style:family="table-cell" style:parent-style-name="Default">
      <style:table-cell-properties fo:background-color="#ffffff" style:text-align-source="fix" style:repeat-content="false" style:shrink-to-fit="false" style:vertical-align="middle"/>
      <style:paragraph-properties fo:text-align="center" fo:margin-left="0mm"/>
    </style:style>
    <style:style style:name="ce45" style:family="table-cell" style:parent-style-name="Default">
      <style:table-cell-properties fo:background-color="transparent" style:shrink-to-fit="false"/>
    </style:style>
    <style:style style:name="ce46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47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a6fda6" fo:border="0.74pt solid #000000" style:shrink-to-fit="true"/>
    </style:style>
    <style:style style:name="ce49" style:family="table-cell" style:parent-style-name="Default">
      <style:table-cell-properties fo:background-color="#ffcc99" fo:border="0.74pt solid #000000" style:shrink-to-fit="true"/>
    </style:style>
    <style:style style:name="ce221" style:family="table-cell" style:parent-style-name="Default">
      <style:table-cell-properties fo:border="0.06pt solid #000000"/>
    </style:style>
    <style:style style:name="ce222" style:family="table-cell" style:parent-style-name="Default">
      <style:table-cell-properties fo:background-color="#ffffcc" fo:border="0.06pt solid #000000"/>
    </style:style>
    <style:style style:name="ce223" style:family="table-cell" style:parent-style-name="Default">
      <style:table-cell-properties fo:background-color="#00ff00" fo:border="0.06pt solid #000000"/>
    </style:style>
    <style:style style:name="ce224" style:family="table-cell" style:parent-style-name="Default">
      <style:table-cell-properties fo:background-color="transparent" fo:border="0.06pt solid #000000"/>
    </style:style>
    <style:style style:name="ce54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56" style:family="table-cell" style:parent-style-name="Default">
      <style:table-cell-properties style:shrink-to-fit="true"/>
      <style:map style:condition="cell-content()=&quot;Cancels&quot;" style:apply-style-name="Red_20_bg" style:base-cell-address="Inputs.D35"/>
      <style:map style:condition="cell-content()=&quot;Follows&quot;" style:apply-style-name="Light_20_orange_20_bg" style:base-cell-address="Inputs.D35"/>
      <style:map style:condition="cell-content()=&quot;Buffers&quot;" style:apply-style-name="Yellow_20_bg" style:base-cell-address="Inputs.D35"/>
      <style:map style:condition="cell-content()=&quot;Mutual&quot;" style:apply-style-name="Light_20_blue_20_bg" style:base-cell-address="Inputs.D35"/>
      <style:map style:condition="cell-content()=&quot;Special&quot;" style:apply-style-name="Green_20_bg" style:base-cell-address="Inputs.D35"/>
      <style:map style:condition="cell-content()=&quot;Prereq&quot;" style:apply-style-name="Blue_20_bg" style:base-cell-address="Inputs.D35"/>
      <style:map style:condition="cell-content()=&quot;Impossible?&quot;" style:apply-style-name="Light_20_gray_20_bg" style:base-cell-address="Inputs.D35"/>
      <style:map style:condition="cell-content()=&quot;§§§&quot;" style:apply-style-name="Dark_20_gray_20_bg" style:base-cell-address="Inputs.D35"/>
      <style:map style:condition="cell-content()=&quot;???&quot;" style:apply-style-name="Purple_20_bg" style:base-cell-address="Inputs.D35"/>
      <style:map style:condition="cell-content()=&quot;No effect&quot;" style:apply-style-name="Light_20_gray_20_bg" style:base-cell-address="Inputs.D35"/>
    </style:style>
    <style:style style:name="ce57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235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60" style:family="table-cell" style:parent-style-name="Default">
      <style:table-cell-properties style:shrink-to-fit="true"/>
      <style:map style:condition="cell-content()=&quot;Cancels&quot;" style:apply-style-name="Red_20_bg" style:base-cell-address="Inputs.E16"/>
      <style:map style:condition="cell-content()=&quot;Follows&quot;" style:apply-style-name="Light_20_orange_20_bg" style:base-cell-address="Inputs.E16"/>
      <style:map style:condition="cell-content()=&quot;Buffers&quot;" style:apply-style-name="Yellow_20_bg" style:base-cell-address="Inputs.E16"/>
      <style:map style:condition="cell-content()=&quot;Mutual&quot;" style:apply-style-name="Light_20_blue_20_bg" style:base-cell-address="Inputs.E16"/>
      <style:map style:condition="cell-content()=&quot;Special&quot;" style:apply-style-name="Green_20_bg" style:base-cell-address="Inputs.E16"/>
      <style:map style:condition="cell-content()=&quot;Prereq&quot;" style:apply-style-name="Blue_20_bg" style:base-cell-address="Inputs.E16"/>
      <style:map style:condition="cell-content()=&quot;Impossible?&quot;" style:apply-style-name="Light_20_gray_20_bg" style:base-cell-address="Inputs.E16"/>
      <style:map style:condition="cell-content()=&quot;§§§&quot;" style:apply-style-name="Dark_20_gray_20_bg" style:base-cell-address="Inputs.E16"/>
      <style:map style:condition="cell-content()=&quot;???&quot;" style:apply-style-name="Purple_20_bg" style:base-cell-address="Inputs.E16"/>
      <style:map style:condition="cell-content()=&quot;No effect&quot;" style:apply-style-name="Light_20_gray_20_bg" style:base-cell-address="Inputs.E16"/>
    </style:style>
    <style:style style:name="ce61" style:family="table-cell" style:parent-style-name="Default">
      <style:table-cell-properties style:shrink-to-fit="true"/>
      <style:map style:condition="cell-content()=&quot;Cancels&quot;" style:apply-style-name="Red_20_bg" style:base-cell-address="Inputs.E17"/>
      <style:map style:condition="cell-content()=&quot;Follows&quot;" style:apply-style-name="Light_20_orange_20_bg" style:base-cell-address="Inputs.E17"/>
      <style:map style:condition="cell-content()=&quot;Buffers&quot;" style:apply-style-name="Yellow_20_bg" style:base-cell-address="Inputs.E17"/>
      <style:map style:condition="cell-content()=&quot;Mutual&quot;" style:apply-style-name="Light_20_blue_20_bg" style:base-cell-address="Inputs.E17"/>
      <style:map style:condition="cell-content()=&quot;Special&quot;" style:apply-style-name="Green_20_bg" style:base-cell-address="Inputs.E17"/>
      <style:map style:condition="cell-content()=&quot;Prereq&quot;" style:apply-style-name="Blue_20_bg" style:base-cell-address="Inputs.E17"/>
      <style:map style:condition="cell-content()=&quot;Impossible?&quot;" style:apply-style-name="Light_20_gray_20_bg" style:base-cell-address="Inputs.E17"/>
      <style:map style:condition="cell-content()=&quot;§§§&quot;" style:apply-style-name="Dark_20_gray_20_bg" style:base-cell-address="Inputs.E17"/>
      <style:map style:condition="cell-content()=&quot;???&quot;" style:apply-style-name="Purple_20_bg" style:base-cell-address="Inputs.E17"/>
      <style:map style:condition="cell-content()=&quot;No effect&quot;" style:apply-style-name="Light_20_gray_20_bg" style:base-cell-address="Inputs.E17"/>
    </style:style>
    <style:style style:name="ce62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63" style:family="table-cell" style:parent-style-name="Default">
      <style:table-cell-properties style:shrink-to-fit="true"/>
      <style:map style:condition="cell-content()=&quot;Cancels&quot;" style:apply-style-name="Red_20_bg" style:base-cell-address="Inputs.D2"/>
      <style:map style:condition="cell-content()=&quot;Follows&quot;" style:apply-style-name="Light_20_orange_20_bg" style:base-cell-address="Inputs.D2"/>
      <style:map style:condition="cell-content()=&quot;Buffers&quot;" style:apply-style-name="Yellow_20_bg" style:base-cell-address="Inputs.D2"/>
      <style:map style:condition="cell-content()=&quot;Mutual&quot;" style:apply-style-name="Light_20_blue_20_bg" style:base-cell-address="Inputs.D2"/>
      <style:map style:condition="cell-content()=&quot;Special&quot;" style:apply-style-name="Green_20_bg" style:base-cell-address="Inputs.D2"/>
      <style:map style:condition="cell-content()=&quot;Prereq&quot;" style:apply-style-name="Blue_20_bg" style:base-cell-address="Inputs.D2"/>
      <style:map style:condition="cell-content()=&quot;Impossible?&quot;" style:apply-style-name="Light_20_gray_20_bg" style:base-cell-address="Inputs.D2"/>
      <style:map style:condition="cell-content()=&quot;§§§&quot;" style:apply-style-name="Dark_20_gray_20_bg" style:base-cell-address="Inputs.D2"/>
      <style:map style:condition="cell-content()=&quot;???&quot;" style:apply-style-name="Purple_20_bg" style:base-cell-address="Inputs.D2"/>
      <style:map style:condition="cell-content()=&quot;No effect&quot;" style:apply-style-name="Light_20_gray_20_bg" style:base-cell-address="Inputs.D2"/>
    </style:style>
    <style:style style:name="ce64" style:family="table-cell" style:parent-style-name="Default">
      <style:table-cell-properties style:shrink-to-fit="true"/>
      <style:map style:condition="cell-content()=&quot;Cancels&quot;" style:apply-style-name="Red_20_bg" style:base-cell-address="Inputs.D67"/>
      <style:map style:condition="cell-content()=&quot;Follows&quot;" style:apply-style-name="Light_20_orange_20_bg" style:base-cell-address="Inputs.D67"/>
      <style:map style:condition="cell-content()=&quot;Buffers&quot;" style:apply-style-name="Yellow_20_bg" style:base-cell-address="Inputs.D67"/>
      <style:map style:condition="cell-content()=&quot;Mutual&quot;" style:apply-style-name="Light_20_blue_20_bg" style:base-cell-address="Inputs.D67"/>
      <style:map style:condition="cell-content()=&quot;Special&quot;" style:apply-style-name="Green_20_bg" style:base-cell-address="Inputs.D67"/>
      <style:map style:condition="cell-content()=&quot;Prereq&quot;" style:apply-style-name="Blue_20_bg" style:base-cell-address="Inputs.D67"/>
      <style:map style:condition="cell-content()=&quot;Impossible?&quot;" style:apply-style-name="Light_20_gray_20_bg" style:base-cell-address="Inputs.D67"/>
      <style:map style:condition="cell-content()=&quot;§§§&quot;" style:apply-style-name="Dark_20_gray_20_bg" style:base-cell-address="Inputs.D67"/>
      <style:map style:condition="cell-content()=&quot;???&quot;" style:apply-style-name="Purple_20_bg" style:base-cell-address="Inputs.D67"/>
      <style:map style:condition="cell-content()=&quot;No effect&quot;" style:apply-style-name="Light_20_gray_20_bg" style:base-cell-address="Inputs.D67"/>
    </style:style>
    <style:style style:name="ce242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66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67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245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0" style:family="table-cell" style:parent-style-name="Default">
      <style:table-cell-properties style:shrink-to-fit="true"/>
      <style:map style:condition="cell-content()=&quot;Cancels&quot;" style:apply-style-name="Red_20_bg" style:base-cell-address="'Details (Default)'.H27"/>
      <style:map style:condition="cell-content()=&quot;Follows&quot;" style:apply-style-name="Light_20_orange_20_bg" style:base-cell-address="'Details (Default)'.H27"/>
      <style:map style:condition="cell-content()=&quot;Buffers&quot;" style:apply-style-name="Yellow_20_bg" style:base-cell-address="'Details (Default)'.H27"/>
      <style:map style:condition="cell-content()=&quot;Mutual&quot;" style:apply-style-name="Light_20_blue_20_bg" style:base-cell-address="'Details (Default)'.H27"/>
      <style:map style:condition="cell-content()=&quot;Special&quot;" style:apply-style-name="Green_20_bg" style:base-cell-address="'Details (Default)'.H27"/>
      <style:map style:condition="cell-content()=&quot;Prereq&quot;" style:apply-style-name="Blue_20_bg" style:base-cell-address="'Details (Default)'.H27"/>
      <style:map style:condition="cell-content()=&quot;Impossible?&quot;" style:apply-style-name="Light_20_gray_20_bg" style:base-cell-address="'Details (Default)'.H27"/>
      <style:map style:condition="cell-content()=&quot;§§§&quot;" style:apply-style-name="Dark_20_gray_20_bg" style:base-cell-address="'Details (Default)'.H27"/>
      <style:map style:condition="cell-content()=&quot;???&quot;" style:apply-style-name="Purple_20_bg" style:base-cell-address="'Details (Default)'.H27"/>
      <style:map style:condition="cell-content()=&quot;No effect&quot;" style:apply-style-name="Light_20_gray_20_bg" style:base-cell-address="'Details (Default)'.H27"/>
    </style:style>
    <style:style style:name="ce7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3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6" style:family="table-cell" style:parent-style-name="Default">
      <style:table-cell-properties style:shrink-to-fit="true"/>
      <style:map style:condition="cell-content()=&quot;Cancels&quot;" style:apply-style-name="Red_20_bg" style:base-cell-address="Inputs.J24"/>
      <style:map style:condition="cell-content()=&quot;Follows&quot;" style:apply-style-name="Light_20_orange_20_bg" style:base-cell-address="Inputs.J24"/>
      <style:map style:condition="cell-content()=&quot;Buffers&quot;" style:apply-style-name="Yellow_20_bg" style:base-cell-address="Inputs.J24"/>
      <style:map style:condition="cell-content()=&quot;Mutual&quot;" style:apply-style-name="Light_20_blue_20_bg" style:base-cell-address="Inputs.J24"/>
      <style:map style:condition="cell-content()=&quot;Special&quot;" style:apply-style-name="Green_20_bg" style:base-cell-address="Inputs.J24"/>
      <style:map style:condition="cell-content()=&quot;Prereq&quot;" style:apply-style-name="Blue_20_bg" style:base-cell-address="Inputs.J24"/>
      <style:map style:condition="cell-content()=&quot;Impossible?&quot;" style:apply-style-name="Light_20_gray_20_bg" style:base-cell-address="Inputs.J24"/>
      <style:map style:condition="cell-content()=&quot;§§§&quot;" style:apply-style-name="Dark_20_gray_20_bg" style:base-cell-address="Inputs.J24"/>
      <style:map style:condition="cell-content()=&quot;???&quot;" style:apply-style-name="Purple_20_bg" style:base-cell-address="Inputs.J24"/>
      <style:map style:condition="cell-content()=&quot;No effect&quot;" style:apply-style-name="Light_20_gray_20_bg" style:base-cell-address="Inputs.J24"/>
    </style:style>
    <style:style style:name="ce77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78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7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1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2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3" style:family="table-cell" style:parent-style-name="Default">
      <style:table-cell-properties style:shrink-to-fit="true"/>
      <style:map style:condition="cell-content()=&quot;Cancels&quot;" style:apply-style-name="Red_20_bg" style:base-cell-address="Inputs.M24"/>
      <style:map style:condition="cell-content()=&quot;Follows&quot;" style:apply-style-name="Light_20_orange_20_bg" style:base-cell-address="Inputs.M24"/>
      <style:map style:condition="cell-content()=&quot;Buffers&quot;" style:apply-style-name="Yellow_20_bg" style:base-cell-address="Inputs.M24"/>
      <style:map style:condition="cell-content()=&quot;Mutual&quot;" style:apply-style-name="Light_20_blue_20_bg" style:base-cell-address="Inputs.M24"/>
      <style:map style:condition="cell-content()=&quot;Special&quot;" style:apply-style-name="Green_20_bg" style:base-cell-address="Inputs.M24"/>
      <style:map style:condition="cell-content()=&quot;Prereq&quot;" style:apply-style-name="Blue_20_bg" style:base-cell-address="Inputs.M24"/>
      <style:map style:condition="cell-content()=&quot;Impossible?&quot;" style:apply-style-name="Light_20_gray_20_bg" style:base-cell-address="Inputs.M24"/>
      <style:map style:condition="cell-content()=&quot;§§§&quot;" style:apply-style-name="Dark_20_gray_20_bg" style:base-cell-address="Inputs.M24"/>
      <style:map style:condition="cell-content()=&quot;???&quot;" style:apply-style-name="Purple_20_bg" style:base-cell-address="Inputs.M24"/>
      <style:map style:condition="cell-content()=&quot;No effect&quot;" style:apply-style-name="Light_20_gray_20_bg" style:base-cell-address="Inputs.M24"/>
    </style:style>
    <style:style style:name="ce84" style:family="table-cell" style:parent-style-name="Res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5" style:family="table-cell" style:parent-style-name="Heading1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8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8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89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0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4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5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6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7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98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9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01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2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03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4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282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0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08" style:family="table-cell" style:parent-style-name="Default">
      <style:table-cell-properties style:shrink-to-fit="true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09" style:family="table-cell" style:parent-style-name="Default"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10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4"/>
      <style:map style:condition="cell-content()=&quot;Follows&quot;" style:apply-style-name="Light_20_orange_20_bg" style:base-cell-address="Inputs.V4"/>
      <style:map style:condition="cell-content()=&quot;Buffers&quot;" style:apply-style-name="Yellow_20_bg" style:base-cell-address="Inputs.V4"/>
      <style:map style:condition="cell-content()=&quot;Mutual&quot;" style:apply-style-name="Light_20_blue_20_bg" style:base-cell-address="Inputs.V4"/>
      <style:map style:condition="cell-content()=&quot;Special&quot;" style:apply-style-name="Green_20_bg" style:base-cell-address="Inputs.V4"/>
      <style:map style:condition="cell-content()=&quot;Prereq&quot;" style:apply-style-name="Blue_20_bg" style:base-cell-address="Inputs.V4"/>
      <style:map style:condition="cell-content()=&quot;Impossible?&quot;" style:apply-style-name="Light_20_gray_20_bg" style:base-cell-address="Inputs.V4"/>
      <style:map style:condition="cell-content()=&quot;§§§&quot;" style:apply-style-name="Dark_20_gray_20_bg" style:base-cell-address="Inputs.V4"/>
      <style:map style:condition="cell-content()=&quot;???&quot;" style:apply-style-name="Purple_20_bg" style:base-cell-address="Inputs.V4"/>
      <style:map style:condition="cell-content()=&quot;No effect&quot;" style:apply-style-name="Light_20_gray_20_bg" style:base-cell-address="Inputs.V4"/>
    </style:style>
    <style:style style:name="ce111" style:family="table-cell" style:parent-style-name="Default"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3" style:family="table-cell" style:parent-style-name="Default"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V67"/>
      <style:map style:condition="cell-content()=&quot;Follows&quot;" style:apply-style-name="Light_20_orange_20_bg" style:base-cell-address="Inputs.V67"/>
      <style:map style:condition="cell-content()=&quot;Buffers&quot;" style:apply-style-name="Yellow_20_bg" style:base-cell-address="Inputs.V67"/>
      <style:map style:condition="cell-content()=&quot;Mutual&quot;" style:apply-style-name="Light_20_blue_20_bg" style:base-cell-address="Inputs.V67"/>
      <style:map style:condition="cell-content()=&quot;Special&quot;" style:apply-style-name="Green_20_bg" style:base-cell-address="Inputs.V67"/>
      <style:map style:condition="cell-content()=&quot;Prereq&quot;" style:apply-style-name="Blue_20_bg" style:base-cell-address="Inputs.V67"/>
      <style:map style:condition="cell-content()=&quot;Impossible?&quot;" style:apply-style-name="Light_20_gray_20_bg" style:base-cell-address="Inputs.V67"/>
      <style:map style:condition="cell-content()=&quot;§§§&quot;" style:apply-style-name="Dark_20_gray_20_bg" style:base-cell-address="Inputs.V67"/>
      <style:map style:condition="cell-content()=&quot;???&quot;" style:apply-style-name="Purple_20_bg" style:base-cell-address="Inputs.V67"/>
      <style:map style:condition="cell-content()=&quot;No effect&quot;" style:apply-style-name="Light_20_gray_20_bg" style:base-cell-address="Inputs.V67"/>
    </style:style>
    <style:style style:name="ce115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6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7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8" style:family="table-cell" style:parent-style-name="Default"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19" style:family="table-cell" style:parent-style-name="Default">
      <style:table-cell-properties style:shrink-to-fit="true"/>
      <style:map style:condition="cell-content()=&quot;Cancels&quot;" style:apply-style-name="Red_20_bg" style:base-cell-address="Inputs.S2"/>
      <style:map style:condition="cell-content()=&quot;Follows&quot;" style:apply-style-name="Light_20_orange_20_bg" style:base-cell-address="Inputs.S2"/>
      <style:map style:condition="cell-content()=&quot;Buffers&quot;" style:apply-style-name="Yellow_20_bg" style:base-cell-address="Inputs.S2"/>
      <style:map style:condition="cell-content()=&quot;Mutual&quot;" style:apply-style-name="Light_20_blue_20_bg" style:base-cell-address="Inputs.S2"/>
      <style:map style:condition="cell-content()=&quot;Special&quot;" style:apply-style-name="Green_20_bg" style:base-cell-address="Inputs.S2"/>
      <style:map style:condition="cell-content()=&quot;Prereq&quot;" style:apply-style-name="Blue_20_bg" style:base-cell-address="Inputs.S2"/>
      <style:map style:condition="cell-content()=&quot;Impossible?&quot;" style:apply-style-name="Light_20_gray_20_bg" style:base-cell-address="Inputs.S2"/>
      <style:map style:condition="cell-content()=&quot;§§§&quot;" style:apply-style-name="Dark_20_gray_20_bg" style:base-cell-address="Inputs.S2"/>
      <style:map style:condition="cell-content()=&quot;???&quot;" style:apply-style-name="Purple_20_bg" style:base-cell-address="Inputs.S2"/>
      <style:map style:condition="cell-content()=&quot;No effect&quot;" style:apply-style-name="Light_20_gray_20_bg" style:base-cell-address="Inputs.S2"/>
    </style:style>
    <style:style style:name="ce120" style:family="table-cell" style:parent-style-name="Default">
      <style:table-cell-properties style:shrink-to-fit="true"/>
      <style:map style:condition="cell-content()=&quot;Cancels&quot;" style:apply-style-name="Red_20_bg" style:base-cell-address="Inputs.S67"/>
      <style:map style:condition="cell-content()=&quot;Follows&quot;" style:apply-style-name="Light_20_orange_20_bg" style:base-cell-address="Inputs.S67"/>
      <style:map style:condition="cell-content()=&quot;Buffers&quot;" style:apply-style-name="Yellow_20_bg" style:base-cell-address="Inputs.S67"/>
      <style:map style:condition="cell-content()=&quot;Mutual&quot;" style:apply-style-name="Light_20_blue_20_bg" style:base-cell-address="Inputs.S67"/>
      <style:map style:condition="cell-content()=&quot;Special&quot;" style:apply-style-name="Green_20_bg" style:base-cell-address="Inputs.S67"/>
      <style:map style:condition="cell-content()=&quot;Prereq&quot;" style:apply-style-name="Blue_20_bg" style:base-cell-address="Inputs.S67"/>
      <style:map style:condition="cell-content()=&quot;Impossible?&quot;" style:apply-style-name="Light_20_gray_20_bg" style:base-cell-address="Inputs.S67"/>
      <style:map style:condition="cell-content()=&quot;§§§&quot;" style:apply-style-name="Dark_20_gray_20_bg" style:base-cell-address="Inputs.S67"/>
      <style:map style:condition="cell-content()=&quot;???&quot;" style:apply-style-name="Purple_20_bg" style:base-cell-address="Inputs.S67"/>
      <style:map style:condition="cell-content()=&quot;No effect&quot;" style:apply-style-name="Light_20_gray_20_bg" style:base-cell-address="Inputs.S67"/>
    </style:style>
    <style:style style:name="ce121" style:family="table-cell" style:parent-style-name="Default">
      <style:table-cell-properties style:shrink-to-fit="true"/>
      <style:map style:condition="cell-content()=&quot;Cancels&quot;" style:apply-style-name="Red_20_bg" style:base-cell-address="Inputs.G2"/>
      <style:map style:condition="cell-content()=&quot;Follows&quot;" style:apply-style-name="Light_20_orange_20_bg" style:base-cell-address="Inputs.G2"/>
      <style:map style:condition="cell-content()=&quot;Buffers&quot;" style:apply-style-name="Yellow_20_bg" style:base-cell-address="Inputs.G2"/>
      <style:map style:condition="cell-content()=&quot;Mutual&quot;" style:apply-style-name="Light_20_blue_20_bg" style:base-cell-address="Inputs.G2"/>
      <style:map style:condition="cell-content()=&quot;Special&quot;" style:apply-style-name="Green_20_bg" style:base-cell-address="Inputs.G2"/>
      <style:map style:condition="cell-content()=&quot;Prereq&quot;" style:apply-style-name="Blue_20_bg" style:base-cell-address="Inputs.G2"/>
      <style:map style:condition="cell-content()=&quot;Impossible?&quot;" style:apply-style-name="Light_20_gray_20_bg" style:base-cell-address="Inputs.G2"/>
      <style:map style:condition="cell-content()=&quot;§§§&quot;" style:apply-style-name="Dark_20_gray_20_bg" style:base-cell-address="Inputs.G2"/>
      <style:map style:condition="cell-content()=&quot;???&quot;" style:apply-style-name="Purple_20_bg" style:base-cell-address="Inputs.G2"/>
      <style:map style:condition="cell-content()=&quot;No effect&quot;" style:apply-style-name="Light_20_gray_20_bg" style:base-cell-address="Inputs.G2"/>
    </style:style>
    <style:style style:name="ce122" style:family="table-cell" style:parent-style-name="Default">
      <style:table-cell-properties style:shrink-to-fit="true"/>
      <style:map style:condition="cell-content()=&quot;Cancels&quot;" style:apply-style-name="Red_20_bg" style:base-cell-address="Inputs.G67"/>
      <style:map style:condition="cell-content()=&quot;Follows&quot;" style:apply-style-name="Light_20_orange_20_bg" style:base-cell-address="Inputs.G67"/>
      <style:map style:condition="cell-content()=&quot;Buffers&quot;" style:apply-style-name="Yellow_20_bg" style:base-cell-address="Inputs.G67"/>
      <style:map style:condition="cell-content()=&quot;Mutual&quot;" style:apply-style-name="Light_20_blue_20_bg" style:base-cell-address="Inputs.G67"/>
      <style:map style:condition="cell-content()=&quot;Special&quot;" style:apply-style-name="Green_20_bg" style:base-cell-address="Inputs.G67"/>
      <style:map style:condition="cell-content()=&quot;Prereq&quot;" style:apply-style-name="Blue_20_bg" style:base-cell-address="Inputs.G67"/>
      <style:map style:condition="cell-content()=&quot;Impossible?&quot;" style:apply-style-name="Light_20_gray_20_bg" style:base-cell-address="Inputs.G67"/>
      <style:map style:condition="cell-content()=&quot;§§§&quot;" style:apply-style-name="Dark_20_gray_20_bg" style:base-cell-address="Inputs.G67"/>
      <style:map style:condition="cell-content()=&quot;???&quot;" style:apply-style-name="Purple_20_bg" style:base-cell-address="Inputs.G67"/>
      <style:map style:condition="cell-content()=&quot;No effect&quot;" style:apply-style-name="Light_20_gray_20_bg" style:base-cell-address="Inputs.G67"/>
    </style:style>
    <style:style style:name="ce300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30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0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0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27" style:family="table-cell" style:parent-style-name="Default">
      <style:table-cell-properties fo:background-color="#ffcc99" fo:border="0.06pt solid #000000"/>
    </style:style>
    <style:style style:name="ce305" style:family="table-cell" style:parent-style-name="Default">
      <style:table-cell-properties fo:background-color="#99ccff" fo:border="0.06pt solid #000000"/>
    </style:style>
    <style:style style:name="ce129" style:family="table-cell" style:parent-style-name="Default">
      <style:table-cell-properties fo:background-color="#ccffff" fo:border="0.06pt solid #000000"/>
    </style:style>
    <style:style style:name="ce307" style:family="table-cell" style:parent-style-name="Default">
      <style:table-cell-properties fo:background-color="#e6e6e6" fo:border="0.06pt solid #000000"/>
    </style:style>
    <style:style style:name="ce131" style:family="table-cell" style:parent-style-name="Default">
      <style:table-cell-properties fo:background-color="#a6fda6" fo:border="0.06pt solid #000000"/>
    </style:style>
    <style:style style:name="ce132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3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="none"/>
    </style:style>
    <style:style style:name="ce313" style:family="table-cell" style:parent-style-name="Default">
      <style:table-cell-properties fo:background-color="#cccccc" fo:border="0.06pt solid #000000"/>
    </style:style>
    <style:style style:name="ce314" style:family="table-cell" style:parent-style-name="Default">
      <style:table-cell-properties fo:background-color="#0000ff" fo:border="0.06pt solid #000000"/>
    </style:style>
    <style:style style:name="ce315" style:family="table-cell" style:parent-style-name="Default">
      <style:table-cell-properties fo:background-color="#00ae00" fo:border="0.06pt solid #000000"/>
    </style:style>
    <style:style style:name="ce316" style:family="table-cell" style:parent-style-name="Default">
      <style:table-cell-properties fo:background-color="#ff8080" fo:border="0.06pt solid #000000"/>
    </style:style>
    <style:style style:name="ce317" style:family="table-cell" style:parent-style-name="Default">
      <style:table-cell-properties fo:background-color="#ffff00" fo:border="0.06pt solid #000000"/>
    </style:style>
    <style:style style:name="ce318" style:family="table-cell" style:parent-style-name="Default">
      <style:table-cell-properties fo:background-color="#ff9966" fo:border="0.06pt solid #000000"/>
    </style:style>
    <style:style style:name="ce319" style:family="table-cell" style:parent-style-name="Default">
      <style:table-cell-properties fo:background-color="#9966cc" fo:border="0.06pt solid #000000"/>
    </style:style>
    <style:style style:name="ce32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e6e6ff" fo:border="0.06pt solid #000000"/>
    </style:style>
    <style:style style:name="ce322" style:family="table-cell" style:parent-style-name="Default">
      <style:table-cell-properties fo:background-color="#e6e6ff" fo:border="0.99pt solid #000000"/>
    </style:style>
    <style:style style:name="ce323" style:family="table-cell" style:parent-style-name="Default">
      <style:table-cell-properties fo:background-color="#c2d2f9" fo:border="0.06pt solid #000000"/>
    </style:style>
    <style:style style:name="ce324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2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2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35"/>
      <style:map style:condition="cell-content()=&quot;Follows&quot;" style:apply-style-name="Light_20_orange_20_bg" style:base-cell-address="'Modifier List (Old)'.D35"/>
      <style:map style:condition="cell-content()=&quot;Buffers&quot;" style:apply-style-name="Yellow_20_bg" style:base-cell-address="'Modifier List (Old)'.D35"/>
      <style:map style:condition="cell-content()=&quot;Mutual&quot;" style:apply-style-name="Light_20_blue_20_bg" style:base-cell-address="'Modifier List (Old)'.D35"/>
      <style:map style:condition="cell-content()=&quot;Special&quot;" style:apply-style-name="Green_20_bg" style:base-cell-address="'Modifier List (Old)'.D35"/>
      <style:map style:condition="cell-content()=&quot;Prereq&quot;" style:apply-style-name="Blue_20_bg" style:base-cell-address="'Modifier List (Old)'.D35"/>
      <style:map style:condition="cell-content()=&quot;Impossible?&quot;" style:apply-style-name="Light_20_gray_20_bg" style:base-cell-address="'Modifier List (Old)'.D35"/>
      <style:map style:condition="cell-content()=&quot;§§§&quot;" style:apply-style-name="Dark_20_gray_20_bg" style:base-cell-address="'Modifier List (Old)'.D35"/>
      <style:map style:condition="cell-content()=&quot;???&quot;" style:apply-style-name="Purple_20_bg" style:base-cell-address="'Modifier List (Old)'.D35"/>
      <style:map style:condition="cell-content()=&quot;No effect&quot;" style:apply-style-name="Light_20_gray_20_bg" style:base-cell-address="'Modifier List (Old)'.D35"/>
    </style:style>
    <style:style style:name="ce32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2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2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6"/>
      <style:map style:condition="cell-content()=&quot;Follows&quot;" style:apply-style-name="Light_20_orange_20_bg" style:base-cell-address="'Modifier List (Old)'.E16"/>
      <style:map style:condition="cell-content()=&quot;Buffers&quot;" style:apply-style-name="Yellow_20_bg" style:base-cell-address="'Modifier List (Old)'.E16"/>
      <style:map style:condition="cell-content()=&quot;Mutual&quot;" style:apply-style-name="Light_20_blue_20_bg" style:base-cell-address="'Modifier List (Old)'.E16"/>
      <style:map style:condition="cell-content()=&quot;Special&quot;" style:apply-style-name="Green_20_bg" style:base-cell-address="'Modifier List (Old)'.E16"/>
      <style:map style:condition="cell-content()=&quot;Prereq&quot;" style:apply-style-name="Blue_20_bg" style:base-cell-address="'Modifier List (Old)'.E16"/>
      <style:map style:condition="cell-content()=&quot;Impossible?&quot;" style:apply-style-name="Light_20_gray_20_bg" style:base-cell-address="'Modifier List (Old)'.E16"/>
      <style:map style:condition="cell-content()=&quot;§§§&quot;" style:apply-style-name="Dark_20_gray_20_bg" style:base-cell-address="'Modifier List (Old)'.E16"/>
      <style:map style:condition="cell-content()=&quot;???&quot;" style:apply-style-name="Purple_20_bg" style:base-cell-address="'Modifier List (Old)'.E16"/>
      <style:map style:condition="cell-content()=&quot;No effect&quot;" style:apply-style-name="Light_20_gray_20_bg" style:base-cell-address="'Modifier List (Old)'.E16"/>
    </style:style>
    <style:style style:name="ce33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E17"/>
      <style:map style:condition="cell-content()=&quot;Follows&quot;" style:apply-style-name="Light_20_orange_20_bg" style:base-cell-address="'Modifier List (Old)'.E17"/>
      <style:map style:condition="cell-content()=&quot;Buffers&quot;" style:apply-style-name="Yellow_20_bg" style:base-cell-address="'Modifier List (Old)'.E17"/>
      <style:map style:condition="cell-content()=&quot;Mutual&quot;" style:apply-style-name="Light_20_blue_20_bg" style:base-cell-address="'Modifier List (Old)'.E17"/>
      <style:map style:condition="cell-content()=&quot;Special&quot;" style:apply-style-name="Green_20_bg" style:base-cell-address="'Modifier List (Old)'.E17"/>
      <style:map style:condition="cell-content()=&quot;Prereq&quot;" style:apply-style-name="Blue_20_bg" style:base-cell-address="'Modifier List (Old)'.E17"/>
      <style:map style:condition="cell-content()=&quot;Impossible?&quot;" style:apply-style-name="Light_20_gray_20_bg" style:base-cell-address="'Modifier List (Old)'.E17"/>
      <style:map style:condition="cell-content()=&quot;§§§&quot;" style:apply-style-name="Dark_20_gray_20_bg" style:base-cell-address="'Modifier List (Old)'.E17"/>
      <style:map style:condition="cell-content()=&quot;???&quot;" style:apply-style-name="Purple_20_bg" style:base-cell-address="'Modifier List (Old)'.E17"/>
      <style:map style:condition="cell-content()=&quot;No effect&quot;" style:apply-style-name="Light_20_gray_20_bg" style:base-cell-address="'Modifier List (Old)'.E17"/>
    </style:style>
    <style:style style:name="ce33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3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2"/>
      <style:map style:condition="cell-content()=&quot;Follows&quot;" style:apply-style-name="Light_20_orange_20_bg" style:base-cell-address="'Modifier List (Old)'.D2"/>
      <style:map style:condition="cell-content()=&quot;Buffers&quot;" style:apply-style-name="Yellow_20_bg" style:base-cell-address="'Modifier List (Old)'.D2"/>
      <style:map style:condition="cell-content()=&quot;Mutual&quot;" style:apply-style-name="Light_20_blue_20_bg" style:base-cell-address="'Modifier List (Old)'.D2"/>
      <style:map style:condition="cell-content()=&quot;Special&quot;" style:apply-style-name="Green_20_bg" style:base-cell-address="'Modifier List (Old)'.D2"/>
      <style:map style:condition="cell-content()=&quot;Prereq&quot;" style:apply-style-name="Blue_20_bg" style:base-cell-address="'Modifier List (Old)'.D2"/>
      <style:map style:condition="cell-content()=&quot;Impossible?&quot;" style:apply-style-name="Light_20_gray_20_bg" style:base-cell-address="'Modifier List (Old)'.D2"/>
      <style:map style:condition="cell-content()=&quot;§§§&quot;" style:apply-style-name="Dark_20_gray_20_bg" style:base-cell-address="'Modifier List (Old)'.D2"/>
      <style:map style:condition="cell-content()=&quot;???&quot;" style:apply-style-name="Purple_20_bg" style:base-cell-address="'Modifier List (Old)'.D2"/>
      <style:map style:condition="cell-content()=&quot;No effect&quot;" style:apply-style-name="Light_20_gray_20_bg" style:base-cell-address="'Modifier List (Old)'.D2"/>
    </style:style>
    <style:style style:name="ce33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D67"/>
      <style:map style:condition="cell-content()=&quot;Follows&quot;" style:apply-style-name="Light_20_orange_20_bg" style:base-cell-address="'Modifier List (Old)'.D67"/>
      <style:map style:condition="cell-content()=&quot;Buffers&quot;" style:apply-style-name="Yellow_20_bg" style:base-cell-address="'Modifier List (Old)'.D67"/>
      <style:map style:condition="cell-content()=&quot;Mutual&quot;" style:apply-style-name="Light_20_blue_20_bg" style:base-cell-address="'Modifier List (Old)'.D67"/>
      <style:map style:condition="cell-content()=&quot;Special&quot;" style:apply-style-name="Green_20_bg" style:base-cell-address="'Modifier List (Old)'.D67"/>
      <style:map style:condition="cell-content()=&quot;Prereq&quot;" style:apply-style-name="Blue_20_bg" style:base-cell-address="'Modifier List (Old)'.D67"/>
      <style:map style:condition="cell-content()=&quot;Impossible?&quot;" style:apply-style-name="Light_20_gray_20_bg" style:base-cell-address="'Modifier List (Old)'.D67"/>
      <style:map style:condition="cell-content()=&quot;§§§&quot;" style:apply-style-name="Dark_20_gray_20_bg" style:base-cell-address="'Modifier List (Old)'.D67"/>
      <style:map style:condition="cell-content()=&quot;???&quot;" style:apply-style-name="Purple_20_bg" style:base-cell-address="'Modifier List (Old)'.D67"/>
      <style:map style:condition="cell-content()=&quot;No effect&quot;" style:apply-style-name="Light_20_gray_20_bg" style:base-cell-address="'Modifier List (Old)'.D67"/>
    </style:style>
    <style:style style:name="ce33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3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3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4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4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J24"/>
      <style:map style:condition="cell-content()=&quot;Follows&quot;" style:apply-style-name="Light_20_orange_20_bg" style:base-cell-address="'Modifier List (Old)'.J24"/>
      <style:map style:condition="cell-content()=&quot;Buffers&quot;" style:apply-style-name="Yellow_20_bg" style:base-cell-address="'Modifier List (Old)'.J24"/>
      <style:map style:condition="cell-content()=&quot;Mutual&quot;" style:apply-style-name="Light_20_blue_20_bg" style:base-cell-address="'Modifier List (Old)'.J24"/>
      <style:map style:condition="cell-content()=&quot;Special&quot;" style:apply-style-name="Green_20_bg" style:base-cell-address="'Modifier List (Old)'.J24"/>
      <style:map style:condition="cell-content()=&quot;Prereq&quot;" style:apply-style-name="Blue_20_bg" style:base-cell-address="'Modifier List (Old)'.J24"/>
      <style:map style:condition="cell-content()=&quot;Impossible?&quot;" style:apply-style-name="Light_20_gray_20_bg" style:base-cell-address="'Modifier List (Old)'.J24"/>
      <style:map style:condition="cell-content()=&quot;§§§&quot;" style:apply-style-name="Dark_20_gray_20_bg" style:base-cell-address="'Modifier List (Old)'.J24"/>
      <style:map style:condition="cell-content()=&quot;???&quot;" style:apply-style-name="Purple_20_bg" style:base-cell-address="'Modifier List (Old)'.J24"/>
      <style:map style:condition="cell-content()=&quot;No effect&quot;" style:apply-style-name="Light_20_gray_20_bg" style:base-cell-address="'Modifier List (Old)'.J24"/>
    </style:style>
    <style:style style:name="ce34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4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4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4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4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4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4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M24"/>
      <style:map style:condition="cell-content()=&quot;Follows&quot;" style:apply-style-name="Light_20_orange_20_bg" style:base-cell-address="'Modifier List (Old)'.M24"/>
      <style:map style:condition="cell-content()=&quot;Buffers&quot;" style:apply-style-name="Yellow_20_bg" style:base-cell-address="'Modifier List (Old)'.M24"/>
      <style:map style:condition="cell-content()=&quot;Mutual&quot;" style:apply-style-name="Light_20_blue_20_bg" style:base-cell-address="'Modifier List (Old)'.M24"/>
      <style:map style:condition="cell-content()=&quot;Special&quot;" style:apply-style-name="Green_20_bg" style:base-cell-address="'Modifier List (Old)'.M24"/>
      <style:map style:condition="cell-content()=&quot;Prereq&quot;" style:apply-style-name="Blue_20_bg" style:base-cell-address="'Modifier List (Old)'.M24"/>
      <style:map style:condition="cell-content()=&quot;Impossible?&quot;" style:apply-style-name="Light_20_gray_20_bg" style:base-cell-address="'Modifier List (Old)'.M24"/>
      <style:map style:condition="cell-content()=&quot;§§§&quot;" style:apply-style-name="Dark_20_gray_20_bg" style:base-cell-address="'Modifier List (Old)'.M24"/>
      <style:map style:condition="cell-content()=&quot;???&quot;" style:apply-style-name="Purple_20_bg" style:base-cell-address="'Modifier List (Old)'.M24"/>
      <style:map style:condition="cell-content()=&quot;No effect&quot;" style:apply-style-name="Light_20_gray_20_bg" style:base-cell-address="'Modifier List (Old)'.M24"/>
    </style:style>
    <style:style style:name="ce34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5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1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5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4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5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5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59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6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6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36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6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6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65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66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67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6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69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70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71" style:family="table-cell" style:parent-style-name="Default"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72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4"/>
      <style:map style:condition="cell-content()=&quot;Follows&quot;" style:apply-style-name="Light_20_orange_20_bg" style:base-cell-address="'Modifier List (Old)'.V4"/>
      <style:map style:condition="cell-content()=&quot;Buffers&quot;" style:apply-style-name="Yellow_20_bg" style:base-cell-address="'Modifier List (Old)'.V4"/>
      <style:map style:condition="cell-content()=&quot;Mutual&quot;" style:apply-style-name="Light_20_blue_20_bg" style:base-cell-address="'Modifier List (Old)'.V4"/>
      <style:map style:condition="cell-content()=&quot;Special&quot;" style:apply-style-name="Green_20_bg" style:base-cell-address="'Modifier List (Old)'.V4"/>
      <style:map style:condition="cell-content()=&quot;Prereq&quot;" style:apply-style-name="Blue_20_bg" style:base-cell-address="'Modifier List (Old)'.V4"/>
      <style:map style:condition="cell-content()=&quot;Impossible?&quot;" style:apply-style-name="Light_20_gray_20_bg" style:base-cell-address="'Modifier List (Old)'.V4"/>
      <style:map style:condition="cell-content()=&quot;§§§&quot;" style:apply-style-name="Dark_20_gray_20_bg" style:base-cell-address="'Modifier List (Old)'.V4"/>
      <style:map style:condition="cell-content()=&quot;???&quot;" style:apply-style-name="Purple_20_bg" style:base-cell-address="'Modifier List (Old)'.V4"/>
      <style:map style:condition="cell-content()=&quot;No effect&quot;" style:apply-style-name="Light_20_gray_20_bg" style:base-cell-address="'Modifier List (Old)'.V4"/>
    </style:style>
    <style:style style:name="ce373" style:family="table-cell" style:parent-style-name="Default"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7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75" style:family="table-cell" style:parent-style-name="Default"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7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V67"/>
      <style:map style:condition="cell-content()=&quot;Follows&quot;" style:apply-style-name="Light_20_orange_20_bg" style:base-cell-address="'Modifier List (Old)'.V67"/>
      <style:map style:condition="cell-content()=&quot;Buffers&quot;" style:apply-style-name="Yellow_20_bg" style:base-cell-address="'Modifier List (Old)'.V67"/>
      <style:map style:condition="cell-content()=&quot;Mutual&quot;" style:apply-style-name="Light_20_blue_20_bg" style:base-cell-address="'Modifier List (Old)'.V67"/>
      <style:map style:condition="cell-content()=&quot;Special&quot;" style:apply-style-name="Green_20_bg" style:base-cell-address="'Modifier List (Old)'.V67"/>
      <style:map style:condition="cell-content()=&quot;Prereq&quot;" style:apply-style-name="Blue_20_bg" style:base-cell-address="'Modifier List (Old)'.V67"/>
      <style:map style:condition="cell-content()=&quot;Impossible?&quot;" style:apply-style-name="Light_20_gray_20_bg" style:base-cell-address="'Modifier List (Old)'.V67"/>
      <style:map style:condition="cell-content()=&quot;§§§&quot;" style:apply-style-name="Dark_20_gray_20_bg" style:base-cell-address="'Modifier List (Old)'.V67"/>
      <style:map style:condition="cell-content()=&quot;???&quot;" style:apply-style-name="Purple_20_bg" style:base-cell-address="'Modifier List (Old)'.V67"/>
      <style:map style:condition="cell-content()=&quot;No effect&quot;" style:apply-style-name="Light_20_gray_20_bg" style:base-cell-address="'Modifier List (Old)'.V67"/>
    </style:style>
    <style:style style:name="ce377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78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79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80" style:family="table-cell" style:parent-style-name="Default"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81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2"/>
      <style:map style:condition="cell-content()=&quot;Follows&quot;" style:apply-style-name="Light_20_orange_20_bg" style:base-cell-address="'Modifier List (Old)'.S2"/>
      <style:map style:condition="cell-content()=&quot;Buffers&quot;" style:apply-style-name="Yellow_20_bg" style:base-cell-address="'Modifier List (Old)'.S2"/>
      <style:map style:condition="cell-content()=&quot;Mutual&quot;" style:apply-style-name="Light_20_blue_20_bg" style:base-cell-address="'Modifier List (Old)'.S2"/>
      <style:map style:condition="cell-content()=&quot;Special&quot;" style:apply-style-name="Green_20_bg" style:base-cell-address="'Modifier List (Old)'.S2"/>
      <style:map style:condition="cell-content()=&quot;Prereq&quot;" style:apply-style-name="Blue_20_bg" style:base-cell-address="'Modifier List (Old)'.S2"/>
      <style:map style:condition="cell-content()=&quot;Impossible?&quot;" style:apply-style-name="Light_20_gray_20_bg" style:base-cell-address="'Modifier List (Old)'.S2"/>
      <style:map style:condition="cell-content()=&quot;§§§&quot;" style:apply-style-name="Dark_20_gray_20_bg" style:base-cell-address="'Modifier List (Old)'.S2"/>
      <style:map style:condition="cell-content()=&quot;???&quot;" style:apply-style-name="Purple_20_bg" style:base-cell-address="'Modifier List (Old)'.S2"/>
      <style:map style:condition="cell-content()=&quot;No effect&quot;" style:apply-style-name="Light_20_gray_20_bg" style:base-cell-address="'Modifier List (Old)'.S2"/>
    </style:style>
    <style:style style:name="ce382" style:family="table-cell" style:parent-style-name="Default">
      <style:table-cell-properties style:shrink-to-fit="true"/>
      <style:map style:condition="cell-content()=&quot;Cancels&quot;" style:apply-style-name="Red_20_bg" style:base-cell-address="'Modifier List (Old)'.S67"/>
      <style:map style:condition="cell-content()=&quot;Follows&quot;" style:apply-style-name="Light_20_orange_20_bg" style:base-cell-address="'Modifier List (Old)'.S67"/>
      <style:map style:condition="cell-content()=&quot;Buffers&quot;" style:apply-style-name="Yellow_20_bg" style:base-cell-address="'Modifier List (Old)'.S67"/>
      <style:map style:condition="cell-content()=&quot;Mutual&quot;" style:apply-style-name="Light_20_blue_20_bg" style:base-cell-address="'Modifier List (Old)'.S67"/>
      <style:map style:condition="cell-content()=&quot;Special&quot;" style:apply-style-name="Green_20_bg" style:base-cell-address="'Modifier List (Old)'.S67"/>
      <style:map style:condition="cell-content()=&quot;Prereq&quot;" style:apply-style-name="Blue_20_bg" style:base-cell-address="'Modifier List (Old)'.S67"/>
      <style:map style:condition="cell-content()=&quot;Impossible?&quot;" style:apply-style-name="Light_20_gray_20_bg" style:base-cell-address="'Modifier List (Old)'.S67"/>
      <style:map style:condition="cell-content()=&quot;§§§&quot;" style:apply-style-name="Dark_20_gray_20_bg" style:base-cell-address="'Modifier List (Old)'.S67"/>
      <style:map style:condition="cell-content()=&quot;???&quot;" style:apply-style-name="Purple_20_bg" style:base-cell-address="'Modifier List (Old)'.S67"/>
      <style:map style:condition="cell-content()=&quot;No effect&quot;" style:apply-style-name="Light_20_gray_20_bg" style:base-cell-address="'Modifier List (Old)'.S67"/>
    </style:style>
    <style:style style:name="ce383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2"/>
      <style:map style:condition="cell-content()=&quot;Follows&quot;" style:apply-style-name="Light_20_orange_20_bg" style:base-cell-address="'Modifier List (Old)'.G2"/>
      <style:map style:condition="cell-content()=&quot;Buffers&quot;" style:apply-style-name="Yellow_20_bg" style:base-cell-address="'Modifier List (Old)'.G2"/>
      <style:map style:condition="cell-content()=&quot;Mutual&quot;" style:apply-style-name="Light_20_blue_20_bg" style:base-cell-address="'Modifier List (Old)'.G2"/>
      <style:map style:condition="cell-content()=&quot;Special&quot;" style:apply-style-name="Green_20_bg" style:base-cell-address="'Modifier List (Old)'.G2"/>
      <style:map style:condition="cell-content()=&quot;Prereq&quot;" style:apply-style-name="Blue_20_bg" style:base-cell-address="'Modifier List (Old)'.G2"/>
      <style:map style:condition="cell-content()=&quot;Impossible?&quot;" style:apply-style-name="Light_20_gray_20_bg" style:base-cell-address="'Modifier List (Old)'.G2"/>
      <style:map style:condition="cell-content()=&quot;§§§&quot;" style:apply-style-name="Dark_20_gray_20_bg" style:base-cell-address="'Modifier List (Old)'.G2"/>
      <style:map style:condition="cell-content()=&quot;???&quot;" style:apply-style-name="Purple_20_bg" style:base-cell-address="'Modifier List (Old)'.G2"/>
      <style:map style:condition="cell-content()=&quot;No effect&quot;" style:apply-style-name="Light_20_gray_20_bg" style:base-cell-address="'Modifier List (Old)'.G2"/>
    </style:style>
    <style:style style:name="ce384" style:family="table-cell" style:parent-style-name="Default">
      <style:table-cell-properties style:shrink-to-fit="true"/>
      <style:map style:condition="cell-content()=&quot;Cancels&quot;" style:apply-style-name="Red_20_bg" style:base-cell-address="'Modifier List (Old)'.G67"/>
      <style:map style:condition="cell-content()=&quot;Follows&quot;" style:apply-style-name="Light_20_orange_20_bg" style:base-cell-address="'Modifier List (Old)'.G67"/>
      <style:map style:condition="cell-content()=&quot;Buffers&quot;" style:apply-style-name="Yellow_20_bg" style:base-cell-address="'Modifier List (Old)'.G67"/>
      <style:map style:condition="cell-content()=&quot;Mutual&quot;" style:apply-style-name="Light_20_blue_20_bg" style:base-cell-address="'Modifier List (Old)'.G67"/>
      <style:map style:condition="cell-content()=&quot;Special&quot;" style:apply-style-name="Green_20_bg" style:base-cell-address="'Modifier List (Old)'.G67"/>
      <style:map style:condition="cell-content()=&quot;Prereq&quot;" style:apply-style-name="Blue_20_bg" style:base-cell-address="'Modifier List (Old)'.G67"/>
      <style:map style:condition="cell-content()=&quot;Impossible?&quot;" style:apply-style-name="Light_20_gray_20_bg" style:base-cell-address="'Modifier List (Old)'.G67"/>
      <style:map style:condition="cell-content()=&quot;§§§&quot;" style:apply-style-name="Dark_20_gray_20_bg" style:base-cell-address="'Modifier List (Old)'.G67"/>
      <style:map style:condition="cell-content()=&quot;???&quot;" style:apply-style-name="Purple_20_bg" style:base-cell-address="'Modifier List (Old)'.G67"/>
      <style:map style:condition="cell-content()=&quot;No effect&quot;" style:apply-style-name="Light_20_gray_20_bg" style:base-cell-address="'Modifier List (Old)'.G67"/>
    </style:style>
    <style:style style:name="ce208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87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388" style:family="table-cell" style:parent-style-name="Default">
      <style:table-cell-properties fo:background-color="#c2d2f9" fo:border="0.06pt solid #000000" style:shrink-to-fit="false"/>
      <style:text-properties fo:font-weight="bold" style:font-weight-asian="bold" style:font-weight-complex="bold"/>
    </style:style>
    <style:style style:name="ce389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90" style:family="table-cell" style:parent-style-name="Default">
      <style:table-cell-properties fo:background-color="#c2d2f9" style:text-align-source="fix" style:repeat-content="false" fo:border="0.06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1" style:family="table-cell" style:parent-style-name="Default">
      <style:table-cell-properties fo:background-color="#ffffff" style:text-align-source="fix" style:repeat-content="false" fo:border="0.06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392" style:family="table-cell" style:parent-style-name="Default">
      <style:table-cell-properties fo:background-color="transparent" fo:border="0.99pt dotted #000000" style:shrink-to-fit="true"/>
    </style:style>
    <style:style style:name="ce393" style:family="table-cell" style:parent-style-name="Default">
      <style:table-cell-properties fo:background-color="transparent" fo:border="0.99pt dotted #000000" style:shrink-to-fit="true"/>
      <style:text-properties fo:font-weight="bold" style:font-weight-asian="bold" style:font-weight-complex="bold"/>
    </style:style>
    <style:style style:name="ce394" style:family="table-cell" style:parent-style-name="Default">
      <style:table-cell-properties fo:background-color="transparent" fo:border="0.99pt dotted #000000"/>
    </style:style>
    <style:style style:name="ce395" style:family="table-cell" style:parent-style-name="Default">
      <style:table-cell-properties fo:background-color="transparent" fo:border="0.99pt dotted #000000"/>
      <style:text-properties fo:font-weight="bold" style:font-weight-asian="bold" style:font-weight-complex="bold"/>
    </style:style>
    <style:style style:name="ce396" style:family="table-cell" style:parent-style-name="Default">
      <style:table-cell-properties fo:background-color="transparent" fo:border="0.99pt dotted #000000"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397" style:family="table-cell" style:parent-style-name="Default">
      <style:table-cell-properties fo:background-color="transparent" fo:border="0.99pt dotted #000000" style:shrink-to-fit="true"/>
      <style:text-properties fo:font-style="italic" style:font-style-asian="italic" style:font-style-complex="italic"/>
    </style:style>
    <style:style style:name="ce398" style:family="table-cell" style:parent-style-name="Default">
      <style:table-cell-properties fo:background-color="transparent" fo:border="0.99pt dotted #000000"/>
      <style:text-properties fo:font-style="italic" style:font-style-asian="italic" style:font-style-complex="italic"/>
    </style:style>
    <style:style style:name="ce399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mm"/>
    </style:style>
    <style:style style:name="ce400" style:family="table-cell" style:parent-style-name="Default">
      <style:table-cell-properties fo:background-color="transparent" fo:border="0.06pt solid #000000" style:shrink-to-fit="false"/>
    </style:style>
    <style:style style:name="ce401" style:family="table-cell" style:parent-style-name="Default">
      <style:table-cell-properties fo:border="0.06pt solid #000000" style:shrink-to-fit="false"/>
    </style:style>
    <style:style style:name="ce402" style:family="table-cell" style:parent-style-name="Default">
      <style:table-cell-properties fo:border="0.99pt dotted #000000" style:shrink-to-fit="true"/>
    </style:style>
    <style:style style:name="ce403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mm"/>
    </style:style>
    <style:style style:name="ce404" style:family="table-cell" style:parent-style-name="Default">
      <style:table-cell-properties fo:border="0.99pt dotted #000000"/>
    </style:style>
    <style:style style:name="ce405" style:family="table-cell" style:parent-style-name="Default">
      <style:table-cell-properties fo:background-color="#d5e0fc"/>
    </style:style>
    <style:style style:name="ce21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1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09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1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2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3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4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8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19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2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5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6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8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29" style:family="table-cell" style:parent-style-name="Default"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230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ce427" style:family="table-cell" style:parent-style-name="Default">
      <style:table-cell-properties style:shrink-to-fit="true"/>
      <style:map style:condition="cell-content()=&quot;Cancels&quot;" style:apply-style-name="Red_20_bg" style:base-cell-address="'Master List'.A1"/>
      <style:map style:condition="cell-content()=&quot;Follows&quot;" style:apply-style-name="Light_20_orange_20_bg" style:base-cell-address="'Master List'.A1"/>
      <style:map style:condition="cell-content()=&quot;Buffers&quot;" style:apply-style-name="Yellow_20_bg" style:base-cell-address="'Master List'.A1"/>
      <style:map style:condition="cell-content()=&quot;Mutual&quot;" style:apply-style-name="Light_20_blue_20_bg" style:base-cell-address="'Master List'.A1"/>
      <style:map style:condition="cell-content()=&quot;Special&quot;" style:apply-style-name="Green_20_bg" style:base-cell-address="'Master List'.A1"/>
      <style:map style:condition="cell-content()=&quot;Prereq&quot;" style:apply-style-name="Blue_20_bg" style:base-cell-address="'Master List'.A1"/>
      <style:map style:condition="cell-content()=&quot;Impossible?&quot;" style:apply-style-name="Light_20_gray_20_bg" style:base-cell-address="'Master List'.A1"/>
      <style:map style:condition="cell-content()=&quot;§§§&quot;" style:apply-style-name="Dark_20_gray_20_bg" style:base-cell-address="'Master List'.A1"/>
      <style:map style:condition="cell-content()=&quot;???&quot;" style:apply-style-name="Purple_20_bg" style:base-cell-address="'Master List'.A1"/>
      <style:map style:condition="cell-content()=&quot;No effect&quot;" style:apply-style-name="Light_20_gray_20_bg" style:base-cell-address="'Master List'.A1"/>
    </style:style>
    <style:style style:name="gr1" style:family="graphic">
      <style:graphic-properties draw:textarea-vertical-align="middle" fo:background-color="#ffffff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fo:text-align="start"/>
      <style:text-properties fo:font-size="10pt" fo:font-weight="normal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List'.A2">
          <table:error-message table:message-type="stop" table:display="true"/>
        </table:content-validation>
        <table:content-validation table:name="val2" table:condition="of:cell-content-is-in-list([$Inputs.$A$2:$Inputs.$A$99])" table:allow-empty-cell="true" table:display-list="sort-ascending" table:base-cell-address="'Master List'.B1048548">
          <table:error-message table:message-type="stop" table:display="true"/>
        </table:content-validation>
        <table:content-validation table:name="val3" table:condition="of:cell-content-is-whole-number() and cell-content-is-between(0,100)" table:allow-empty-cell="true" table:base-cell-address="'Master List'.F2">
          <table:error-message table:message-type="stop" table:display="true"/>
        </table:content-validation>
        <table:content-validation table:name="val4" table:condition="of:cell-content-text-length()=0" table:allow-empty-cell="true" table:base-cell-address="'Master List'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5" table:condition="of:cell-content-is-decimal-number() and cell-content-is-between(0,99)" table:allow-empty-cell="true" table:base-cell-address="'Master List'.F2">
          <table:error-message table:message-type="stop" table:display="true">
            <text:p>Please enter an integer between 0 and 99.</text:p>
          </table:error-message>
        </table:content-validation>
        <table:content-validation table:name="val6" table:condition="of:cell-content-is-in-list([$Results.$A$2:$Results.$A$15])" table:allow-empty-cell="true" table:display-list="unsorted" table:base-cell-address="'Details (Default)'.B2"/>
        <table:content-validation table:name="val7" table:condition="of:cell-content-is-in-list([$'Overview (Old)'.$C$2:$'Overview (Old)'.$C$36])" table:allow-empty-cell="true" table:display-list="sort-ascending" table:base-cell-address="'Details (Default)'.B2"/>
        <table:content-validation table:name="val8" table:condition="of:cell-content-is-in-list([$'Modifier List (Old)'.$A$2:$'Modifier List (Old)'.$A$24])" table:allow-empty-cell="true" table:display-list="sort-ascending" table:base-cell-address="'Details (Default)'.C2"/>
        <table:content-validation table:name="val9" table:condition="of:cell-content-is-in-list([$Results.$A$2:$Results.$A$15])" table:allow-empty-cell="true" table:display-list="unsorted" table:base-cell-address="'Details (Default)'.D2"/>
        <table:content-validation table:name="val10" table:condition="of:cell-content-is-in-list([$'Overview (Old)'.$C$2:$'Overview (Old)'.$C$36])" table:allow-empty-cell="true" table:display-list="sort-ascending" table:base-cell-address="'Details (Default)'.E2"/>
        <table:content-validation table:name="val11" table:condition="of:cell-content-is-in-list([$'Modifier List (Old)'.$A$2:$'Modifier List (Old)'.$A$24])" table:allow-empty-cell="true" table:display-list="sort-ascending" table:base-cell-address="'Details (Default)'.F2"/>
        <table:content-validation table:name="val12" table:condition="of:cell-content-is-in-list([$Results.$A$2:$Results.$A$15])" table:allow-empty-cell="true" table:display-list="unsorted" table:base-cell-address="'Details (Default)'.G2"/>
        <table:content-validation table:name="val13" table:condition="of:cell-content-is-in-list([$'Overview (Old)'.$C$2:$'Overview (Old)'.$C$36])" table:allow-empty-cell="true" table:display-list="sort-ascending" table:base-cell-address="'Details (Default)'.H2"/>
        <table:content-validation table:name="val14" table:condition="of:cell-content-is-in-list([$'Modifier List (Old)'.$A$2:$'Modifier List (Old)'.$A$24])" table:allow-empty-cell="true" table:display-list="sort-ascending" table:base-cell-address="'Details (Default)'.I2"/>
        <table:content-validation table:name="val15" table:condition="of:cell-content-is-in-list([$Results.$A$2:$Results.$A$15])" table:allow-empty-cell="true" table:display-list="unsorted" table:base-cell-address="'Details (Default)'.J2"/>
        <table:content-validation table:name="val16" table:condition="of:cell-content-is-in-list([$'Overview (Old)'.$C$2:$'Overview (Old)'.$C$36])" table:allow-empty-cell="true" table:display-list="sort-ascending" table:base-cell-address="'Details (Default)'.K2"/>
        <table:content-validation table:name="val17" table:condition="of:cell-content-is-in-list([$'Modifier List (Old)'.$A$2:$'Modifier List (Old)'.$A$24])" table:allow-empty-cell="true" table:display-list="sort-ascending" table:base-cell-address="'Details (Default)'.L2"/>
        <table:content-validation table:name="val18" table:condition="of:cell-content-is-in-list([$Results.$A$2:$Results.$A$15])" table:allow-empty-cell="true" table:display-list="unsorted" table:base-cell-address="'Details (Default)'.M2"/>
        <table:content-validation table:name="val19" table:condition="of:cell-content-is-in-list([$'Overview (Old)'.$C$2:$'Overview (Old)'.$C$36])" table:allow-empty-cell="true" table:display-list="sort-ascending" table:base-cell-address="'Details (Default)'.N2"/>
        <table:content-validation table:name="val20" table:condition="of:cell-content-is-in-list([$'Modifier List (Old)'.$A$2:$'Modifier List (Old)'.$A$24])" table:allow-empty-cell="true" table:display-list="sort-ascending" table:base-cell-address="'Details (Default)'.O2"/>
        <table:content-validation table:name="val21" table:condition="of:cell-content-is-in-list([$Results.$A$2:$Results.$A$15])" table:allow-empty-cell="true" table:display-list="unsorted" table:base-cell-address="'Details (Default)'.P2"/>
        <table:content-validation table:name="val22" table:condition="of:cell-content-is-in-list([$'Overview (Old)'.$C$2:$'Overview (Old)'.$C$36])" table:allow-empty-cell="true" table:display-list="sort-ascending" table:base-cell-address="'Details (Default)'.Q2"/>
        <table:content-validation table:name="val23" table:condition="of:cell-content-is-in-list([$'Modifier List (Old)'.$A$2:$'Modifier List (Old)'.$A$24])" table:allow-empty-cell="true" table:display-list="sort-ascending" table:base-cell-address="'Details (Default)'.R2"/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masterListPushButton" form:control-implementation="ooo:com.sun.star.form.component.CommandButton" xml:id="control1" form:id="control1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8.44mm" svg:height="5.29mm" svg:x="122.44mm" svg:y="1.35mm" draw:control="control1"/>
        </table:shapes>
        <table:table-column table:style-name="co15" table:default-cell-style-name="ce167"/>
        <table:table-column table:style-name="co16" table:default-cell-style-name="ce167"/>
        <table:table-column table:style-name="co17" table:default-cell-style-name="ce3"/>
        <table:table-column table:style-name="co18" table:default-cell-style-name="ce3"/>
        <table:table-column table:style-name="co19" table:default-cell-style-name="ce10"/>
        <table:table-column table:style-name="co21" table:default-cell-style-name="ce3"/>
        <table:table-column table:style-name="co22" table:default-cell-style-name="ce3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11" table:number-columns-repeated="874" table:default-cell-style-name="ce12"/>
        <table:table-column table:style-name="co11" table:number-columns-repeated="140" table:default-cell-style-name="Default"/>
        <table:table-row table:style-name="ro3">
          <table:table-cell table:style-name="ce165" table:content-validation-name="val1" office:value-type="string" calcext:value-type="string">
            <text:p><text:s text:c="2"/>Generate / Refresh Overview:</text:p>
          </table:table-cell>
          <table:table-cell table:style-name="ce165" table:content-validation-name="val2"/>
          <table:table-cell table:style-name="ce4" office:value-type="string" calcext:value-type="string">
            <text:p>Default</text:p>
          </table:table-cell>
          <table:table-cell table:style-name="ce165"/>
          <table:table-cell table:style-name="ce8" table:content-validation-name="val3"/>
          <table:table-cell table:style-name="ce165" table:number-columns-repeated="4"/>
          <table:table-cell table:style-name="ce18"/>
          <table:table-cell table:style-name="ce19" table:number-columns-repeated="874"/>
          <table:table-cell table:style-name="ce21" table:number-columns-repeated="140"/>
        </table:table-row>
        <table:table-row table:style-name="ro2">
          <table:table-cell table:style-name="ce166" table:content-validation-name="val1" office:value-type="string" calcext:value-type="string">
            <text:p>View</text:p>
          </table:table-cell>
          <table:table-cell table:style-name="ce166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9" table:content-validation-name="val3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In-game 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table:content-validation-name="val3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table:content-validation-name="val3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A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Attack B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Frozen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1019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Minotaur (Stunned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Idle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number-columns-repeated="2"/>
          <table:table-cell table:style-name="ce13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Target</text:p>
          </table:table-cell>
          <table:table-cell table:content-validation-name="val2" office:value-type="string" calcext:value-type="string">
            <text:p>Target</text:p>
          </table:table-cell>
          <table:table-cell office:value-type="string" calcext:value-type="string">
            <text:p>Random Monster (Air)</text:p>
          </table:table-cell>
          <table:table-cell table:style-name="ce7"/>
          <table:table-cell table:content-validation-name="val3" office:value-type="float" office:value="2" calcext:value-type="float">
            <text:p>2</text:p>
          </table:table-cell>
          <table:table-cell table:style-name="ce11"/>
          <table:table-cell/>
          <table:table-cell table:style-name="Default"/>
          <table:table-cell table:number-columns-repeated="1016"/>
        </table:table-row>
        <table:table-row table:style-name="ro2" table:number-rows-repeated="10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80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6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5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83"/>
          <table:table-cell table:number-columns-repeated="1016"/>
        </table:table-row>
        <table:table-row table:style-name="ro2" table:number-rows-repeated="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ce183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1048514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number-columns-repeated="1019"/>
        </table:table-row>
      </table:table>
      <table:table table:name="Overview (Default)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2" form:id="control2" form:label="    Do it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          Refresh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refreshModifiers?language=Python&amp;location=share" xlink:type="simple"/>
              </office:event-listeners>
            </form:button>
          </form:form>
        </office:forms>
        <table:shapes>
          <draw:control draw:z-index="0" draw:text-style-name="P1" svg:width="18.54mm" svg:height="5.05mm" svg:x="107.68mm" svg:y="1.61mm" draw:control="control2"/>
          <draw:control draw:z-index="1" draw:text-style-name="P1" svg:width="33.7mm" svg:height="5.31mm" svg:x="1.92mm" svg:y="1.59mm" draw:control="control3"/>
        </table:shapes>
        <table:table-column table:style-name="co26" table:default-cell-style-name="ce167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29" table:default-cell-style-name="ce26"/>
        <table:table-column table:style-name="co30" table:default-cell-style-name="ce26"/>
        <table:table-column table:style-name="co31" table:default-cell-style-name="ce26"/>
        <table:table-column table:style-name="co32" table:default-cell-style-name="ce26"/>
        <table:table-column table:style-name="co20" table:default-cell-style-name="ce26"/>
        <table:table-column table:style-name="co33" table:default-cell-style-name="ce26"/>
        <table:table-column table:style-name="co31" table:default-cell-style-name="ce26"/>
        <table:table-column table:style-name="co34" table:default-cell-style-name="ce26"/>
        <table:table-column table:style-name="co35" table:default-cell-style-name="ce26"/>
        <table:table-column table:style-name="co40" table:number-columns-repeated="2" table:default-cell-style-name="ce26"/>
        <table:table-column table:style-name="co41" table:default-cell-style-name="ce26"/>
        <table:table-column table:style-name="co42" table:default-cell-style-name="ce26"/>
        <table:table-column table:style-name="co25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column table:style-name="co11" table:number-columns-repeated="127" table:default-cell-style-name="Default"/>
        <table:table-row table:style-name="ro3">
          <table:table-cell table:style-name="ce22" office:value-type="string" calcext:value-type="string">
            <text:p><text:s text:c="44"/>Generate / Refresh Details sheet:</text:p>
          </table:table-cell>
          <table:table-cell table:style-name="ce8"/>
          <table:table-cell table:style-name="ce22"/>
          <table:table-cell table:style-name="ce8" table:content-validation-name="val3"/>
          <table:table-cell table:style-name="ce8" table:number-columns-repeated="15"/>
          <table:table-cell table:style-name="ce44" table:number-columns-repeated="874"/>
          <table:table-cell table:style-name="ce46" table:number-columns-repeated="127"/>
        </table:table-row>
        <table:table-row table:style-name="ro2">
          <table:table-cell table:style-name="ce166" table:content-validation-name="val4" office:value-type="string" calcext:value-type="string">
            <text:p>Action Name</text:p>
          </table:table-cell>
          <table:table-cell table:style-name="ce9" office:value-type="string" calcext:value-type="string">
            <text:p>Hit</text:p>
          </table:table-cell>
          <table:table-cell table:style-name="ce9" office:value-type="string" calcext:value-type="string">
            <text:p>Frames</text:p>
          </table:table-cell>
          <table:table-cell table:style-name="ce9" table:content-validation-name="val5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166" office:value-type="string" calcext:value-type="string">
            <text:p>Notes 1</text:p>
          </table:table-cell>
          <table:table-cell table:style-name="ce166" office:value-type="string" calcext:value-type="string">
            <text:p>Notes 2</text:p>
          </table:table-cell>
          <table:table-cell table:style-name="ce166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  <table:table-cell table:number-columns-repeated="127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/>
          <table:table-cell table:style-name="ce27" office:value-type="string" calcext:value-type="string">
            <text:p>x</text:p>
          </table:table-cell>
          <table:table-cell table:style-name="ce27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office:value-type="string" calcext:value-type="string">
            <text:p>x</text:p>
          </table:table-cell>
          <table:table-cell table:style-name="ce27" table:number-columns-repeated="2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Swim</text:p>
          </table:table-cell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number-columns-repeated="1004"/>
        </table:table-row>
        <table:table-row table:style-name="ro2" table:number-rows-repeated="4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28"/>
          <table:table-cell table:number-columns-repeated="1014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0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2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1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3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29"/>
          <table:table-cell table:number-columns-repeated="1014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16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16"/>
        </table:table-row>
        <table:table-row table:style-name="ro2">
          <table:table-cell table:number-columns-repeated="3"/>
          <table:table-cell table:content-validation-name="val3"/>
          <table:table-cell table:number-columns-repeated="1016"/>
        </table:table-row>
      </table:table>
      <table:table table:name="Details (Default)" table:style-name="ta1">
        <table:table-column table:style-name="co43" table:default-cell-style-name="ce167"/>
        <table:table-column table:style-name="co44" table:default-cell-style-name="ce167"/>
        <table:table-column table:style-name="co45" table:default-cell-style-name="ce167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235" table:content-validation-name="val7" office:value-type="string" calcext:value-type="string">
            <text:p>&gt; Phase 0 result</text:p>
          </table:table-cell>
          <table:table-cell table:style-name="ce235" table:content-validation-name="val8"/>
          <table:table-cell table:style-name="ce242" table:content-validation-name="val9"/>
          <table:table-cell table:style-name="ce245" table:content-validation-name="val10" office:value-type="string" calcext:value-type="string">
            <text:p>&gt; Phase 1 result</text:p>
          </table:table-cell>
          <table:table-cell table:style-name="ce245" table:content-validation-name="val11"/>
          <table:table-cell table:style-name="ce242" table:content-validation-name="val12"/>
          <table:table-cell table:style-name="ce245" table:content-validation-name="val13" office:value-type="string" calcext:value-type="string">
            <text:p>&gt; Phase 2 result</text:p>
          </table:table-cell>
          <table:table-cell table:style-name="ce245" table:content-validation-name="val14"/>
          <table:table-cell table:style-name="ce242" table:content-validation-name="val15"/>
          <table:table-cell table:style-name="ce245" table:content-validation-name="val16" office:value-type="string" calcext:value-type="string">
            <text:p>&gt; Phase 3 result</text:p>
          </table:table-cell>
          <table:table-cell table:style-name="ce245" table:content-validation-name="val17"/>
          <table:table-cell table:style-name="ce242" table:content-validation-name="val18"/>
          <table:table-cell table:style-name="ce245" table:content-validation-name="val19" office:value-type="string" calcext:value-type="string">
            <text:p>&gt; Phase 4 result</text:p>
          </table:table-cell>
          <table:table-cell table:style-name="ce245" table:content-validation-name="val20"/>
          <table:table-cell table:style-name="ce242" table:content-validation-name="val21"/>
          <table:table-cell table:style-name="ce245" table:content-validation-name="val22" office:value-type="string" calcext:value-type="string">
            <text:p>&gt; Phase 5 result</text:p>
          </table:table-cell>
          <table:table-cell table:style-name="ce245" table:content-validation-name="val23"/>
          <table:table-cell table:style-name="ce282" table:content-validation-name="val1" office:value-type="string" calcext:value-type="string">
            <text:p>Notes 1</text:p>
          </table:table-cell>
          <table:table-cell table:style-name="ce282" office:value-type="string" calcext:value-type="string">
            <text:p>Notes 2</text:p>
          </table:table-cell>
          <table:table-cell table:style-name="ce28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221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Letting go of input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ove</text:p>
          </table:table-cell>
          <table:table-cell table:style-name="ce55" table:content-validation-name="val6" office:value-type="string" calcext:value-type="string">
            <text:p>Mutual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u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Specialties of this sheet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Forward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Lef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Righ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Back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oll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Roll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Weapon Switch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No effect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Switch animation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Jump (Result 1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Jump (Ground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Jump (Ground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Jump (Result 2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Idle (Airborne)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Idle (Airborne)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S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S) (Long)</text:p>
          </table:table-cell>
          <table:table-cell table:style-name="ce55" table:content-validation-name="val6" office:value-type="string" calcext:value-type="string">
            <text:p>Impossible?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s2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s2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T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T) (Long)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Buffers</text:p>
          </table:table-cell>
          <table:table-cell table:style-name="ce69" table:content-validation-name="val10" office:value-type="string" calcext:value-type="string">
            <text:p>Attack t1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Buffers</text:p>
          </table:table-cell>
          <table:table-cell table:style-name="ce87" table:content-validation-name="val16" office:value-type="string" calcext:value-type="string">
            <text:p>Attack t1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9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Grab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0" table:content-validation-name="val7" office:value-type="string" calcext:value-type="string">
            <text:p>Grab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Grab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Grab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Block</text:p>
          </table:table-cell>
          <table:table-cell table:style-name="ce55" table:content-validation-name="val6" office:value-type="string" calcext:value-type="string">
            <text:p>Cancels</text:p>
          </table:table-cell>
          <table:table-cell table:style-name="ce61" table:content-validation-name="val7" office:value-type="string" calcext:value-type="string">
            <text:p>Block</text:p>
          </table:table-cell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Block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Block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agic</text:p>
          </table:table-cell>
          <table:table-cell table:style-name="ce55" table:content-validation-name="val6" office:value-type="string" calcext:value-type="string">
            <text:p>Undecided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Magic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Cancels</text:p>
          </table:table-cell>
          <table:table-cell table:style-name="ce87" table:content-validation-name="val16" office:value-type="string" calcext:value-type="string">
            <text:p>Magic</text:p>
          </table:table-cell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7" table:content-validation-name="val1" office:value-type="string" calcext:value-type="string">
            <text:p>Different functions: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ag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Cancels</text:p>
          </table:table-cell>
          <table:table-cell table:style-name="ce69" table:content-validation-name="val10" office:value-type="string" calcext:value-type="string">
            <text:p>Rage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No effect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8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Pause</text:p>
          </table:table-cell>
          <table:table-cell table:style-name="ce55" table:content-validation-name="val6" office:value-type="string" calcext:value-type="string">
            <text:p>No effect</text:p>
          </table:table-cell>
          <table:table-cell table:style-name="ce59" table:content-validation-name="val7"/>
          <table:table-cell table:style-name="ce63" table:content-validation-name="val8"/>
          <table:table-cell table:style-name="ce66" table:content-validation-name="val9" office:value-type="string" calcext:value-type="string">
            <text:p>Mutual</text:p>
          </table:table-cell>
          <table:table-cell table:style-name="ce69" table:content-validation-name="val10"/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Mutual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 office:value-type="string" calcext:value-type="string">
            <text:p>§</text:p>
          </table:table-cell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Refresh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etry</text:p>
            </table:table-cell>
            <table:table-cell table:style-name="ce55" table:content-validation-name="val6" office:value-type="string" calcext:value-type="string">
              <text:p>Cancels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Cancels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Cancels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Blades</text:p>
            </table:table-cell>
            <table:table-cell table:style-name="ce55" table:content-validation-name="val6" office:value-type="string" calcext:value-type="string">
              <text:p>Mutual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Mutual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 office:value-type="string" calcext:value-type="string">
              <text:p>Mutual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Mutual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Head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Fall</text:p>
            </table:table-cell>
            <table:table-cell table:style-name="ce55" table:content-validation-name="val6" office:value-type="string" calcext:value-type="string">
              <text:p>Undecided</text:p>
            </table:table-cell>
            <table:table-cell table:style-name="ce59" table:content-validation-name="val7"/>
            <table:table-cell table:style-name="ce63" table:content-validation-name="val8"/>
            <table:table-cell table:style-name="ce66" table:content-validation-name="val9" office:value-type="string" calcext:value-type="string">
              <text:p>Impossible?</text:p>
            </table:table-cell>
            <table:table-cell table:style-name="ce69" table:content-validation-name="val10"/>
            <table:table-cell table:style-name="ce72" table:content-validation-name="val11"/>
            <table:table-cell table:style-name="ce76" table:content-validation-name="val12" office:value-type="string" calcext:value-type="string">
              <text:p>Impossible?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3" table:content-validation-name="val15" office:value-type="string" calcext:value-type="string">
              <text:p>Impossible?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Landing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ang From Ledg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3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Water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70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4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ope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5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0" table:content-validation-name="val1" office:value-type="string" calcext:value-type="string">
              <text:p>”Refresh columns”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Shimmy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Default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X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S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T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Default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O</text:p>
            </table:table-cell>
            <table:table-cell table:style-name="ce55" table:content-validation-name="val6"/>
            <table:table-cell table:style-name="ce59" table:content-validation-name="val7"/>
            <table:table-cell table:style-name="ce63" table:content-validation-name="val8"/>
            <table:table-cell table:style-name="ce66" table:content-validation-name="val9"/>
            <table:table-cell table:style-name="ce69" table:content-validation-name="val10"/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/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 office:value-type="string" calcext:value-type="string">
              <text:p>§</text:p>
            </table:table-cell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08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21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0" table:content-validation-name="val1" office:value-type="string" calcext:value-type="string">
            <text:p>”Generate inputs”.</text:p>
          </table:table-cell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ov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No effect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8" table:content-validation-name="val16"/>
          <table:table-cell table:style-name="ce91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Forward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Lef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Righ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Back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oll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Weapon Switch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Switch animation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Jump (Result 1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Jump (Ground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Jump (Result 2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Special</text:p>
          </table:table-cell>
          <table:table-cell table:style-name="ce78" table:content-validation-name="val13" office:value-type="string" calcext:value-type="string">
            <text:p>Idle (Airborne)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S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s2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S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T)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Buffers</text:p>
          </table:table-cell>
          <table:table-cell table:style-name="ce78" table:content-validation-name="val13" office:value-type="string" calcext:value-type="string">
            <text:p>Attack t1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T) (Long)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Grab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Grab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Block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Block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agic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Magic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ag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Cancels</text:p>
          </table:table-cell>
          <table:table-cell table:style-name="ce78" table:content-validation-name="val13" office:value-type="string" calcext:value-type="string">
            <text:p>Rage</text:p>
          </table:table-cell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Pause</text:p>
          </table:table-cell>
          <table:table-cell table:style-name="ce56" table:content-validation-name="val6"/>
          <table:table-cell table:style-name="ce59" table:content-validation-name="val7" office:value-type="string" calcext:value-type="string">
            <text:p>§</text:p>
          </table:table-cell>
          <table:table-cell table:style-name="ce63" table:content-validation-name="val8"/>
          <table:table-cell table:style-name="ce66" table:content-validation-name="val9"/>
          <table:table-cell table:style-name="ce69" table:content-validation-name="val10" office:value-type="string" calcext:value-type="string">
            <text:p>§</text:p>
          </table:table-cell>
          <table:table-cell table:style-name="ce72" table:content-validation-name="val11"/>
          <table:table-cell table:style-name="ce75" table:content-validation-name="val12" office:value-type="string" calcext:value-type="string">
            <text:p>Mutual</text:p>
          </table:table-cell>
          <table:table-cell table:style-name="ce78" table:content-validation-name="val13"/>
          <table:table-cell table:style-name="ce80" table:content-validation-name="val14"/>
          <table:table-cell table:style-name="ce82" table:content-validation-name="val15" office:value-type="string" calcext:value-type="string">
            <text:p>§</text:p>
          </table:table-cell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Retr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 office:value-type="string" calcext:value-type="string">
              <text:p>Cancels</text:p>
            </table:table-cell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Upgrade Blade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Upgrade Head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Fall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Landing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Hang From Ledg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Water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Rope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Shimmy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X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S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T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O</text:p>
            </table:table-cell>
            <table:table-cell table:style-name="ce56" table:content-validation-name="val6"/>
            <table:table-cell table:style-name="ce59" table:content-validation-name="val7" office:value-type="string" calcext:value-type="string">
              <text:p>§</text:p>
            </table:table-cell>
            <table:table-cell table:style-name="ce63" table:content-validation-name="val8"/>
            <table:table-cell table:style-name="ce66" table:content-validation-name="val9"/>
            <table:table-cell table:style-name="ce69" table:content-validation-name="val10" office:value-type="string" calcext:value-type="string">
              <text:p>§</text:p>
            </table:table-cell>
            <table:table-cell table:style-name="ce72" table:content-validation-name="val11"/>
            <table:table-cell table:style-name="ce75" table:content-validation-name="val12"/>
            <table:table-cell table:style-name="ce78" table:content-validation-name="val13"/>
            <table:table-cell table:style-name="ce80" table:content-validation-name="val14"/>
            <table:table-cell table:style-name="ce82" table:content-validation-name="val15" office:value-type="string" calcext:value-type="string">
              <text:p>§</text:p>
            </table:table-cell>
            <table:table-cell table:style-name="ce87" table:content-validation-name="val16"/>
            <table:table-cell table:style-name="ce90" table:content-validation-name="val17"/>
            <table:table-cell table:style-name="ce93" table:content-validation-name="val18"/>
            <table:table-cell table:style-name="ce95" table:content-validation-name="val19"/>
            <table:table-cell table:style-name="ce97" table:content-validation-name="val20"/>
            <table:table-cell table:style-name="ce99" table:content-validation-name="val21"/>
            <table:table-cell table:style-name="ce101" table:content-validation-name="val22"/>
            <table:table-cell table:style-name="ce103" table:content-validation-name="val23"/>
            <table:table-cell table:style-name="ce111" table:content-validation-name="val1"/>
            <table:table-cell table:style-name="ce119" table:number-columns-repeated="2"/>
            <table:table-cell table:style-name="ce121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21"/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Letting go of inpu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ov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No effect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u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u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Forward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Lef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Righ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nd print various input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Back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oll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Roll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Roll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Weapon Switch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Switch animation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Switch animation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Switch animation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Jump (Result 1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Jump (Ground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Jump (Ground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Jump (Ground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Generate variations”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Jump (Result 2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Idle (Airborne)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Idle (Airborne)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Idle (Airborne)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S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a single animation is selected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S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s2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s2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s2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T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T) (Long)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Buffers</text:p>
          </table:table-cell>
          <table:table-cell table:style-name="ce79" table:content-validation-name="val13" office:value-type="string" calcext:value-type="string">
            <text:p>Attack t1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Buffers</text:p>
          </table:table-cell>
          <table:table-cell table:style-name="ce89" table:content-validation-name="val16" office:value-type="string" calcext:value-type="string">
            <text:p>Attack t1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Buffers</text:p>
          </table:table-cell>
          <table:table-cell table:style-name="ce96" table:content-validation-name="val19" office:value-type="string" calcext:value-type="string">
            <text:p>Attack t1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4. generate rows according to the rules of Modifier Lis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Grab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Grab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Grab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Grab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Block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Block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Block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Block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agic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Magic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 office:value-type="string" calcext:value-type="string">
            <text:p>Magic</text:p>
          </table:table-cell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 office:value-type="string" calcext:value-type="string">
            <text:p>Magic</text:p>
          </table:table-cell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4" table:content-validation-name="val1" office:value-type="string" calcext:value-type="string">
            <text:p>”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a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 office:value-type="string" calcext:value-type="string">
            <text:p>Rage</text:p>
          </table:table-cell>
          <table:table-cell table:style-name="ce81" table:content-validation-name="val14"/>
          <table:table-cell table:style-name="ce86" table:content-validation-name="val15" office:value-type="string" calcext:value-type="string">
            <text:p>No effect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No effect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2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Paus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Mutual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Mutual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Mutual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1. delete existing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Retr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 office:value-type="string" calcext:value-type="string">
            <text:p>Cancels</text:p>
          </table:table-cell>
          <table:table-cell table:style-name="ce79" table:content-validation-name="val13"/>
          <table:table-cell table:style-name="ce81" table:content-validation-name="val14"/>
          <table:table-cell table:style-name="ce86" table:content-validation-name="val15" office:value-type="string" calcext:value-type="string">
            <text:p>Cancels</text:p>
          </table:table-cell>
          <table:table-cell table:style-name="ce89" table:content-validation-name="val16"/>
          <table:table-cell table:style-name="ce92" table:content-validation-name="val17"/>
          <table:table-cell table:style-name="ce94" table:content-validation-name="val18" office:value-type="string" calcext:value-type="string">
            <text:p>Cancels</text:p>
          </table:table-cell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3" table:content-validation-name="val1" office:value-type="string" calcext:value-type="string">
            <text:p>2. find new rules for conditional formatting from Reactions sheet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Upgrade Blade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3. apply new rules for conditional formatting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Upgrade Head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Fall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Landing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n animation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Hang From Ledg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Water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 office:value-type="string" calcext:value-type="string">
            <text:p>a combination of the above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Rope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Shimmy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X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7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S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6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T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 office:value-type="string" calcext:value-type="string">
            <text:p>§</text:p>
          </table:table-cell>
          <table:table-cell table:style-name="ce104" table:content-validation-name="val23"/>
          <table:table-cell table:style-name="ce115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O</text:p>
          </table:table-cell>
          <table:table-cell table:style-name="ce57" table:content-validation-name="val6"/>
          <table:table-cell table:style-name="ce62" table:content-validation-name="val7" office:value-type="string" calcext:value-type="string">
            <text:p>§</text:p>
          </table:table-cell>
          <table:table-cell table:style-name="ce64" table:content-validation-name="val8"/>
          <table:table-cell table:style-name="ce67" table:content-validation-name="val9"/>
          <table:table-cell table:style-name="ce71" table:content-validation-name="val10" office:value-type="string" calcext:value-type="string">
            <text:p>§</text:p>
          </table:table-cell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224"/>
          <table:table-cell table:style-name="ce57" table:content-validation-name="val6"/>
          <table:table-cell table:style-name="ce62" table:content-validation-name="val7"/>
          <table:table-cell table:style-name="ce64" table:content-validation-name="val8"/>
          <table:table-cell table:style-name="ce67" table:content-validation-name="val9"/>
          <table:table-cell table:style-name="ce71" table:content-validation-name="val10"/>
          <table:table-cell table:style-name="ce74" table:content-validation-name="val11"/>
          <table:table-cell table:style-name="ce77" table:content-validation-name="val12"/>
          <table:table-cell table:style-name="ce79" table:content-validation-name="val13"/>
          <table:table-cell table:style-name="ce81" table:content-validation-name="val14"/>
          <table:table-cell table:style-name="ce86" table:content-validation-name="val15"/>
          <table:table-cell table:style-name="ce89" table:content-validation-name="val16"/>
          <table:table-cell table:style-name="ce92" table:content-validation-name="val17"/>
          <table:table-cell table:style-name="ce94" table:content-validation-name="val18"/>
          <table:table-cell table:style-name="ce96" table:content-validation-name="val19"/>
          <table:table-cell table:style-name="ce98" table:content-validation-name="val20"/>
          <table:table-cell table:style-name="ce100" table:content-validation-name="val21"/>
          <table:table-cell table:style-name="ce102" table:content-validation-name="val22"/>
          <table:table-cell table:style-name="ce104" table:content-validation-name="val23"/>
          <table:table-cell table:style-name="ce118" table:content-validation-name="val1"/>
          <table:table-cell table:style-name="ce120" table:number-columns-repeated="2"/>
          <table:table-cell table:style-name="ce122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Letting go of input</text:p>
          </table:table-cell>
          <table:table-cell table:style-name="ce56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Move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Rush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Retry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Upgrade Blades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Upgrade Head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Prompt 1</text:p>
          </table:table-cell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Default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11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55" table:content-validation-name="val6"/>
          <table:table-cell table:style-name="ce59" table:content-validation-name="val7"/>
          <table:table-cell table:style-name="ce63" table:content-validation-name="val8"/>
          <table:table-cell table:style-name="ce66" table:content-validation-name="val9"/>
          <table:table-cell table:style-name="ce69" table:content-validation-name="val10"/>
          <table:table-cell table:style-name="ce72" table:content-validation-name="val11"/>
          <table:table-cell table:style-name="ce75" table:content-validation-name="val12"/>
          <table:table-cell table:style-name="ce78" table:content-validation-name="val13"/>
          <table:table-cell table:style-name="ce80" table:content-validation-name="val14"/>
          <table:table-cell table:style-name="ce82" table:content-validation-name="val15"/>
          <table:table-cell table:style-name="ce87" table:content-validation-name="val16"/>
          <table:table-cell table:style-name="ce90" table:content-validation-name="val17"/>
          <table:table-cell table:style-name="ce93" table:content-validation-name="val18"/>
          <table:table-cell table:style-name="ce95" table:content-validation-name="val19"/>
          <table:table-cell table:style-name="ce97" table:content-validation-name="val20"/>
          <table:table-cell table:style-name="ce99" table:content-validation-name="val21"/>
          <table:table-cell table:style-name="ce101" table:content-validation-name="val22"/>
          <table:table-cell table:style-name="ce103" table:content-validation-name="val23"/>
          <table:table-cell table:style-name="ce106" table:content-validation-name="val1"/>
          <table:table-cell table:style-name="ce119" table:number-columns-repeated="2"/>
          <table:table-cell table:style-name="ce121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Default)'.Y2:'Details (Default)'.AF66 'Details (Default)'.Y160:'Details (Default)'.AF2220 'Details (Default)'.Y110:'Details (Default)'.AF159 'Details (Default)'.Y99:'Details (Default)'.AF109 'Details (Default)'.G2:'Details (Default)'.R23 'Details (Default)'.G99:'Details (Default)'.R2220 'Details (Default)'.G24:'Details (Default)'.I24 'Details (Default)'.N24:'Details (Default)'.R24 'Details (Default)'.K24:'Details (Default)'.L24 'Details (Default)'.G25:'Details (Default)'.R26 'Details (Default)'.G30:'Details (Default)'.R66 'Details (Default)'.G27:'Details (Default)'.G27 'Details (Default)'.M27:'Details (Default)'.R29 'Details (Default)'.G28:'Details (Default)'.K29 'Details (Default)'.I27:'Details (Default)'.K27">
            <calcext:condition calcext:apply-style-name="Red bg" calcext:value="=&quot;Cancels&quot;" calcext:base-cell-address="Inputs.G2"/>
            <calcext:condition calcext:apply-style-name="Light orange bg" calcext:value="=&quot;Follows&quot;" calcext:base-cell-address="Inputs.G2"/>
            <calcext:condition calcext:apply-style-name="Yellow bg" calcext:value="=&quot;Buffers&quot;" calcext:base-cell-address="Inputs.G2"/>
            <calcext:condition calcext:apply-style-name="Light blue bg" calcext:value="=&quot;Mutual&quot;" calcext:base-cell-address="Inputs.G2"/>
            <calcext:condition calcext:apply-style-name="Green bg" calcext:value="=&quot;Special&quot;" calcext:base-cell-address="Inputs.G2"/>
            <calcext:condition calcext:apply-style-name="Blue bg" calcext:value="=&quot;Prereq&quot;" calcext:base-cell-address="Inputs.G2"/>
            <calcext:condition calcext:apply-style-name="Light gray bg" calcext:value="=&quot;Impossible?&quot;" calcext:base-cell-address="Inputs.G2"/>
            <calcext:condition calcext:apply-style-name="Dark gray bg" calcext:value="=&quot;§§§&quot;" calcext:base-cell-address="Inputs.G2"/>
            <calcext:condition calcext:apply-style-name="Dark gray bg" calcext:value="contains-text(&quot;!!&quot;)" calcext:base-cell-address="Inputs.G2"/>
            <calcext:condition calcext:apply-style-name="Purple bg" calcext:value="=&quot;???&quot;" calcext:base-cell-address="Inputs.G2"/>
            <calcext:condition calcext:apply-style-name="Light gray bg" calcext:value="=&quot;No effect&quot;" calcext:base-cell-address="Inputs.G2"/>
          </calcext:conditional-format>
          <calcext:conditional-format calcext:target-range-address="'Details (Default)'.J24:'Details (Default)'.J24">
            <calcext:condition calcext:apply-style-name="Red bg" calcext:value="=&quot;Cancels&quot;" calcext:base-cell-address="Inputs.J24"/>
            <calcext:condition calcext:apply-style-name="Light orange bg" calcext:value="=&quot;Follows&quot;" calcext:base-cell-address="Inputs.J24"/>
            <calcext:condition calcext:apply-style-name="Yellow bg" calcext:value="=&quot;Buffers&quot;" calcext:base-cell-address="Inputs.J24"/>
            <calcext:condition calcext:apply-style-name="Light blue bg" calcext:value="=&quot;Mutual&quot;" calcext:base-cell-address="Inputs.J24"/>
            <calcext:condition calcext:apply-style-name="Green bg" calcext:value="=&quot;Special&quot;" calcext:base-cell-address="Inputs.J24"/>
            <calcext:condition calcext:apply-style-name="Blue bg" calcext:value="=&quot;Prereq&quot;" calcext:base-cell-address="Inputs.J24"/>
            <calcext:condition calcext:apply-style-name="Light gray bg" calcext:value="=&quot;Impossible?&quot;" calcext:base-cell-address="Inputs.J24"/>
            <calcext:condition calcext:apply-style-name="Dark gray bg" calcext:value="=&quot;§§§&quot;" calcext:base-cell-address="Inputs.J24"/>
            <calcext:condition calcext:apply-style-name="Dark gray bg" calcext:value="contains-text(&quot;!!&quot;)" calcext:base-cell-address="Inputs.J24"/>
            <calcext:condition calcext:apply-style-name="Purple bg" calcext:value="=&quot;???&quot;" calcext:base-cell-address="Inputs.J24"/>
            <calcext:condition calcext:apply-style-name="Light gray bg" calcext:value="=&quot;No effect&quot;" calcext:base-cell-address="Inputs.J24"/>
          </calcext:conditional-format>
          <calcext:conditional-format calcext:target-range-address="'Details (Default)'.M24:'Details (Default)'.M24">
            <calcext:condition calcext:apply-style-name="Red bg" calcext:value="=&quot;Cancels&quot;" calcext:base-cell-address="Inputs.M24"/>
            <calcext:condition calcext:apply-style-name="Light orange bg" calcext:value="=&quot;Follows&quot;" calcext:base-cell-address="Inputs.M24"/>
            <calcext:condition calcext:apply-style-name="Yellow bg" calcext:value="=&quot;Buffers&quot;" calcext:base-cell-address="Inputs.M24"/>
            <calcext:condition calcext:apply-style-name="Light blue bg" calcext:value="=&quot;Mutual&quot;" calcext:base-cell-address="Inputs.M24"/>
            <calcext:condition calcext:apply-style-name="Green bg" calcext:value="=&quot;Special&quot;" calcext:base-cell-address="Inputs.M24"/>
            <calcext:condition calcext:apply-style-name="Blue bg" calcext:value="=&quot;Prereq&quot;" calcext:base-cell-address="Inputs.M24"/>
            <calcext:condition calcext:apply-style-name="Light gray bg" calcext:value="=&quot;Impossible?&quot;" calcext:base-cell-address="Inputs.M24"/>
            <calcext:condition calcext:apply-style-name="Dark gray bg" calcext:value="=&quot;§§§&quot;" calcext:base-cell-address="Inputs.M24"/>
            <calcext:condition calcext:apply-style-name="Dark gray bg" calcext:value="contains-text(&quot;!!&quot;)" calcext:base-cell-address="Inputs.M24"/>
            <calcext:condition calcext:apply-style-name="Purple bg" calcext:value="=&quot;???&quot;" calcext:base-cell-address="Inputs.M24"/>
            <calcext:condition calcext:apply-style-name="Light gray bg" calcext:value="=&quot;No effect&quot;" calcext:base-cell-address="Inputs.M24"/>
          </calcext:conditional-format>
          <calcext:conditional-format calcext:target-range-address="'Details (Default)'.D2:'Details (Default)'.F15 'Details (Default)'.E99:'Details (Default)'.F2220 'Details (Default)'.D16:'Details (Default)'.D34 'Details (Default)'.F16:'Details (Default)'.F17 'Details (Default)'.D100:'Details (Default)'.D2220 'Details (Default)'.E18:'Details (Default)'.F66">
            <calcext:condition calcext:apply-style-name="Red bg" calcext:value="=&quot;Cancels&quot;" calcext:base-cell-address="Inputs.D2"/>
            <calcext:condition calcext:apply-style-name="Light orange bg" calcext:value="=&quot;Follows&quot;" calcext:base-cell-address="Inputs.D2"/>
            <calcext:condition calcext:apply-style-name="Yellow bg" calcext:value="=&quot;Buffers&quot;" calcext:base-cell-address="Inputs.D2"/>
            <calcext:condition calcext:apply-style-name="Light blue bg" calcext:value="=&quot;Mutual&quot;" calcext:base-cell-address="Inputs.D2"/>
            <calcext:condition calcext:apply-style-name="Green bg" calcext:value="=&quot;Special&quot;" calcext:base-cell-address="Inputs.D2"/>
            <calcext:condition calcext:apply-style-name="Blue bg" calcext:value="=&quot;Prereq&quot;" calcext:base-cell-address="Inputs.D2"/>
            <calcext:condition calcext:apply-style-name="Light gray bg" calcext:value="=&quot;Impossible?&quot;" calcext:base-cell-address="Inputs.D2"/>
            <calcext:condition calcext:apply-style-name="Dark gray bg" calcext:value="=&quot;§§§&quot;" calcext:base-cell-address="Inputs.D2"/>
            <calcext:condition calcext:apply-style-name="Dark gray bg" calcext:value="contains-text(&quot;!!&quot;)" calcext:base-cell-address="Inputs.D2"/>
            <calcext:condition calcext:apply-style-name="Purple bg" calcext:value="=&quot;???&quot;" calcext:base-cell-address="Inputs.D2"/>
            <calcext:condition calcext:apply-style-name="Light gray bg" calcext:value="=&quot;No effect&quot;" calcext:base-cell-address="Inputs.D2"/>
          </calcext:conditional-format>
          <calcext:conditional-format calcext:target-range-address="'Details (Default)'.S2:'Details (Default)'.X3 'Details (Default)'.S160:'Details (Default)'.X2220 'Details (Default)'.S110:'Details (Default)'.U159 'Details (Default)'.W110:'Details (Default)'.X159 'Details (Default)'.S99:'Details (Default)'.X109 'Details (Default)'.W4:'Details (Default)'.X34 'Details (Default)'.S4:'Details (Default)'.U34 'Details (Default)'.S35:'Details (Default)'.X66">
            <calcext:condition calcext:apply-style-name="Red bg" calcext:value="=&quot;Cancels&quot;" calcext:base-cell-address="Inputs.S2"/>
            <calcext:condition calcext:apply-style-name="Light orange bg" calcext:value="=&quot;Follows&quot;" calcext:base-cell-address="Inputs.S2"/>
            <calcext:condition calcext:apply-style-name="Yellow bg" calcext:value="=&quot;Buffers&quot;" calcext:base-cell-address="Inputs.S2"/>
            <calcext:condition calcext:apply-style-name="Light blue bg" calcext:value="=&quot;Mutual&quot;" calcext:base-cell-address="Inputs.S2"/>
            <calcext:condition calcext:apply-style-name="Green bg" calcext:value="=&quot;Special&quot;" calcext:base-cell-address="Inputs.S2"/>
            <calcext:condition calcext:apply-style-name="Blue bg" calcext:value="=&quot;Prereq&quot;" calcext:base-cell-address="Inputs.S2"/>
            <calcext:condition calcext:apply-style-name="Light gray bg" calcext:value="=&quot;Impossible?&quot;" calcext:base-cell-address="Inputs.S2"/>
            <calcext:condition calcext:apply-style-name="Dark gray bg" calcext:value="=&quot;§§§&quot;" calcext:base-cell-address="Inputs.S2"/>
            <calcext:condition calcext:apply-style-name="Dark gray bg" calcext:value="contains-text(&quot;!!&quot;)" calcext:base-cell-address="Inputs.S2"/>
            <calcext:condition calcext:apply-style-name="Purple bg" calcext:value="=&quot;???&quot;" calcext:base-cell-address="Inputs.S2"/>
            <calcext:condition calcext:apply-style-name="Light gray bg" calcext:value="=&quot;No effect&quot;" calcext:base-cell-address="Inputs.S2"/>
          </calcext:conditional-format>
          <calcext:conditional-format calcext:target-range-address="'Details (Default)'.V33:'Details (Default)'.V34 'Details (Default)'.V4:'Details (Default)'.V20 'Details (Default)'.V22:'Details (Default)'.V28">
            <calcext:condition calcext:apply-style-name="Red bg" calcext:value="=&quot;Cancels&quot;" calcext:base-cell-address="Inputs.V4"/>
            <calcext:condition calcext:apply-style-name="Light orange bg" calcext:value="=&quot;Follows&quot;" calcext:base-cell-address="Inputs.V4"/>
            <calcext:condition calcext:apply-style-name="Yellow bg" calcext:value="=&quot;Buffers&quot;" calcext:base-cell-address="Inputs.V4"/>
            <calcext:condition calcext:apply-style-name="Light blue bg" calcext:value="=&quot;Mutual&quot;" calcext:base-cell-address="Inputs.V4"/>
            <calcext:condition calcext:apply-style-name="Green bg" calcext:value="=&quot;Special&quot;" calcext:base-cell-address="Inputs.V4"/>
            <calcext:condition calcext:apply-style-name="Blue bg" calcext:value="=&quot;Prereq&quot;" calcext:base-cell-address="Inputs.V4"/>
            <calcext:condition calcext:apply-style-name="Light gray bg" calcext:value="=&quot;Impossible?&quot;" calcext:base-cell-address="Inputs.V4"/>
            <calcext:condition calcext:apply-style-name="Dark gray bg" calcext:value="=&quot;§§§&quot;" calcext:base-cell-address="Inputs.V4"/>
            <calcext:condition calcext:apply-style-name="Dark gray bg" calcext:value="contains-text(&quot;!!&quot;)" calcext:base-cell-address="Inputs.V4"/>
            <calcext:condition calcext:apply-style-name="Purple bg" calcext:value="=&quot;???&quot;" calcext:base-cell-address="Inputs.V4"/>
            <calcext:condition calcext:apply-style-name="Light gray bg" calcext:value="=&quot;No effect&quot;" calcext:base-cell-address="Inputs.V4"/>
          </calcext:conditional-format>
          <calcext:conditional-format calcext:target-range-address="'Details (Default)'.E16:'Details (Default)'.E16">
            <calcext:condition calcext:apply-style-name="Red bg" calcext:value="=&quot;Cancels&quot;" calcext:base-cell-address="Inputs.E16"/>
            <calcext:condition calcext:apply-style-name="Light orange bg" calcext:value="=&quot;Follows&quot;" calcext:base-cell-address="Inputs.E16"/>
            <calcext:condition calcext:apply-style-name="Yellow bg" calcext:value="=&quot;Buffers&quot;" calcext:base-cell-address="Inputs.E16"/>
            <calcext:condition calcext:apply-style-name="Light blue bg" calcext:value="=&quot;Mutual&quot;" calcext:base-cell-address="Inputs.E16"/>
            <calcext:condition calcext:apply-style-name="Green bg" calcext:value="=&quot;Special&quot;" calcext:base-cell-address="Inputs.E16"/>
            <calcext:condition calcext:apply-style-name="Blue bg" calcext:value="=&quot;Prereq&quot;" calcext:base-cell-address="Inputs.E16"/>
            <calcext:condition calcext:apply-style-name="Light gray bg" calcext:value="=&quot;Impossible?&quot;" calcext:base-cell-address="Inputs.E16"/>
            <calcext:condition calcext:apply-style-name="Dark gray bg" calcext:value="=&quot;§§§&quot;" calcext:base-cell-address="Inputs.E16"/>
            <calcext:condition calcext:apply-style-name="Dark gray bg" calcext:value="contains-text(&quot;!!&quot;)" calcext:base-cell-address="Inputs.E16"/>
            <calcext:condition calcext:apply-style-name="Purple bg" calcext:value="=&quot;???&quot;" calcext:base-cell-address="Inputs.E16"/>
            <calcext:condition calcext:apply-style-name="Light gray bg" calcext:value="=&quot;No effect&quot;" calcext:base-cell-address="Inputs.E16"/>
          </calcext:conditional-format>
          <calcext:conditional-format calcext:target-range-address="'Details (Default)'.E17:'Details (Default)'.E17">
            <calcext:condition calcext:apply-style-name="Red bg" calcext:value="=&quot;Cancels&quot;" calcext:base-cell-address="Inputs.E17"/>
            <calcext:condition calcext:apply-style-name="Light orange bg" calcext:value="=&quot;Follows&quot;" calcext:base-cell-address="Inputs.E17"/>
            <calcext:condition calcext:apply-style-name="Yellow bg" calcext:value="=&quot;Buffers&quot;" calcext:base-cell-address="Inputs.E17"/>
            <calcext:condition calcext:apply-style-name="Light blue bg" calcext:value="=&quot;Mutual&quot;" calcext:base-cell-address="Inputs.E17"/>
            <calcext:condition calcext:apply-style-name="Green bg" calcext:value="=&quot;Special&quot;" calcext:base-cell-address="Inputs.E17"/>
            <calcext:condition calcext:apply-style-name="Blue bg" calcext:value="=&quot;Prereq&quot;" calcext:base-cell-address="Inputs.E17"/>
            <calcext:condition calcext:apply-style-name="Light gray bg" calcext:value="=&quot;Impossible?&quot;" calcext:base-cell-address="Inputs.E17"/>
            <calcext:condition calcext:apply-style-name="Dark gray bg" calcext:value="=&quot;§§§&quot;" calcext:base-cell-address="Inputs.E17"/>
            <calcext:condition calcext:apply-style-name="Dark gray bg" calcext:value="contains-text(&quot;!!&quot;)" calcext:base-cell-address="Inputs.E17"/>
            <calcext:condition calcext:apply-style-name="Purple bg" calcext:value="=&quot;???&quot;" calcext:base-cell-address="Inputs.E17"/>
            <calcext:condition calcext:apply-style-name="Light gray bg" calcext:value="=&quot;No effect&quot;" calcext:base-cell-address="Inputs.E17"/>
          </calcext:conditional-format>
          <calcext:conditional-format calcext:target-range-address="'Details (Default)'.D99:'Details (Default)'.D99 'Details (Default)'.D35:'Details (Default)'.D66">
            <calcext:condition calcext:apply-style-name="Red bg" calcext:value="=&quot;Cancels&quot;" calcext:base-cell-address="Inputs.D35"/>
            <calcext:condition calcext:apply-style-name="Light orange bg" calcext:value="=&quot;Follows&quot;" calcext:base-cell-address="Inputs.D35"/>
            <calcext:condition calcext:apply-style-name="Yellow bg" calcext:value="=&quot;Buffers&quot;" calcext:base-cell-address="Inputs.D35"/>
            <calcext:condition calcext:apply-style-name="Light blue bg" calcext:value="=&quot;Mutual&quot;" calcext:base-cell-address="Inputs.D35"/>
            <calcext:condition calcext:apply-style-name="Green bg" calcext:value="=&quot;Special&quot;" calcext:base-cell-address="Inputs.D35"/>
            <calcext:condition calcext:apply-style-name="Blue bg" calcext:value="=&quot;Prereq&quot;" calcext:base-cell-address="Inputs.D35"/>
            <calcext:condition calcext:apply-style-name="Light gray bg" calcext:value="=&quot;Impossible?&quot;" calcext:base-cell-address="Inputs.D35"/>
            <calcext:condition calcext:apply-style-name="Dark gray bg" calcext:value="=&quot;§§§&quot;" calcext:base-cell-address="Inputs.D35"/>
            <calcext:condition calcext:apply-style-name="Dark gray bg" calcext:value="contains-text(&quot;!!&quot;)" calcext:base-cell-address="Inputs.D35"/>
            <calcext:condition calcext:apply-style-name="Purple bg" calcext:value="=&quot;???&quot;" calcext:base-cell-address="Inputs.D35"/>
            <calcext:condition calcext:apply-style-name="Light gray bg" calcext:value="=&quot;No effect&quot;" calcext:base-cell-address="Inputs.D35"/>
          </calcext:conditional-format>
          <calcext:conditional-format calcext:target-range-address="'Details (Default)'.Y67:'Details (Default)'.AF98 'Details (Default)'.G67:'Details (Default)'.R98">
            <calcext:condition calcext:apply-style-name="Red bg" calcext:value="=&quot;Cancels&quot;" calcext:base-cell-address="Inputs.G67"/>
            <calcext:condition calcext:apply-style-name="Light orange bg" calcext:value="=&quot;Follows&quot;" calcext:base-cell-address="Inputs.G67"/>
            <calcext:condition calcext:apply-style-name="Yellow bg" calcext:value="=&quot;Buffers&quot;" calcext:base-cell-address="Inputs.G67"/>
            <calcext:condition calcext:apply-style-name="Light blue bg" calcext:value="=&quot;Mutual&quot;" calcext:base-cell-address="Inputs.G67"/>
            <calcext:condition calcext:apply-style-name="Green bg" calcext:value="=&quot;Special&quot;" calcext:base-cell-address="Inputs.G67"/>
            <calcext:condition calcext:apply-style-name="Blue bg" calcext:value="=&quot;Prereq&quot;" calcext:base-cell-address="Inputs.G67"/>
            <calcext:condition calcext:apply-style-name="Light gray bg" calcext:value="=&quot;Impossible?&quot;" calcext:base-cell-address="Inputs.G67"/>
            <calcext:condition calcext:apply-style-name="Dark gray bg" calcext:value="=&quot;§§§&quot;" calcext:base-cell-address="Inputs.G67"/>
            <calcext:condition calcext:apply-style-name="Dark gray bg" calcext:value="contains-text(&quot;!!&quot;)" calcext:base-cell-address="Inputs.G67"/>
            <calcext:condition calcext:apply-style-name="Purple bg" calcext:value="=&quot;???&quot;" calcext:base-cell-address="Inputs.G67"/>
            <calcext:condition calcext:apply-style-name="Light gray bg" calcext:value="=&quot;No effect&quot;" calcext:base-cell-address="Inputs.G67"/>
          </calcext:conditional-format>
          <calcext:conditional-format calcext:target-range-address="'Details (Default)'.D67:'Details (Default)'.F98">
            <calcext:condition calcext:apply-style-name="Red bg" calcext:value="=&quot;Cancels&quot;" calcext:base-cell-address="Inputs.D67"/>
            <calcext:condition calcext:apply-style-name="Light orange bg" calcext:value="=&quot;Follows&quot;" calcext:base-cell-address="Inputs.D67"/>
            <calcext:condition calcext:apply-style-name="Yellow bg" calcext:value="=&quot;Buffers&quot;" calcext:base-cell-address="Inputs.D67"/>
            <calcext:condition calcext:apply-style-name="Light blue bg" calcext:value="=&quot;Mutual&quot;" calcext:base-cell-address="Inputs.D67"/>
            <calcext:condition calcext:apply-style-name="Green bg" calcext:value="=&quot;Special&quot;" calcext:base-cell-address="Inputs.D67"/>
            <calcext:condition calcext:apply-style-name="Blue bg" calcext:value="=&quot;Prereq&quot;" calcext:base-cell-address="Inputs.D67"/>
            <calcext:condition calcext:apply-style-name="Light gray bg" calcext:value="=&quot;Impossible?&quot;" calcext:base-cell-address="Inputs.D67"/>
            <calcext:condition calcext:apply-style-name="Dark gray bg" calcext:value="=&quot;§§§&quot;" calcext:base-cell-address="Inputs.D67"/>
            <calcext:condition calcext:apply-style-name="Dark gray bg" calcext:value="contains-text(&quot;!!&quot;)" calcext:base-cell-address="Inputs.D67"/>
            <calcext:condition calcext:apply-style-name="Purple bg" calcext:value="=&quot;???&quot;" calcext:base-cell-address="Inputs.D67"/>
            <calcext:condition calcext:apply-style-name="Light gray bg" calcext:value="=&quot;No effect&quot;" calcext:base-cell-address="Inputs.D67"/>
          </calcext:conditional-format>
          <calcext:conditional-format calcext:target-range-address="'Details (Default)'.S86:'Details (Default)'.X98 'Details (Default)'.W67:'Details (Default)'.X85 'Details (Default)'.S67:'Details (Default)'.U85">
            <calcext:condition calcext:apply-style-name="Red bg" calcext:value="=&quot;Cancels&quot;" calcext:base-cell-address="Inputs.S67"/>
            <calcext:condition calcext:apply-style-name="Light orange bg" calcext:value="=&quot;Follows&quot;" calcext:base-cell-address="Inputs.S67"/>
            <calcext:condition calcext:apply-style-name="Yellow bg" calcext:value="=&quot;Buffers&quot;" calcext:base-cell-address="Inputs.S67"/>
            <calcext:condition calcext:apply-style-name="Light blue bg" calcext:value="=&quot;Mutual&quot;" calcext:base-cell-address="Inputs.S67"/>
            <calcext:condition calcext:apply-style-name="Green bg" calcext:value="=&quot;Special&quot;" calcext:base-cell-address="Inputs.S67"/>
            <calcext:condition calcext:apply-style-name="Blue bg" calcext:value="=&quot;Prereq&quot;" calcext:base-cell-address="Inputs.S67"/>
            <calcext:condition calcext:apply-style-name="Light gray bg" calcext:value="=&quot;Impossible?&quot;" calcext:base-cell-address="Inputs.S67"/>
            <calcext:condition calcext:apply-style-name="Dark gray bg" calcext:value="=&quot;§§§&quot;" calcext:base-cell-address="Inputs.S67"/>
            <calcext:condition calcext:apply-style-name="Dark gray bg" calcext:value="contains-text(&quot;!!&quot;)" calcext:base-cell-address="Inputs.S67"/>
            <calcext:condition calcext:apply-style-name="Purple bg" calcext:value="=&quot;???&quot;" calcext:base-cell-address="Inputs.S67"/>
            <calcext:condition calcext:apply-style-name="Light gray bg" calcext:value="=&quot;No effect&quot;" calcext:base-cell-address="Inputs.S67"/>
          </calcext:conditional-format>
          <calcext:conditional-format calcext:target-range-address="'Details (Default)'.V67:'Details (Default)'.V96">
            <calcext:condition calcext:apply-style-name="Red bg" calcext:value="=&quot;Cancels&quot;" calcext:base-cell-address="Inputs.V67"/>
            <calcext:condition calcext:apply-style-name="Light orange bg" calcext:value="=&quot;Follows&quot;" calcext:base-cell-address="Inputs.V67"/>
            <calcext:condition calcext:apply-style-name="Yellow bg" calcext:value="=&quot;Buffers&quot;" calcext:base-cell-address="Inputs.V67"/>
            <calcext:condition calcext:apply-style-name="Light blue bg" calcext:value="=&quot;Mutual&quot;" calcext:base-cell-address="Inputs.V67"/>
            <calcext:condition calcext:apply-style-name="Green bg" calcext:value="=&quot;Special&quot;" calcext:base-cell-address="Inputs.V67"/>
            <calcext:condition calcext:apply-style-name="Blue bg" calcext:value="=&quot;Prereq&quot;" calcext:base-cell-address="Inputs.V67"/>
            <calcext:condition calcext:apply-style-name="Light gray bg" calcext:value="=&quot;Impossible?&quot;" calcext:base-cell-address="Inputs.V67"/>
            <calcext:condition calcext:apply-style-name="Dark gray bg" calcext:value="=&quot;§§§&quot;" calcext:base-cell-address="Inputs.V67"/>
            <calcext:condition calcext:apply-style-name="Dark gray bg" calcext:value="contains-text(&quot;!!&quot;)" calcext:base-cell-address="Inputs.V67"/>
            <calcext:condition calcext:apply-style-name="Purple bg" calcext:value="=&quot;???&quot;" calcext:base-cell-address="Inputs.V67"/>
            <calcext:condition calcext:apply-style-name="Light gray bg" calcext:value="=&quot;No effect&quot;" calcext:base-cell-address="Inputs.V67"/>
          </calcext:conditional-format>
          <calcext:conditional-format calcext:target-range-address="'Details (Default)'.H27:'Details (Default)'.H27">
            <calcext:condition calcext:apply-style-name="Red bg" calcext:value="=&quot;Cancels&quot;" calcext:base-cell-address="'Details (Default)'.H27"/>
            <calcext:condition calcext:apply-style-name="Light orange bg" calcext:value="=&quot;Follows&quot;" calcext:base-cell-address="'Details (Default)'.H27"/>
            <calcext:condition calcext:apply-style-name="Yellow bg" calcext:value="=&quot;Buffers&quot;" calcext:base-cell-address="'Details (Default)'.H27"/>
            <calcext:condition calcext:apply-style-name="Light blue bg" calcext:value="=&quot;Mutual&quot;" calcext:base-cell-address="'Details (Default)'.H27"/>
            <calcext:condition calcext:apply-style-name="Green bg" calcext:value="=&quot;Special&quot;" calcext:base-cell-address="'Details (Default)'.H27"/>
            <calcext:condition calcext:apply-style-name="Blue bg" calcext:value="=&quot;Prereq&quot;" calcext:base-cell-address="'Details (Default)'.H27"/>
            <calcext:condition calcext:apply-style-name="Light gray bg" calcext:value="=&quot;Impossible?&quot;" calcext:base-cell-address="'Details (Default)'.H27"/>
            <calcext:condition calcext:apply-style-name="Dark gray bg" calcext:value="=&quot;§§§&quot;" calcext:base-cell-address="'Details (Default)'.H27"/>
            <calcext:condition calcext:apply-style-name="Dark gray bg" calcext:value="contains-text(&quot;!!&quot;)" calcext:base-cell-address="'Details (Default)'.H27"/>
            <calcext:condition calcext:apply-style-name="Purple bg" calcext:value="=&quot;???&quot;" calcext:base-cell-address="'Details (Default)'.H27"/>
            <calcext:condition calcext:apply-style-name="Light gray bg" calcext:value="=&quot;No effect&quot;" calcext:base-cell-address="'Details (Default)'.H27"/>
          </calcext:conditional-format>
        </calcext:conditional-formats>
      </table:table>
      <table:table table:name="Inputs" table:style-name="ta1">
        <table:table-column table:style-name="co36" table:default-cell-style-name="ce221"/>
        <table:table-column table:style-name="co37" table:default-cell-style-name="ce221"/>
        <table:table-column table:style-name="co38" table:default-cell-style-name="ce221"/>
        <table:table-column table:style-name="co20" table:default-cell-style-name="ce302"/>
        <table:table-column table:style-name="co39" table:default-cell-style-name="ce221"/>
        <table:table-column table:style-name="co11" table:number-columns-repeated="2" table:default-cell-style-name="Default"/>
        <table:table-row table:style-name="ro2">
          <table:table-cell table:style-name="ce300" office:value-type="string" calcext:value-type="string">
            <text:p>Input List</text:p>
          </table:table-cell>
          <table:table-cell table:style-name="ce300" office:value-type="string" calcext:value-type="string">
            <text:p>Input Name</text:p>
          </table:table-cell>
          <table:table-cell table:style-name="ce300" office:value-type="string" calcext:value-type="string">
            <text:p>Button</text:p>
          </table:table-cell>
          <table:table-cell table:style-name="ce301" office:value-type="string" calcext:value-type="string">
            <text:p>Group</text:p>
          </table:table-cell>
          <table:table-cell table:style-name="ce300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223"/>
          <table:table-cell table:number-columns-repeated="2"/>
        </table:table-row>
        <table:table-row table:style-name="ro2">
          <table:table-cell table:number-columns-repeated="4"/>
          <table:table-cell table:style-name="ce224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2"/>
          <table:table-cell table:number-columns-repeated="2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1</text:p>
          </table:table-cell>
          <table:table-cell table:number-columns-repeated="4"/>
          <table:table-cell table:style-name="ce180" office:value-type="string" calcext:value-type="string">
            <text:p>Specialties about this sheet: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Attack s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Something</text:p>
          </table:table-cell>
          <table:table-cell table:number-columns-repeated="4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Other</text:p>
          </table:table-cell>
          <table:table-cell table:number-columns-repeated="4"/>
          <table:table-cell office:value-type="string" calcext:value-type="string">
            <text:p>2. user can create ”groups”. Their purpose is to make it easier to hide more complex or esoteric inputs whenever needed to get more space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80" office:value-type="string" calcext:value-type="string">
            <text:p>Different functions: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183" office:value-type="string" calcext:value-type="string">
            <text:p>”Refresh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1. the code checks for discrepancies between Input Lists and the existing animations in the Details sheet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303" office:value-type="string" calcext:value-type="string">
            <text:p>”Add / Remove / Move inputs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Since the different inputs are named, the code can probably compare automatically from the generated Details list if there are discrepancies like moved / deleted / added inputs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83" office:value-type="string" calcext:value-type="string">
            <text:p>”Create 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2">
          <table:table-cell table:number-columns-repeated="6"/>
          <table:table-cell table:style-name="ce183" office:value-type="string" calcext:value-type="string">
            <text:p>”Ungroup”.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2" table:number-rows-repeated="1048500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table:table-column table:style-name="co57" table:default-cell-style-name="ce221"/>
        <table:table-column table:style-name="co54" table:default-cell-style-name="ce221"/>
        <table:table-column table:style-name="co14" table:default-cell-style-name="ce221"/>
        <table:table-column table:style-name="co58" table:number-columns-repeated="2" table:default-cell-style-name="ce302"/>
        <table:table-column table:style-name="co59" table:default-cell-style-name="ce302"/>
        <table:table-column table:style-name="co60" table:default-cell-style-name="ce302"/>
        <table:table-column table:style-name="co61" table:default-cell-style-name="ce302"/>
        <table:table-column table:style-name="co62" table:default-cell-style-name="ce302"/>
        <table:table-column table:style-name="co63" table:default-cell-style-name="ce221"/>
        <table:table-column table:style-name="co11" table:default-cell-style-name="Default"/>
        <table:table-row table:style-name="ro2">
          <table:table-cell table:style-name="ce300" office:value-type="string" calcext:value-type="string">
            <text:p>Short Name</text:p>
          </table:table-cell>
          <table:table-cell table:style-name="ce300" office:value-type="string" calcext:value-type="string">
            <text:p>Full Name</text:p>
          </table:table-cell>
          <table:table-cell table:style-name="ce300" office:value-type="string" calcext:value-type="string">
            <text:p>Color</text:p>
          </table:table-cell>
          <table:table-cell table:style-name="ce132" table:content-validation-name="val1" office:value-type="string" calcext:value-type="string">
            <text:p>AND</text:p>
          </table:table-cell>
          <table:table-cell table:style-name="ce132" table:content-validation-name="val1" office:value-type="string" calcext:value-type="string">
            <text:p>OR</text:p>
          </table:table-cell>
          <table:table-cell table:style-name="ce132" table:content-validation-name="val1" office:value-type="string" calcext:value-type="string">
            <text:p>XOR</text:p>
          </table:table-cell>
          <table:table-cell table:style-name="ce134" table:content-validation-name="val1" office:value-type="string" calcext:value-type="string">
            <text:p>NOT</text:p>
          </table:table-cell>
          <table:table-cell table:style-name="ce134" table:content-validation-name="val1" office:value-type="string" calcext:value-type="string">
            <text:p>Math</text:p>
          </table:table-cell>
          <table:table-cell table:style-name="ce134" table:content-validation-name="val1" office:value-type="string" calcext:value-type="string">
            <text:p>Chain</text:p>
          </table:table-cell>
          <table:table-cell table:style-name="ce300" office:value-type="string" calcext:value-type="string">
            <text:p>Notes 1</text:p>
          </table:table-cell>
          <table:table-cell table:style-name="ce22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2"/>
          <table:table-cell table:content-validation-name="val1" office:value-type="string" calcext:value-type="string">
            <text:p>arm = 3</text:p>
          </table:table-cell>
          <table:table-cell table:content-validation-name="val1" office:value-type="string" calcext:value-type="string">
            <text:p>arm AND leg</text:p>
          </table:table-cell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133" table:content-validation-name="val1"/>
          <table:table-cell table:content-validation-name="val1" office:value-type="string" calcext:value-type="string">
            <text:p>arm</text:p>
          </table:table-cell>
          <table:table-cell table:content-validation-name="val1" table:number-columns-repeated="4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05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221"/>
          <table:table-cell table:content-validation-name="val1" table:number-columns-repeated="3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05"/>
          <table:table-cell table:style-name="ce133" table:content-validation-name="val1"/>
          <table:table-cell table:content-validation-name="val1" office:value-type="string" calcext:value-type="string">
            <text:p>leg</text:p>
          </table:table-cell>
          <table:table-cell table:style-name="ce221"/>
          <table:table-cell table:content-validation-name="val1" table:number-columns-repeated="3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5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07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07"/>
          <table:table-cell table:style-name="ce133" table:content-validation-name="val1"/>
          <table:table-cell table:content-validation-name="val1" table:number-columns-repeated="5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content-validation-name="val1" table:number-columns-repeated="5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6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6"/>
          <table:table-cell table:number-columns-repeated="2"/>
        </table:table-row>
      </table:table>
      <table:table table:name="Results" table:style-name="ta1">
        <table:table-column table:style-name="co47" table:default-cell-style-name="ce221"/>
        <table:table-column table:style-name="co14" table:default-cell-style-name="ce221"/>
        <table:table-column table:style-name="co48" table:default-cell-style-name="ce221"/>
        <table:table-column table:style-name="co49" table:default-cell-style-name="ce221"/>
        <table:table-row table:style-name="ro2">
          <table:table-cell table:style-name="ce300" office:value-type="string" calcext:value-type="string">
            <text:p>List of Results:</text:p>
          </table:table-cell>
          <table:table-cell table:style-name="ce300" office:value-type="string" calcext:value-type="string">
            <text:p>Color</text:p>
          </table:table-cell>
          <table:table-cell table:number-columns-repeated="2" table:style-name="ce300" office:value-type="string" calcext:value-type="string">
            <text:p>Explanation for the user:</text:p>
          </table:table-cell>
        </table:table-row>
        <table:table-row table:style-name="ro2">
          <table:table-cell table:style-name="ce224" office:value-type="string" calcext:value-type="string">
            <text:p>Undecided</text:p>
          </table:table-cell>
          <table:table-cell table:style-name="ce22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224" office:value-type="string" calcext:value-type="string">
            <text:p>No effect</text:p>
          </table:table-cell>
          <table:table-cell table:style-name="ce307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224" office:value-type="string" calcext:value-type="string">
            <text:p>Impossible?</text:p>
          </table:table-cell>
          <table:table-cell table:style-name="ce31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2">
          <table:table-cell table:style-name="ce224" office:value-type="string" calcext:value-type="string">
            <text:p>Prereq</text:p>
          </table:table-cell>
          <table:table-cell table:style-name="ce314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224" office:value-type="string" calcext:value-type="string">
            <text:p>Mutual</text:p>
          </table:table-cell>
          <table:table-cell table:style-name="ce305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2">
          <table:table-cell table:style-name="ce224" office:value-type="string" calcext:value-type="string">
            <text:p>Special</text:p>
          </table:table-cell>
          <table:table-cell table:style-name="ce315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316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224" office:value-type="string" calcext:value-type="string">
            <text:p>Buffers</text:p>
          </table:table-cell>
          <table:table-cell table:style-name="ce317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224" office:value-type="string" calcext:value-type="string">
            <text:p>Follows</text:p>
          </table:table-cell>
          <table:table-cell table:style-name="ce318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224" office:value-type="string" calcext:value-type="string">
            <text:p>???</text:p>
          </table:table-cell>
          <table:table-cell table:style-name="ce319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224" office:value-type="string" calcext:value-type="string">
            <text:p>---</text:p>
          </table:table-cell>
          <table:table-cell table:style-name="ce22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2">
          <table:table-cell table:number-columns-repeated="2"/>
          <table:table-cell table:style-name="ce320"/>
          <table:table-cell/>
        </table:table-row>
        <table:table-row table:style-name="ro2" table:number-rows-repeated="1048553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table:table-column table:style-name="co50" table:default-cell-style-name="Default"/>
        <table:table-column table:style-name="co51" table:default-cell-style-name="Default"/>
        <table:table-column table:style-name="co11" table:number-columns-repeated="10" table:default-cell-style-name="Default"/>
        <table:table-row table:style-name="ro2">
          <table:table-cell table:style-name="ce180" office:value-type="string" calcext:value-type="string">
            <text:p>Options:</text:p>
          </table:table-cell>
          <table:table-cell table:number-columns-repeated="11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321"/>
          <table:table-cell table:number-columns-repeated="10"/>
        </table:table-row>
        <table:table-row table:style-name="ro2">
          <table:table-cell table:number-columns-repeated="12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322"/>
          <table:table-cell table:number-columns-repeated="10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323"/>
          <table:table-cell table:number-columns-repeated="10"/>
        </table:table-row>
        <table:table-row table:style-name="ro2" table:number-rows-repeated="20">
          <table:table-cell table:number-columns-repeated="12"/>
        </table:table-row>
        <table:table-row table:style-name="ro2">
          <table:table-cell table:number-columns-repeated="11"/>
          <table:table-cell office:value-type="string" calcext:value-type="string">
            <text:p>Movelister template v. 2</text:p>
          </table:table-cell>
        </table:table-row>
        <table:table-row table:style-name="ro2">
          <table:table-cell table:number-columns-repeated="11"/>
          <table:table-cell office:value-type="string" calcext:value-type="string">
            <text:p>by Nelitarnia</text:p>
          </table:table-cell>
        </table:table-row>
      </table:table>
      <table:table table:name="Overview (Old)" table:style-name="ta1">
        <table:table-column table:style-name="co64" table:default-cell-style-name="ce167"/>
        <table:table-column table:style-name="co65" table:default-cell-style-name="ce167"/>
        <table:table-column table:style-name="co66" table:default-cell-style-name="ce167"/>
        <table:table-column table:style-name="co18" table:default-cell-style-name="ce167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67" table:number-columns-repeated="4" table:default-cell-style-name="ce10"/>
        <table:table-column table:style-name="co68" table:number-columns-repeated="2" table:default-cell-style-name="ce10"/>
        <table:table-column table:style-name="co69" table:default-cell-style-name="ce10"/>
        <table:table-column table:style-name="co70" table:number-columns-repeated="2" table:default-cell-style-name="ce10"/>
        <table:table-column table:style-name="co69" table:default-cell-style-name="ce10"/>
        <table:table-column table:style-name="co71" table:default-cell-style-name="ce10"/>
        <table:table-column table:style-name="co64" table:default-cell-style-name="ce167"/>
        <table:table-column table:style-name="co22" table:default-cell-style-name="ce167"/>
        <table:table-column table:style-name="co23" table:default-cell-style-name="ce26"/>
        <table:table-column table:style-name="co24" table:default-cell-style-name="ce26"/>
        <table:table-column table:style-name="co25" table:default-cell-style-name="ce26"/>
        <table:table-column table:style-name="co11" table:number-columns-repeated="9" table:default-cell-style-name="ce26"/>
        <table:table-column table:style-name="co11" table:number-columns-repeated="865" table:default-cell-style-name="ce12"/>
        <table:table-row table:style-name="ro2">
          <table:table-cell table:style-name="ce47" table:content-validation-name="val1" office:value-type="string" calcext:value-type="string">
            <text:p>View</text:p>
          </table:table-cell>
          <table:table-cell table:style-name="ce47" table:content-validation-name="val2" office:value-type="string" calcext:value-type="string">
            <text:p>Input List</text:p>
          </table:table-cell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Color</text:p>
          </table:table-cell>
          <table:table-cell table:style-name="ce324" office:value-type="string" calcext:value-type="string">
            <text:p>Hit</text:p>
          </table:table-cell>
          <table:table-cell table:style-name="ce324" office:value-type="string" calcext:value-type="string">
            <text:p>Frames</text:p>
          </table:table-cell>
          <table:table-cell table:style-name="ce324" table:content-validation-name="val3" office:value-type="string" calcext:value-type="string">
            <text:p>Phase</text:p>
          </table:table-cell>
          <table:table-cell table:style-name="ce24" office:value-type="string" calcext:value-type="string">
            <text:p>DEF</text:p>
          </table:table-cell>
          <table:table-cell table:style-name="ce25" office:value-type="string" calcext:value-type="string">
            <text:p>WPN1</text:p>
          </table:table-cell>
          <table:table-cell table:style-name="ce25" office:value-type="string" calcext:value-type="string">
            <text:p>WPN2</text:p>
          </table:table-cell>
          <table:table-cell table:style-name="ce25" office:value-type="string" calcext:value-type="string">
            <text:p>WPN3</text:p>
          </table:table-cell>
          <table:table-cell table:style-name="ce34" office:value-type="string" calcext:value-type="string">
            <text:p>Super</text:p>
          </table:table-cell>
          <table:table-cell table:style-name="ce36" office:value-type="string" calcext:value-type="string">
            <text:p>FL1</text:p>
          </table:table-cell>
          <table:table-cell table:style-name="ce36" office:value-type="string" calcext:value-type="string">
            <text:p>FL2</text:p>
          </table:table-cell>
          <table:table-cell table:style-name="ce38" office:value-type="string" calcext:value-type="string">
            <text:p>PG</text:p>
          </table:table-cell>
          <table:table-cell table:style-name="ce40" office:value-type="string" calcext:value-type="string">
            <text:p>LAM</text:p>
          </table:table-cell>
          <table:table-cell table:style-name="ce40" office:value-type="string" calcext:value-type="string">
            <text:p>PAM</text:p>
          </table:table-cell>
          <table:table-cell table:style-name="ce42" office:value-type="string" calcext:value-type="string">
            <text:p>s b</text:p>
          </table:table-cell>
          <table:table-cell table:style-name="ce42" office:value-type="string" calcext:value-type="string">
            <text:p>t b</text:p>
          </table:table-cell>
          <table:table-cell table:style-name="ce47" office:value-type="string" calcext:value-type="string">
            <text:p>Full Name</text:p>
          </table:table-cell>
          <table:table-cell table:style-name="ce47" office:value-type="string" calcext:value-type="string">
            <text:p>In-game description</text:p>
          </table:table-cell>
          <table:table-cell table:style-name="ce47" office:value-type="string" calcext:value-type="string">
            <text:p>Notes 1</text:p>
          </table:table-cell>
          <table:table-cell table:style-name="ce47" office:value-type="string" calcext:value-type="string">
            <text:p>Notes 2</text:p>
          </table:table-cell>
          <table:table-cell table:style-name="ce47" office:value-type="string" calcext:value-type="string">
            <text:p>Notes 3</text:p>
          </table:table-cell>
          <table:table-cell table:style-name="ce45" table:number-columns-repeated="9"/>
          <table:table-cell table:style-name="ce20" table:number-columns-repeated="865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number-columns-repeated="3" table:style-name="ce27" office:value-type="string" calcext:value-type="string">
            <text:p>x</text:p>
          </table:table-cell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number-columns-repeated="2" table:style-name="ce43" office:value-type="string" calcext:value-type="string">
            <text:p>x</text:p>
          </table:table-cell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0" calcext:value-type="float">
            <text:p>0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1" calcext:value-type="float">
            <text:p>1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2" calcext:value-type="float">
            <text:p>2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3" calcext:value-type="float">
            <text:p>3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3"/>
          <table:table-cell table:content-validation-name="val3" office:value-type="float" office:value="4" calcext:value-type="float">
            <text:p>4</text:p>
          </table:table-cell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style-name="ce6"/>
          <table:table-cell table:number-columns-repeated="2"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table:style-name="ce6"/>
          <table:table-cell office:value-type="string" calcext:value-type="string">
            <text:p>x</text:p>
          </table:table-cell>
          <table:table-cell/>
          <table:table-cell table:content-validation-name="val3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5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 office:value-type="string" calcext:value-type="string">
            <text:p>Idea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style-name="ce5" table:number-columns-repeated="2"/>
          <table:table-cell table:number-columns-repeated="2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8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Make a dialogue for quickly creating an animation and choosing how many phases it has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 user be able to generate multiple different Details lists based on this data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It will make things more complicated, though, and isn’t an essential feature...?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Or ”P” if being in the variation is already a prerequisite for the action. Anything else...?</text:p>
          </table:table-cell>
          <table:table-cell table:number-columns-repeated="87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0" office:value-type="string" calcext:value-type="string">
            <text:p>Different functions: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Add / remove / move phases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1. you’d have to be able to contextually select a phase of an animation and be able to delete / add / move it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2. the code will refresh Details sheet just to make sure everything matches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3. the code then makes changes to Details sheet to the corresponding phase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Refresh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1. this function is only needed if modifiers are added from the Modifier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2" office:value-type="string" calcext:value-type="string">
            <text:p>”Generate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office:value-type="string" calcext:value-type="string">
            <text:p>User can generate a Details sheet based on the data in this shee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1" office:value-type="string" calcext:value-type="string">
            <text:p>”Inspect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Should there be an own function where the code simply checks if Details sheets are in need of an update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Create 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When generating full animations from nothing into the Details sheet, it will be necessary to group certain animations based on the data in Input List.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33" office:value-type="string" calcext:value-type="string">
            <text:p>”Ungroup”.</text:p>
          </table:table-cell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/>
          <table:table-cell table:number-columns-repeated="876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style-name="ce29" office:value-type="string" calcext:value-type="string">
            <text:p>Code should ungroup before certain operations to keep things cleaner?</text:p>
          </table:table-cell>
          <table:table-cell table:number-columns-repeated="87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/>
          <table:table-cell table:style-name="ce27" table:number-columns-repeated="3"/>
          <table:table-cell table:style-name="ce35"/>
          <table:table-cell table:style-name="ce37" table:number-columns-repeated="2"/>
          <table:table-cell table:style-name="ce39"/>
          <table:table-cell table:style-name="ce41" table:number-columns-repeated="2"/>
          <table:table-cell table:style-name="ce43" table:number-columns-repeated="2"/>
          <table:table-cell table:style-name="ce23" table:number-columns-repeated="2"/>
          <table:table-cell table:number-columns-repeated="877"/>
        </table:table-row>
        <table:table-row table:style-name="ro2" table:number-rows-repeated="1048498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  <table:table-row table:style-name="ro2">
          <table:table-cell table:content-validation-name="val1"/>
          <table:table-cell table:content-validation-name="val2"/>
          <table:table-cell table:number-columns-repeated="4"/>
          <table:table-cell table:content-validation-name="val3"/>
          <table:table-cell table:number-columns-repeated="891"/>
        </table:table-row>
      </table:table>
      <table:table table:name="Details (Old)" table:style-name="ta1">
        <table:table-column table:style-name="co43" table:default-cell-style-name="ce167"/>
        <table:table-column table:style-name="co44" table:default-cell-style-name="ce167"/>
        <table:table-column table:style-name="co45" table:default-cell-style-name="ce167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47" office:value-type="string" calcext:value-type="string">
            <text:p>Action Name</text:p>
          </table:table-cell>
          <table:table-cell table:style-name="ce47" office:value-type="string" calcext:value-type="string">
            <text:p>Modifiers</text:p>
          </table:table-cell>
          <table:table-cell table:style-name="ce47" office:value-type="string" calcext:value-type="string">
            <text:p>Input to Compare</text:p>
          </table:table-cell>
          <table:table-cell table:style-name="ce54" table:content-validation-name="val6"/>
          <table:table-cell table:style-name="ce235" table:content-validation-name="val7" office:value-type="string" calcext:value-type="string">
            <text:p>&gt; Phase 0 result</text:p>
          </table:table-cell>
          <table:table-cell table:style-name="ce235" table:content-validation-name="val8"/>
          <table:table-cell table:style-name="ce242" table:content-validation-name="val9"/>
          <table:table-cell table:style-name="ce245" table:content-validation-name="val10" office:value-type="string" calcext:value-type="string">
            <text:p>&gt; Phase 1 result</text:p>
          </table:table-cell>
          <table:table-cell table:style-name="ce245" table:content-validation-name="val11"/>
          <table:table-cell table:style-name="ce242" table:content-validation-name="val12"/>
          <table:table-cell table:style-name="ce245" table:content-validation-name="val13" office:value-type="string" calcext:value-type="string">
            <text:p>&gt; Phase 2 result</text:p>
          </table:table-cell>
          <table:table-cell table:style-name="ce245" table:content-validation-name="val14"/>
          <table:table-cell table:style-name="ce242" table:content-validation-name="val15"/>
          <table:table-cell table:style-name="ce245" table:content-validation-name="val16" office:value-type="string" calcext:value-type="string">
            <text:p>&gt; Phase 3 result</text:p>
          </table:table-cell>
          <table:table-cell table:style-name="ce245" table:content-validation-name="val17"/>
          <table:table-cell table:style-name="ce242" table:content-validation-name="val18"/>
          <table:table-cell table:style-name="ce245" table:content-validation-name="val19" office:value-type="string" calcext:value-type="string">
            <text:p>&gt; Phase 4 result</text:p>
          </table:table-cell>
          <table:table-cell table:style-name="ce245" table:content-validation-name="val20"/>
          <table:table-cell table:style-name="ce242" table:content-validation-name="val21"/>
          <table:table-cell table:style-name="ce245" table:content-validation-name="val22" office:value-type="string" calcext:value-type="string">
            <text:p>&gt; Phase 5 result</text:p>
          </table:table-cell>
          <table:table-cell table:style-name="ce245" table:content-validation-name="val23"/>
          <table:table-cell table:style-name="ce282" table:content-validation-name="val1" office:value-type="string" calcext:value-type="string">
            <text:p>Notes 1</text:p>
          </table:table-cell>
          <table:table-cell table:style-name="ce282" office:value-type="string" calcext:value-type="string">
            <text:p>Notes 2</text:p>
          </table:table-cell>
          <table:table-cell table:style-name="ce28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>
          <table:table-cell table:number-columns-repeated="2"/>
          <table:table-cell table:style-name="ce221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Letting go of input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ove</text:p>
          </table:table-cell>
          <table:table-cell table:style-name="ce325" table:content-validation-name="val6" office:value-type="string" calcext:value-type="string">
            <text:p>Mutual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No effect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un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9" table:content-validation-name="val1" office:value-type="string" calcext:value-type="string">
            <text:p>Specialties of this sheet: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Forward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Lef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...It should be impossible to edit columns A – C since they’re handled / generated from Overview?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Righ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oll (Back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oll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Roll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<text:s text:c="4"/>This is accomplished by cross-referencing the Phases number from Overview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Weapon Switch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No effect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Switch animation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Jump (Result 1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Jump (Ground)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Jump (Ground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Jump (Ground)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Jump (Result 2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Idle (Airborne)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Idle (Airborne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Idle (Airborne)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Since this table is generated / updated based on the data in Overview, it may sometimes come necessary to automatically delete or add columns that list Phases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S)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s2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s2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Doing this would be determined by what is the maximum phase number used by any animation in the Overview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S) (Long)</text:p>
          </table:table-cell>
          <table:table-cell table:style-name="ce325" table:content-validation-name="val6" office:value-type="string" calcext:value-type="string">
            <text:p>Impossible?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s2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s2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T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t1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t1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elee (T) (Long)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Buffers</text:p>
          </table:table-cell>
          <table:table-cell table:style-name="ce336" table:content-validation-name="val10" office:value-type="string" calcext:value-type="string">
            <text:p>Attack t1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Buffers</text:p>
          </table:table-cell>
          <table:table-cell table:style-name="ce350" table:content-validation-name="val16" office:value-type="string" calcext:value-type="string">
            <text:p>Attack t1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1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Grab</text:p>
          </table:table-cell>
          <table:table-cell table:style-name="ce325" table:content-validation-name="val6" office:value-type="string" calcext:value-type="string">
            <text:p>Cancels</text:p>
          </table:table-cell>
          <table:table-cell table:style-name="ce329" table:content-validation-name="val7" office:value-type="string" calcext:value-type="string">
            <text:p>Grab</text:p>
          </table:table-cell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Grab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Grab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Grab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Block</text:p>
          </table:table-cell>
          <table:table-cell table:style-name="ce325" table:content-validation-name="val6" office:value-type="string" calcext:value-type="string">
            <text:p>Cancels</text:p>
          </table:table-cell>
          <table:table-cell table:style-name="ce330" table:content-validation-name="val7" office:value-type="string" calcext:value-type="string">
            <text:p>Block</text:p>
          </table:table-cell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Block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Block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Block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Magic</text:p>
          </table:table-cell>
          <table:table-cell table:style-name="ce325" table:content-validation-name="val6" office:value-type="string" calcext:value-type="string">
            <text:p>Undecided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Magic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Magic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Cancels</text:p>
          </table:table-cell>
          <table:table-cell table:style-name="ce350" table:content-validation-name="val16" office:value-type="string" calcext:value-type="string">
            <text:p>Magic</text:p>
          </table:table-cell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9" table:content-validation-name="val1" office:value-type="string" calcext:value-type="string">
            <text:p>Different functions: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Rage</text:p>
          </table:table-cell>
          <table:table-cell table:style-name="ce325" table:content-validation-name="val6" office:value-type="string" calcext:value-type="string">
            <text:p>No effect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Cancels</text:p>
          </table:table-cell>
          <table:table-cell table:style-name="ce336" table:content-validation-name="val10" office:value-type="string" calcext:value-type="string">
            <text:p>Rage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No effect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0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/>
          <table:table-cell table:style-name="ce221" office:value-type="string" calcext:value-type="string">
            <text:p>Pause</text:p>
          </table:table-cell>
          <table:table-cell table:style-name="ce325" table:content-validation-name="val6" office:value-type="string" calcext:value-type="string">
            <text:p>No effect</text:p>
          </table:table-cell>
          <table:table-cell table:style-name="ce328" table:content-validation-name="val7"/>
          <table:table-cell table:style-name="ce332" table:content-validation-name="val8"/>
          <table:table-cell table:style-name="ce334" table:content-validation-name="val9" office:value-type="string" calcext:value-type="string">
            <text:p>Mutual</text:p>
          </table:table-cell>
          <table:table-cell table:style-name="ce336" table:content-validation-name="val10"/>
          <table:table-cell table:style-name="ce338" table:content-validation-name="val11"/>
          <table:table-cell table:style-name="ce340" table:content-validation-name="val12" office:value-type="string" calcext:value-type="string">
            <text:p>Mutual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Mutual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 office:value-type="string" calcext:value-type="string">
            <text:p>§</text:p>
          </table:table-cell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2" table:content-validation-name="val1" office:value-type="string" calcext:value-type="string">
            <text:p>”Refresh”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etry</text:p>
            </table:table-cell>
            <table:table-cell table:style-name="ce325" table:content-validation-name="val6" office:value-type="string" calcext:value-type="string">
              <text:p>Cancels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Cancels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 office:value-type="string" calcext:value-type="string">
              <text:p>Cancels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Cancels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A complex function that goes through the whole Details sheet and checks for discrepancies between it and Overview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Blades</text:p>
            </table:table-cell>
            <table:table-cell table:style-name="ce325" table:content-validation-name="val6" office:value-type="string" calcext:value-type="string">
              <text:p>Mutual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Mutual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 office:value-type="string" calcext:value-type="string">
              <text:p>Mutual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Mutual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Upgrade Head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Fall</text:p>
            </table:table-cell>
            <table:table-cell table:style-name="ce325" table:content-validation-name="val6" office:value-type="string" calcext:value-type="string">
              <text:p>Undecided</text:p>
            </table:table-cell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 office:value-type="string" calcext:value-type="string">
              <text:p>Impossible?</text:p>
            </table:table-cell>
            <table:table-cell table:style-name="ce336" table:content-validation-name="val10"/>
            <table:table-cell table:style-name="ce338" table:content-validation-name="val11"/>
            <table:table-cell table:style-name="ce341" table:content-validation-name="val12" office:value-type="string" calcext:value-type="string">
              <text:p>Impossible?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8" table:content-validation-name="val15" office:value-type="string" calcext:value-type="string">
              <text:p>Impossible?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Landing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Hang From Ledge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Water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Rope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2" table:content-validation-name="val1" office:value-type="string" calcext:value-type="string">
              <text:p>”Refresh columns”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2" office:value-type="string" calcext:value-type="string">
              <text:p>Shimmy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1. the function checks on a general basis what is the maximum amount of phases needed by any action in Overview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X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S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T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Default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/>
            <table:table-cell table:style-name="ce223" office:value-type="string" calcext:value-type="string">
              <text:p>Hold O</text:p>
            </table:table-cell>
            <table:table-cell table:style-name="ce325" table:content-validation-name="val6"/>
            <table:table-cell table:style-name="ce328" table:content-validation-name="val7"/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/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/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 office:value-type="string" calcext:value-type="string">
              <text:p>§</text:p>
            </table:table-cell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0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21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2" table:content-validation-name="val1" office:value-type="string" calcext:value-type="string">
            <text:p>”Generate inputs”.</text:p>
          </table:table-cell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Letting go of input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ov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No effect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1" table:content-validation-name="val16"/>
          <table:table-cell table:style-name="ce354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Forward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Lef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Righ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oll (Back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oll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Weapon Switch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Switch animation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Jump (Result 1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Jump (Ground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Jump (Result 2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Special</text:p>
          </table:table-cell>
          <table:table-cell table:style-name="ce343" table:content-validation-name="val13" office:value-type="string" calcext:value-type="string">
            <text:p>Idle (Airborne)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S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s2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S) (Long)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T)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Buffers</text:p>
          </table:table-cell>
          <table:table-cell table:style-name="ce343" table:content-validation-name="val13" office:value-type="string" calcext:value-type="string">
            <text:p>Attack t1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elee (T) (Long)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Grab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Grab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Block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Block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Magic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Magic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Rag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Cancels</text:p>
          </table:table-cell>
          <table:table-cell table:style-name="ce343" table:content-validation-name="val13" office:value-type="string" calcext:value-type="string">
            <text:p>Rage</text:p>
          </table:table-cell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8" office:value-type="string" calcext:value-type="string">
            <text:p>s b</text:p>
          </table:table-cell>
          <table:table-cell table:style-name="ce221" office:value-type="string" calcext:value-type="string">
            <text:p>Pause</text:p>
          </table:table-cell>
          <table:table-cell table:style-name="ce326" table:content-validation-name="val6"/>
          <table:table-cell table:style-name="ce328" table:content-validation-name="val7" office:value-type="string" calcext:value-type="string">
            <text:p>§</text:p>
          </table:table-cell>
          <table:table-cell table:style-name="ce332" table:content-validation-name="val8"/>
          <table:table-cell table:style-name="ce334" table:content-validation-name="val9"/>
          <table:table-cell table:style-name="ce336" table:content-validation-name="val10" office:value-type="string" calcext:value-type="string">
            <text:p>§</text:p>
          </table:table-cell>
          <table:table-cell table:style-name="ce338" table:content-validation-name="val11"/>
          <table:table-cell table:style-name="ce340" table:content-validation-name="val12" office:value-type="string" calcext:value-type="string">
            <text:p>Mutual</text:p>
          </table:table-cell>
          <table:table-cell table:style-name="ce343" table:content-validation-name="val13"/>
          <table:table-cell table:style-name="ce345" table:content-validation-name="val14"/>
          <table:table-cell table:style-name="ce347" table:content-validation-name="val15" office:value-type="string" calcext:value-type="string">
            <text:p>§</text:p>
          </table:table-cell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Retry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 office:value-type="string" calcext:value-type="string">
              <text:p>Cancels</text:p>
            </table:table-cell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Upgrade Blades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Upgrade Head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Fall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Landing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Hang From Ledge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Water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Rope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2" office:value-type="string" calcext:value-type="string">
              <text:p>Shimmy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-group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X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S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T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  <table:table-row table:style-name="ro2">
            <table:table-cell office:value-type="string" calcext:value-type="string">
              <text:p>Attack s1</text:p>
            </table:table-cell>
            <table:table-cell table:style-name="ce48" office:value-type="string" calcext:value-type="string">
              <text:p>s b</text:p>
            </table:table-cell>
            <table:table-cell table:style-name="ce223" office:value-type="string" calcext:value-type="string">
              <text:p>Hold O</text:p>
            </table:table-cell>
            <table:table-cell table:style-name="ce326" table:content-validation-name="val6"/>
            <table:table-cell table:style-name="ce328" table:content-validation-name="val7" office:value-type="string" calcext:value-type="string">
              <text:p>§</text:p>
            </table:table-cell>
            <table:table-cell table:style-name="ce332" table:content-validation-name="val8"/>
            <table:table-cell table:style-name="ce334" table:content-validation-name="val9"/>
            <table:table-cell table:style-name="ce336" table:content-validation-name="val10" office:value-type="string" calcext:value-type="string">
              <text:p>§</text:p>
            </table:table-cell>
            <table:table-cell table:style-name="ce338" table:content-validation-name="val11"/>
            <table:table-cell table:style-name="ce340" table:content-validation-name="val12"/>
            <table:table-cell table:style-name="ce343" table:content-validation-name="val13"/>
            <table:table-cell table:style-name="ce345" table:content-validation-name="val14"/>
            <table:table-cell table:style-name="ce347" table:content-validation-name="val15" office:value-type="string" calcext:value-type="string">
              <text:p>§</text:p>
            </table:table-cell>
            <table:table-cell table:style-name="ce350" table:content-validation-name="val16"/>
            <table:table-cell table:style-name="ce353" table:content-validation-name="val17"/>
            <table:table-cell table:style-name="ce356" table:content-validation-name="val18"/>
            <table:table-cell table:style-name="ce358" table:content-validation-name="val19"/>
            <table:table-cell table:style-name="ce360" table:content-validation-name="val20"/>
            <table:table-cell table:style-name="ce362" table:content-validation-name="val21"/>
            <table:table-cell table:style-name="ce364" table:content-validation-name="val22"/>
            <table:table-cell table:style-name="ce366" table:content-validation-name="val23"/>
            <table:table-cell table:style-name="ce373" table:content-validation-name="val1"/>
            <table:table-cell table:style-name="ce381" table:number-columns-repeated="2"/>
            <table:table-cell table:style-name="ce383" table:number-columns-repeated="8"/>
            <table:table-cell table:number-columns-repeated="866"/>
          </table:table-row>
        </table:table-row-group>
        <table:table-row table:style-name="ro2">
          <table:table-cell table:number-columns-repeated="2"/>
          <table:table-cell table:style-name="ce221"/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Letting go of input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ov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No effect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un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un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a single animation is selected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Forward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Lef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Righ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4. generate rows and print various inputs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oll (Back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oll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Roll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Roll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Weapon Switch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Switch animation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Switch animation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Switch animation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Jump (Result 1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Jump (Ground)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Jump (Ground)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Jump (Ground)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6" table:content-validation-name="val1" office:value-type="string" calcext:value-type="string">
            <text:p>”Generate variations”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Jump (Result 2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Idle (Airborne)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Idle (Airborne)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Idle (Airborne)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S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s2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s2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s2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a single animation is selected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S) (Long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s2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s2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s2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T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t1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t1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t1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elee (T) (Long)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Buffers</text:p>
          </table:table-cell>
          <table:table-cell table:style-name="ce344" table:content-validation-name="val13" office:value-type="string" calcext:value-type="string">
            <text:p>Attack t1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Buffers</text:p>
          </table:table-cell>
          <table:table-cell table:style-name="ce352" table:content-validation-name="val16" office:value-type="string" calcext:value-type="string">
            <text:p>Attack t1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Buffers</text:p>
          </table:table-cell>
          <table:table-cell table:style-name="ce359" table:content-validation-name="val19" office:value-type="string" calcext:value-type="string">
            <text:p>Attack t1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4. generate rows according to the rules of Modifier Lis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Grab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Grab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Grab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Grab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Block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Block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Block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Block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Magic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Magic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 office:value-type="string" calcext:value-type="string">
            <text:p>Magic</text:p>
          </table:table-cell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 office:value-type="string" calcext:value-type="string">
            <text:p>Magic</text:p>
          </table:table-cell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6" table:content-validation-name="val1" office:value-type="string" calcext:value-type="string">
            <text:p>”Add conditional formatting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Rag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 office:value-type="string" calcext:value-type="string">
            <text:p>Rage</text:p>
          </table:table-cell>
          <table:table-cell table:style-name="ce346" table:content-validation-name="val14"/>
          <table:table-cell table:style-name="ce349" table:content-validation-name="val15" office:value-type="string" calcext:value-type="string">
            <text:p>No effect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No effect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4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1" office:value-type="string" calcext:value-type="string">
            <text:p>Paus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Mutual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Mutual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Mutual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1. delete existing rules for conditional formatting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Retry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 office:value-type="string" calcext:value-type="string">
            <text:p>Cancels</text:p>
          </table:table-cell>
          <table:table-cell table:style-name="ce344" table:content-validation-name="val13"/>
          <table:table-cell table:style-name="ce346" table:content-validation-name="val14"/>
          <table:table-cell table:style-name="ce349" table:content-validation-name="val15" office:value-type="string" calcext:value-type="string">
            <text:p>Cancels</text:p>
          </table:table-cell>
          <table:table-cell table:style-name="ce352" table:content-validation-name="val16"/>
          <table:table-cell table:style-name="ce355" table:content-validation-name="val17"/>
          <table:table-cell table:style-name="ce357" table:content-validation-name="val18" office:value-type="string" calcext:value-type="string">
            <text:p>Cancels</text:p>
          </table:table-cell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5" table:content-validation-name="val1" office:value-type="string" calcext:value-type="string">
            <text:p>2. find new rules for conditional formatting from Reactions sheet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Upgrade Blades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7" table:content-validation-name="val1" office:value-type="string" calcext:value-type="string">
            <text:p>3. apply new rules for conditional formatting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Upgrade Head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Fall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Landing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9" table:content-validation-name="val1" office:value-type="string" calcext:value-type="string">
            <text:p>”Generate both inputs + variations for an animation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Hang From Ledg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Water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 office:value-type="string" calcext:value-type="string">
            <text:p>a combination of the above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Rope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2" office:value-type="string" calcext:value-type="string">
            <text:p>Shimmy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X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9" table:content-validation-name="val1" office:value-type="string" calcext:value-type="string">
            <text:p>”Generate both inputs + variations for all animations + add conditional formatting”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S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8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T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 office:value-type="string" calcext:value-type="string">
            <text:p>§</text:p>
          </table:table-cell>
          <table:table-cell table:style-name="ce367" table:content-validation-name="val23"/>
          <table:table-cell table:style-name="ce377" table:content-validation-name="val1" office:value-type="string" calcext:value-type="string">
            <text:p>a combination of the above for all possible animations that are listed in Master Animation List. Should generate or update a whole ready-to-use list of animations automatically based on established rules.</text:p>
          </table:table-cell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Attack s1</text:p>
          </table:table-cell>
          <table:table-cell table:style-name="ce49" office:value-type="string" calcext:value-type="string">
            <text:p>Super</text:p>
          </table:table-cell>
          <table:table-cell table:style-name="ce223" office:value-type="string" calcext:value-type="string">
            <text:p>Hold O</text:p>
          </table:table-cell>
          <table:table-cell table:style-name="ce327" table:content-validation-name="val6"/>
          <table:table-cell table:style-name="ce331" table:content-validation-name="val7" office:value-type="string" calcext:value-type="string">
            <text:p>§</text:p>
          </table:table-cell>
          <table:table-cell table:style-name="ce333" table:content-validation-name="val8"/>
          <table:table-cell table:style-name="ce335" table:content-validation-name="val9"/>
          <table:table-cell table:style-name="ce337" table:content-validation-name="val10" office:value-type="string" calcext:value-type="string">
            <text:p>§</text:p>
          </table:table-cell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/>
          <table:table-cell table:style-name="ce367" table:content-validation-name="val23"/>
          <table:table-cell table:style-name="ce380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table:number-columns-repeated="2"/>
          <table:table-cell table:style-name="ce224"/>
          <table:table-cell table:style-name="ce327" table:content-validation-name="val6"/>
          <table:table-cell table:style-name="ce331" table:content-validation-name="val7"/>
          <table:table-cell table:style-name="ce333" table:content-validation-name="val8"/>
          <table:table-cell table:style-name="ce335" table:content-validation-name="val9"/>
          <table:table-cell table:style-name="ce337" table:content-validation-name="val10"/>
          <table:table-cell table:style-name="ce339" table:content-validation-name="val11"/>
          <table:table-cell table:style-name="ce342" table:content-validation-name="val12"/>
          <table:table-cell table:style-name="ce344" table:content-validation-name="val13"/>
          <table:table-cell table:style-name="ce346" table:content-validation-name="val14"/>
          <table:table-cell table:style-name="ce349" table:content-validation-name="val15"/>
          <table:table-cell table:style-name="ce352" table:content-validation-name="val16"/>
          <table:table-cell table:style-name="ce355" table:content-validation-name="val17"/>
          <table:table-cell table:style-name="ce357" table:content-validation-name="val18"/>
          <table:table-cell table:style-name="ce359" table:content-validation-name="val19"/>
          <table:table-cell table:style-name="ce361" table:content-validation-name="val20"/>
          <table:table-cell table:style-name="ce363" table:content-validation-name="val21"/>
          <table:table-cell table:style-name="ce365" table:content-validation-name="val22"/>
          <table:table-cell table:style-name="ce367" table:content-validation-name="val23"/>
          <table:table-cell table:style-name="ce380" table:content-validation-name="val1"/>
          <table:table-cell table:style-name="ce382" table:number-columns-repeated="2"/>
          <table:table-cell table:style-name="ce384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Letting go of input</text:p>
          </table:table-cell>
          <table:table-cell table:style-name="ce326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Move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Rush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Retry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Upgrade Blades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Upgrade Head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>
          <table:table-cell office:value-type="string" calcext:value-type="string">
            <text:p>Swim</text:p>
          </table:table-cell>
          <table:table-cell/>
          <table:table-cell table:style-name="ce221" office:value-type="string" calcext:value-type="string">
            <text:p>Prompt 1</text:p>
          </table:table-cell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Default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3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44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73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325" table:content-validation-name="val6"/>
          <table:table-cell table:style-name="ce328" table:content-validation-name="val7"/>
          <table:table-cell table:style-name="ce332" table:content-validation-name="val8"/>
          <table:table-cell table:style-name="ce334" table:content-validation-name="val9"/>
          <table:table-cell table:style-name="ce336" table:content-validation-name="val10"/>
          <table:table-cell table:style-name="ce338" table:content-validation-name="val11"/>
          <table:table-cell table:style-name="ce340" table:content-validation-name="val12"/>
          <table:table-cell table:style-name="ce343" table:content-validation-name="val13"/>
          <table:table-cell table:style-name="ce345" table:content-validation-name="val14"/>
          <table:table-cell table:style-name="ce347" table:content-validation-name="val15"/>
          <table:table-cell table:style-name="ce350" table:content-validation-name="val16"/>
          <table:table-cell table:style-name="ce353" table:content-validation-name="val17"/>
          <table:table-cell table:style-name="ce356" table:content-validation-name="val18"/>
          <table:table-cell table:style-name="ce358" table:content-validation-name="val19"/>
          <table:table-cell table:style-name="ce360" table:content-validation-name="val20"/>
          <table:table-cell table:style-name="ce362" table:content-validation-name="val21"/>
          <table:table-cell table:style-name="ce364" table:content-validation-name="val22"/>
          <table:table-cell table:style-name="ce366" table:content-validation-name="val23"/>
          <table:table-cell table:style-name="ce368" table:content-validation-name="val1"/>
          <table:table-cell table:style-name="ce381" table:number-columns-repeated="2"/>
          <table:table-cell table:style-name="ce383" table:number-columns-repeated="8"/>
          <table:table-cell table:number-columns-repeated="866"/>
        </table:table-row>
        <table:table-row table:style-name="ro2" table:number-rows-repeated="1046355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(Old)'.Y2:'Details (Old)'.AF66 'Details (Old)'.Y99:'Details (Old)'.AF2220 'Details (Old)'.G2:'Details (Old)'.R23 'Details (Old)'.G99:'Details (Old)'.R2220 'Details (Old)'.G24:'Details (Old)'.I24 'Details (Old)'.N24:'Details (Old)'.R24 'Details (Old)'.K24:'Details (Old)'.L24 'Details (Old)'.G25:'Details (Old)'.R66">
            <calcext:condition calcext:apply-style-name="Red bg" calcext:value="=&quot;Cancels&quot;" calcext:base-cell-address="'Modifier List (Old)'.G2"/>
            <calcext:condition calcext:apply-style-name="Light orange bg" calcext:value="=&quot;Follows&quot;" calcext:base-cell-address="'Modifier List (Old)'.G2"/>
            <calcext:condition calcext:apply-style-name="Yellow bg" calcext:value="=&quot;Buffers&quot;" calcext:base-cell-address="'Modifier List (Old)'.G2"/>
            <calcext:condition calcext:apply-style-name="Light blue bg" calcext:value="=&quot;Mutual&quot;" calcext:base-cell-address="'Modifier List (Old)'.G2"/>
            <calcext:condition calcext:apply-style-name="Green bg" calcext:value="=&quot;Special&quot;" calcext:base-cell-address="'Modifier List (Old)'.G2"/>
            <calcext:condition calcext:apply-style-name="Blue bg" calcext:value="=&quot;Prereq&quot;" calcext:base-cell-address="'Modifier List (Old)'.G2"/>
            <calcext:condition calcext:apply-style-name="Light gray bg" calcext:value="=&quot;Impossible?&quot;" calcext:base-cell-address="'Modifier List (Old)'.G2"/>
            <calcext:condition calcext:apply-style-name="Dark gray bg" calcext:value="=&quot;§§§&quot;" calcext:base-cell-address="'Modifier List (Old)'.G2"/>
            <calcext:condition calcext:apply-style-name="Dark gray bg" calcext:value="contains-text(&quot;!!&quot;)" calcext:base-cell-address="'Modifier List (Old)'.G2"/>
            <calcext:condition calcext:apply-style-name="Purple bg" calcext:value="=&quot;???&quot;" calcext:base-cell-address="'Modifier List (Old)'.G2"/>
            <calcext:condition calcext:apply-style-name="Light gray bg" calcext:value="=&quot;No effect&quot;" calcext:base-cell-address="'Modifier List (Old)'.G2"/>
          </calcext:conditional-format>
          <calcext:conditional-format calcext:target-range-address="'Details (Old)'.J24:'Details (Old)'.J24">
            <calcext:condition calcext:apply-style-name="Red bg" calcext:value="=&quot;Cancels&quot;" calcext:base-cell-address="'Modifier List (Old)'.J24"/>
            <calcext:condition calcext:apply-style-name="Light orange bg" calcext:value="=&quot;Follows&quot;" calcext:base-cell-address="'Modifier List (Old)'.J24"/>
            <calcext:condition calcext:apply-style-name="Yellow bg" calcext:value="=&quot;Buffers&quot;" calcext:base-cell-address="'Modifier List (Old)'.J24"/>
            <calcext:condition calcext:apply-style-name="Light blue bg" calcext:value="=&quot;Mutual&quot;" calcext:base-cell-address="'Modifier List (Old)'.J24"/>
            <calcext:condition calcext:apply-style-name="Green bg" calcext:value="=&quot;Special&quot;" calcext:base-cell-address="'Modifier List (Old)'.J24"/>
            <calcext:condition calcext:apply-style-name="Blue bg" calcext:value="=&quot;Prereq&quot;" calcext:base-cell-address="'Modifier List (Old)'.J24"/>
            <calcext:condition calcext:apply-style-name="Light gray bg" calcext:value="=&quot;Impossible?&quot;" calcext:base-cell-address="'Modifier List (Old)'.J24"/>
            <calcext:condition calcext:apply-style-name="Dark gray bg" calcext:value="=&quot;§§§&quot;" calcext:base-cell-address="'Modifier List (Old)'.J24"/>
            <calcext:condition calcext:apply-style-name="Dark gray bg" calcext:value="contains-text(&quot;!!&quot;)" calcext:base-cell-address="'Modifier List (Old)'.J24"/>
            <calcext:condition calcext:apply-style-name="Purple bg" calcext:value="=&quot;???&quot;" calcext:base-cell-address="'Modifier List (Old)'.J24"/>
            <calcext:condition calcext:apply-style-name="Light gray bg" calcext:value="=&quot;No effect&quot;" calcext:base-cell-address="'Modifier List (Old)'.J24"/>
          </calcext:conditional-format>
          <calcext:conditional-format calcext:target-range-address="'Details (Old)'.M24:'Details (Old)'.M24">
            <calcext:condition calcext:apply-style-name="Red bg" calcext:value="=&quot;Cancels&quot;" calcext:base-cell-address="'Modifier List (Old)'.M24"/>
            <calcext:condition calcext:apply-style-name="Light orange bg" calcext:value="=&quot;Follows&quot;" calcext:base-cell-address="'Modifier List (Old)'.M24"/>
            <calcext:condition calcext:apply-style-name="Yellow bg" calcext:value="=&quot;Buffers&quot;" calcext:base-cell-address="'Modifier List (Old)'.M24"/>
            <calcext:condition calcext:apply-style-name="Light blue bg" calcext:value="=&quot;Mutual&quot;" calcext:base-cell-address="'Modifier List (Old)'.M24"/>
            <calcext:condition calcext:apply-style-name="Green bg" calcext:value="=&quot;Special&quot;" calcext:base-cell-address="'Modifier List (Old)'.M24"/>
            <calcext:condition calcext:apply-style-name="Blue bg" calcext:value="=&quot;Prereq&quot;" calcext:base-cell-address="'Modifier List (Old)'.M24"/>
            <calcext:condition calcext:apply-style-name="Light gray bg" calcext:value="=&quot;Impossible?&quot;" calcext:base-cell-address="'Modifier List (Old)'.M24"/>
            <calcext:condition calcext:apply-style-name="Dark gray bg" calcext:value="=&quot;§§§&quot;" calcext:base-cell-address="'Modifier List (Old)'.M24"/>
            <calcext:condition calcext:apply-style-name="Dark gray bg" calcext:value="contains-text(&quot;!!&quot;)" calcext:base-cell-address="'Modifier List (Old)'.M24"/>
            <calcext:condition calcext:apply-style-name="Purple bg" calcext:value="=&quot;???&quot;" calcext:base-cell-address="'Modifier List (Old)'.M24"/>
            <calcext:condition calcext:apply-style-name="Light gray bg" calcext:value="=&quot;No effect&quot;" calcext:base-cell-address="'Modifier List (Old)'.M24"/>
          </calcext:conditional-format>
          <calcext:conditional-format calcext:target-range-address="'Details (Old)'.D2:'Details (Old)'.F15 'Details (Old)'.E99:'Details (Old)'.F2220 'Details (Old)'.D16:'Details (Old)'.D34 'Details (Old)'.F16:'Details (Old)'.F17 'Details (Old)'.D100:'Details (Old)'.D2220 'Details (Old)'.E18:'Details (Old)'.F66">
            <calcext:condition calcext:apply-style-name="Red bg" calcext:value="=&quot;Cancels&quot;" calcext:base-cell-address="'Modifier List (Old)'.D2"/>
            <calcext:condition calcext:apply-style-name="Light orange bg" calcext:value="=&quot;Follows&quot;" calcext:base-cell-address="'Modifier List (Old)'.D2"/>
            <calcext:condition calcext:apply-style-name="Yellow bg" calcext:value="=&quot;Buffers&quot;" calcext:base-cell-address="'Modifier List (Old)'.D2"/>
            <calcext:condition calcext:apply-style-name="Light blue bg" calcext:value="=&quot;Mutual&quot;" calcext:base-cell-address="'Modifier List (Old)'.D2"/>
            <calcext:condition calcext:apply-style-name="Green bg" calcext:value="=&quot;Special&quot;" calcext:base-cell-address="'Modifier List (Old)'.D2"/>
            <calcext:condition calcext:apply-style-name="Blue bg" calcext:value="=&quot;Prereq&quot;" calcext:base-cell-address="'Modifier List (Old)'.D2"/>
            <calcext:condition calcext:apply-style-name="Light gray bg" calcext:value="=&quot;Impossible?&quot;" calcext:base-cell-address="'Modifier List (Old)'.D2"/>
            <calcext:condition calcext:apply-style-name="Dark gray bg" calcext:value="=&quot;§§§&quot;" calcext:base-cell-address="'Modifier List (Old)'.D2"/>
            <calcext:condition calcext:apply-style-name="Dark gray bg" calcext:value="contains-text(&quot;!!&quot;)" calcext:base-cell-address="'Modifier List (Old)'.D2"/>
            <calcext:condition calcext:apply-style-name="Purple bg" calcext:value="=&quot;???&quot;" calcext:base-cell-address="'Modifier List (Old)'.D2"/>
            <calcext:condition calcext:apply-style-name="Light gray bg" calcext:value="=&quot;No effect&quot;" calcext:base-cell-address="'Modifier List (Old)'.D2"/>
          </calcext:conditional-format>
          <calcext:conditional-format calcext:target-range-address="'Details (Old)'.S2:'Details (Old)'.X3 'Details (Old)'.S160:'Details (Old)'.X2220 'Details (Old)'.S110:'Details (Old)'.U159 'Details (Old)'.W110:'Details (Old)'.X159 'Details (Old)'.S99:'Details (Old)'.X109 'Details (Old)'.W4:'Details (Old)'.X34 'Details (Old)'.S4:'Details (Old)'.U34 'Details (Old)'.S35:'Details (Old)'.X66">
            <calcext:condition calcext:apply-style-name="Red bg" calcext:value="=&quot;Cancels&quot;" calcext:base-cell-address="'Modifier List (Old)'.S2"/>
            <calcext:condition calcext:apply-style-name="Light orange bg" calcext:value="=&quot;Follows&quot;" calcext:base-cell-address="'Modifier List (Old)'.S2"/>
            <calcext:condition calcext:apply-style-name="Yellow bg" calcext:value="=&quot;Buffers&quot;" calcext:base-cell-address="'Modifier List (Old)'.S2"/>
            <calcext:condition calcext:apply-style-name="Light blue bg" calcext:value="=&quot;Mutual&quot;" calcext:base-cell-address="'Modifier List (Old)'.S2"/>
            <calcext:condition calcext:apply-style-name="Green bg" calcext:value="=&quot;Special&quot;" calcext:base-cell-address="'Modifier List (Old)'.S2"/>
            <calcext:condition calcext:apply-style-name="Blue bg" calcext:value="=&quot;Prereq&quot;" calcext:base-cell-address="'Modifier List (Old)'.S2"/>
            <calcext:condition calcext:apply-style-name="Light gray bg" calcext:value="=&quot;Impossible?&quot;" calcext:base-cell-address="'Modifier List (Old)'.S2"/>
            <calcext:condition calcext:apply-style-name="Dark gray bg" calcext:value="=&quot;§§§&quot;" calcext:base-cell-address="'Modifier List (Old)'.S2"/>
            <calcext:condition calcext:apply-style-name="Dark gray bg" calcext:value="contains-text(&quot;!!&quot;)" calcext:base-cell-address="'Modifier List (Old)'.S2"/>
            <calcext:condition calcext:apply-style-name="Purple bg" calcext:value="=&quot;???&quot;" calcext:base-cell-address="'Modifier List (Old)'.S2"/>
            <calcext:condition calcext:apply-style-name="Light gray bg" calcext:value="=&quot;No effect&quot;" calcext:base-cell-address="'Modifier List (Old)'.S2"/>
          </calcext:conditional-format>
          <calcext:conditional-format calcext:target-range-address="'Details (Old)'.V33:'Details (Old)'.V34 'Details (Old)'.V4:'Details (Old)'.V20 'Details (Old)'.V22:'Details (Old)'.V28">
            <calcext:condition calcext:apply-style-name="Red bg" calcext:value="=&quot;Cancels&quot;" calcext:base-cell-address="'Modifier List (Old)'.V4"/>
            <calcext:condition calcext:apply-style-name="Light orange bg" calcext:value="=&quot;Follows&quot;" calcext:base-cell-address="'Modifier List (Old)'.V4"/>
            <calcext:condition calcext:apply-style-name="Yellow bg" calcext:value="=&quot;Buffers&quot;" calcext:base-cell-address="'Modifier List (Old)'.V4"/>
            <calcext:condition calcext:apply-style-name="Light blue bg" calcext:value="=&quot;Mutual&quot;" calcext:base-cell-address="'Modifier List (Old)'.V4"/>
            <calcext:condition calcext:apply-style-name="Green bg" calcext:value="=&quot;Special&quot;" calcext:base-cell-address="'Modifier List (Old)'.V4"/>
            <calcext:condition calcext:apply-style-name="Blue bg" calcext:value="=&quot;Prereq&quot;" calcext:base-cell-address="'Modifier List (Old)'.V4"/>
            <calcext:condition calcext:apply-style-name="Light gray bg" calcext:value="=&quot;Impossible?&quot;" calcext:base-cell-address="'Modifier List (Old)'.V4"/>
            <calcext:condition calcext:apply-style-name="Dark gray bg" calcext:value="=&quot;§§§&quot;" calcext:base-cell-address="'Modifier List (Old)'.V4"/>
            <calcext:condition calcext:apply-style-name="Dark gray bg" calcext:value="contains-text(&quot;!!&quot;)" calcext:base-cell-address="'Modifier List (Old)'.V4"/>
            <calcext:condition calcext:apply-style-name="Purple bg" calcext:value="=&quot;???&quot;" calcext:base-cell-address="'Modifier List (Old)'.V4"/>
            <calcext:condition calcext:apply-style-name="Light gray bg" calcext:value="=&quot;No effect&quot;" calcext:base-cell-address="'Modifier List (Old)'.V4"/>
          </calcext:conditional-format>
          <calcext:conditional-format calcext:target-range-address="'Details (Old)'.E16:'Details (Old)'.E16">
            <calcext:condition calcext:apply-style-name="Red bg" calcext:value="=&quot;Cancels&quot;" calcext:base-cell-address="'Modifier List (Old)'.E16"/>
            <calcext:condition calcext:apply-style-name="Light orange bg" calcext:value="=&quot;Follows&quot;" calcext:base-cell-address="'Modifier List (Old)'.E16"/>
            <calcext:condition calcext:apply-style-name="Yellow bg" calcext:value="=&quot;Buffers&quot;" calcext:base-cell-address="'Modifier List (Old)'.E16"/>
            <calcext:condition calcext:apply-style-name="Light blue bg" calcext:value="=&quot;Mutual&quot;" calcext:base-cell-address="'Modifier List (Old)'.E16"/>
            <calcext:condition calcext:apply-style-name="Green bg" calcext:value="=&quot;Special&quot;" calcext:base-cell-address="'Modifier List (Old)'.E16"/>
            <calcext:condition calcext:apply-style-name="Blue bg" calcext:value="=&quot;Prereq&quot;" calcext:base-cell-address="'Modifier List (Old)'.E16"/>
            <calcext:condition calcext:apply-style-name="Light gray bg" calcext:value="=&quot;Impossible?&quot;" calcext:base-cell-address="'Modifier List (Old)'.E16"/>
            <calcext:condition calcext:apply-style-name="Dark gray bg" calcext:value="=&quot;§§§&quot;" calcext:base-cell-address="'Modifier List (Old)'.E16"/>
            <calcext:condition calcext:apply-style-name="Dark gray bg" calcext:value="contains-text(&quot;!!&quot;)" calcext:base-cell-address="'Modifier List (Old)'.E16"/>
            <calcext:condition calcext:apply-style-name="Purple bg" calcext:value="=&quot;???&quot;" calcext:base-cell-address="'Modifier List (Old)'.E16"/>
            <calcext:condition calcext:apply-style-name="Light gray bg" calcext:value="=&quot;No effect&quot;" calcext:base-cell-address="'Modifier List (Old)'.E16"/>
          </calcext:conditional-format>
          <calcext:conditional-format calcext:target-range-address="'Details (Old)'.E17:'Details (Old)'.E17">
            <calcext:condition calcext:apply-style-name="Red bg" calcext:value="=&quot;Cancels&quot;" calcext:base-cell-address="'Modifier List (Old)'.E17"/>
            <calcext:condition calcext:apply-style-name="Light orange bg" calcext:value="=&quot;Follows&quot;" calcext:base-cell-address="'Modifier List (Old)'.E17"/>
            <calcext:condition calcext:apply-style-name="Yellow bg" calcext:value="=&quot;Buffers&quot;" calcext:base-cell-address="'Modifier List (Old)'.E17"/>
            <calcext:condition calcext:apply-style-name="Light blue bg" calcext:value="=&quot;Mutual&quot;" calcext:base-cell-address="'Modifier List (Old)'.E17"/>
            <calcext:condition calcext:apply-style-name="Green bg" calcext:value="=&quot;Special&quot;" calcext:base-cell-address="'Modifier List (Old)'.E17"/>
            <calcext:condition calcext:apply-style-name="Blue bg" calcext:value="=&quot;Prereq&quot;" calcext:base-cell-address="'Modifier List (Old)'.E17"/>
            <calcext:condition calcext:apply-style-name="Light gray bg" calcext:value="=&quot;Impossible?&quot;" calcext:base-cell-address="'Modifier List (Old)'.E17"/>
            <calcext:condition calcext:apply-style-name="Dark gray bg" calcext:value="=&quot;§§§&quot;" calcext:base-cell-address="'Modifier List (Old)'.E17"/>
            <calcext:condition calcext:apply-style-name="Dark gray bg" calcext:value="contains-text(&quot;!!&quot;)" calcext:base-cell-address="'Modifier List (Old)'.E17"/>
            <calcext:condition calcext:apply-style-name="Purple bg" calcext:value="=&quot;???&quot;" calcext:base-cell-address="'Modifier List (Old)'.E17"/>
            <calcext:condition calcext:apply-style-name="Light gray bg" calcext:value="=&quot;No effect&quot;" calcext:base-cell-address="'Modifier List (Old)'.E17"/>
          </calcext:conditional-format>
          <calcext:conditional-format calcext:target-range-address="'Details (Old)'.D99:'Details (Old)'.D99 'Details (Old)'.D35:'Details (Old)'.D66">
            <calcext:condition calcext:apply-style-name="Red bg" calcext:value="=&quot;Cancels&quot;" calcext:base-cell-address="'Modifier List (Old)'.D35"/>
            <calcext:condition calcext:apply-style-name="Light orange bg" calcext:value="=&quot;Follows&quot;" calcext:base-cell-address="'Modifier List (Old)'.D35"/>
            <calcext:condition calcext:apply-style-name="Yellow bg" calcext:value="=&quot;Buffers&quot;" calcext:base-cell-address="'Modifier List (Old)'.D35"/>
            <calcext:condition calcext:apply-style-name="Light blue bg" calcext:value="=&quot;Mutual&quot;" calcext:base-cell-address="'Modifier List (Old)'.D35"/>
            <calcext:condition calcext:apply-style-name="Green bg" calcext:value="=&quot;Special&quot;" calcext:base-cell-address="'Modifier List (Old)'.D35"/>
            <calcext:condition calcext:apply-style-name="Blue bg" calcext:value="=&quot;Prereq&quot;" calcext:base-cell-address="'Modifier List (Old)'.D35"/>
            <calcext:condition calcext:apply-style-name="Light gray bg" calcext:value="=&quot;Impossible?&quot;" calcext:base-cell-address="'Modifier List (Old)'.D35"/>
            <calcext:condition calcext:apply-style-name="Dark gray bg" calcext:value="=&quot;§§§&quot;" calcext:base-cell-address="'Modifier List (Old)'.D35"/>
            <calcext:condition calcext:apply-style-name="Dark gray bg" calcext:value="contains-text(&quot;!!&quot;)" calcext:base-cell-address="'Modifier List (Old)'.D35"/>
            <calcext:condition calcext:apply-style-name="Purple bg" calcext:value="=&quot;???&quot;" calcext:base-cell-address="'Modifier List (Old)'.D35"/>
            <calcext:condition calcext:apply-style-name="Light gray bg" calcext:value="=&quot;No effect&quot;" calcext:base-cell-address="'Modifier List (Old)'.D35"/>
          </calcext:conditional-format>
          <calcext:conditional-format calcext:target-range-address="'Details (Old)'.Y67:'Details (Old)'.AF98 'Details (Old)'.G67:'Details (Old)'.R98">
            <calcext:condition calcext:apply-style-name="Red bg" calcext:value="=&quot;Cancels&quot;" calcext:base-cell-address="'Modifier List (Old)'.G67"/>
            <calcext:condition calcext:apply-style-name="Light orange bg" calcext:value="=&quot;Follows&quot;" calcext:base-cell-address="'Modifier List (Old)'.G67"/>
            <calcext:condition calcext:apply-style-name="Yellow bg" calcext:value="=&quot;Buffers&quot;" calcext:base-cell-address="'Modifier List (Old)'.G67"/>
            <calcext:condition calcext:apply-style-name="Light blue bg" calcext:value="=&quot;Mutual&quot;" calcext:base-cell-address="'Modifier List (Old)'.G67"/>
            <calcext:condition calcext:apply-style-name="Green bg" calcext:value="=&quot;Special&quot;" calcext:base-cell-address="'Modifier List (Old)'.G67"/>
            <calcext:condition calcext:apply-style-name="Blue bg" calcext:value="=&quot;Prereq&quot;" calcext:base-cell-address="'Modifier List (Old)'.G67"/>
            <calcext:condition calcext:apply-style-name="Light gray bg" calcext:value="=&quot;Impossible?&quot;" calcext:base-cell-address="'Modifier List (Old)'.G67"/>
            <calcext:condition calcext:apply-style-name="Dark gray bg" calcext:value="=&quot;§§§&quot;" calcext:base-cell-address="'Modifier List (Old)'.G67"/>
            <calcext:condition calcext:apply-style-name="Dark gray bg" calcext:value="contains-text(&quot;!!&quot;)" calcext:base-cell-address="'Modifier List (Old)'.G67"/>
            <calcext:condition calcext:apply-style-name="Purple bg" calcext:value="=&quot;???&quot;" calcext:base-cell-address="'Modifier List (Old)'.G67"/>
            <calcext:condition calcext:apply-style-name="Light gray bg" calcext:value="=&quot;No effect&quot;" calcext:base-cell-address="'Modifier List (Old)'.G67"/>
          </calcext:conditional-format>
          <calcext:conditional-format calcext:target-range-address="'Details (Old)'.D67:'Details (Old)'.F98">
            <calcext:condition calcext:apply-style-name="Red bg" calcext:value="=&quot;Cancels&quot;" calcext:base-cell-address="'Modifier List (Old)'.D67"/>
            <calcext:condition calcext:apply-style-name="Light orange bg" calcext:value="=&quot;Follows&quot;" calcext:base-cell-address="'Modifier List (Old)'.D67"/>
            <calcext:condition calcext:apply-style-name="Yellow bg" calcext:value="=&quot;Buffers&quot;" calcext:base-cell-address="'Modifier List (Old)'.D67"/>
            <calcext:condition calcext:apply-style-name="Light blue bg" calcext:value="=&quot;Mutual&quot;" calcext:base-cell-address="'Modifier List (Old)'.D67"/>
            <calcext:condition calcext:apply-style-name="Green bg" calcext:value="=&quot;Special&quot;" calcext:base-cell-address="'Modifier List (Old)'.D67"/>
            <calcext:condition calcext:apply-style-name="Blue bg" calcext:value="=&quot;Prereq&quot;" calcext:base-cell-address="'Modifier List (Old)'.D67"/>
            <calcext:condition calcext:apply-style-name="Light gray bg" calcext:value="=&quot;Impossible?&quot;" calcext:base-cell-address="'Modifier List (Old)'.D67"/>
            <calcext:condition calcext:apply-style-name="Dark gray bg" calcext:value="=&quot;§§§&quot;" calcext:base-cell-address="'Modifier List (Old)'.D67"/>
            <calcext:condition calcext:apply-style-name="Dark gray bg" calcext:value="contains-text(&quot;!!&quot;)" calcext:base-cell-address="'Modifier List (Old)'.D67"/>
            <calcext:condition calcext:apply-style-name="Purple bg" calcext:value="=&quot;???&quot;" calcext:base-cell-address="'Modifier List (Old)'.D67"/>
            <calcext:condition calcext:apply-style-name="Light gray bg" calcext:value="=&quot;No effect&quot;" calcext:base-cell-address="'Modifier List (Old)'.D67"/>
          </calcext:conditional-format>
          <calcext:conditional-format calcext:target-range-address="'Details (Old)'.S86:'Details (Old)'.X98 'Details (Old)'.W67:'Details (Old)'.X85 'Details (Old)'.S67:'Details (Old)'.U85">
            <calcext:condition calcext:apply-style-name="Red bg" calcext:value="=&quot;Cancels&quot;" calcext:base-cell-address="'Modifier List (Old)'.S67"/>
            <calcext:condition calcext:apply-style-name="Light orange bg" calcext:value="=&quot;Follows&quot;" calcext:base-cell-address="'Modifier List (Old)'.S67"/>
            <calcext:condition calcext:apply-style-name="Yellow bg" calcext:value="=&quot;Buffers&quot;" calcext:base-cell-address="'Modifier List (Old)'.S67"/>
            <calcext:condition calcext:apply-style-name="Light blue bg" calcext:value="=&quot;Mutual&quot;" calcext:base-cell-address="'Modifier List (Old)'.S67"/>
            <calcext:condition calcext:apply-style-name="Green bg" calcext:value="=&quot;Special&quot;" calcext:base-cell-address="'Modifier List (Old)'.S67"/>
            <calcext:condition calcext:apply-style-name="Blue bg" calcext:value="=&quot;Prereq&quot;" calcext:base-cell-address="'Modifier List (Old)'.S67"/>
            <calcext:condition calcext:apply-style-name="Light gray bg" calcext:value="=&quot;Impossible?&quot;" calcext:base-cell-address="'Modifier List (Old)'.S67"/>
            <calcext:condition calcext:apply-style-name="Dark gray bg" calcext:value="=&quot;§§§&quot;" calcext:base-cell-address="'Modifier List (Old)'.S67"/>
            <calcext:condition calcext:apply-style-name="Dark gray bg" calcext:value="contains-text(&quot;!!&quot;)" calcext:base-cell-address="'Modifier List (Old)'.S67"/>
            <calcext:condition calcext:apply-style-name="Purple bg" calcext:value="=&quot;???&quot;" calcext:base-cell-address="'Modifier List (Old)'.S67"/>
            <calcext:condition calcext:apply-style-name="Light gray bg" calcext:value="=&quot;No effect&quot;" calcext:base-cell-address="'Modifier List (Old)'.S67"/>
          </calcext:conditional-format>
          <calcext:conditional-format calcext:target-range-address="'Details (Old)'.V67:'Details (Old)'.V96">
            <calcext:condition calcext:apply-style-name="Red bg" calcext:value="=&quot;Cancels&quot;" calcext:base-cell-address="'Modifier List (Old)'.V67"/>
            <calcext:condition calcext:apply-style-name="Light orange bg" calcext:value="=&quot;Follows&quot;" calcext:base-cell-address="'Modifier List (Old)'.V67"/>
            <calcext:condition calcext:apply-style-name="Yellow bg" calcext:value="=&quot;Buffers&quot;" calcext:base-cell-address="'Modifier List (Old)'.V67"/>
            <calcext:condition calcext:apply-style-name="Light blue bg" calcext:value="=&quot;Mutual&quot;" calcext:base-cell-address="'Modifier List (Old)'.V67"/>
            <calcext:condition calcext:apply-style-name="Green bg" calcext:value="=&quot;Special&quot;" calcext:base-cell-address="'Modifier List (Old)'.V67"/>
            <calcext:condition calcext:apply-style-name="Blue bg" calcext:value="=&quot;Prereq&quot;" calcext:base-cell-address="'Modifier List (Old)'.V67"/>
            <calcext:condition calcext:apply-style-name="Light gray bg" calcext:value="=&quot;Impossible?&quot;" calcext:base-cell-address="'Modifier List (Old)'.V67"/>
            <calcext:condition calcext:apply-style-name="Dark gray bg" calcext:value="=&quot;§§§&quot;" calcext:base-cell-address="'Modifier List (Old)'.V67"/>
            <calcext:condition calcext:apply-style-name="Dark gray bg" calcext:value="contains-text(&quot;!!&quot;)" calcext:base-cell-address="'Modifier List (Old)'.V67"/>
            <calcext:condition calcext:apply-style-name="Purple bg" calcext:value="=&quot;???&quot;" calcext:base-cell-address="'Modifier List (Old)'.V67"/>
            <calcext:condition calcext:apply-style-name="Light gray bg" calcext:value="=&quot;No effect&quot;" calcext:base-cell-address="'Modifier List (Old)'.V67"/>
          </calcext:conditional-format>
        </calcext:conditional-formats>
      </table:table>
      <table:table table:name="Modifier List (Old)" table:style-name="ta1">
        <table:table-column table:style-name="co57" table:default-cell-style-name="ce221"/>
        <table:table-column table:style-name="co54" table:default-cell-style-name="ce221"/>
        <table:table-column table:style-name="co14" table:default-cell-style-name="ce221"/>
        <table:table-column table:style-name="co58" table:number-columns-repeated="2" table:default-cell-style-name="ce302"/>
        <table:table-column table:style-name="co59" table:number-columns-repeated="2" table:default-cell-style-name="ce302"/>
        <table:table-column table:style-name="co63" table:default-cell-style-name="ce221"/>
        <table:table-column table:style-name="co11" table:default-cell-style-name="Default"/>
        <table:table-row table:style-name="ro2">
          <table:table-cell table:style-name="ce208" office:value-type="string" calcext:value-type="string">
            <text:p>Short Name</text:p>
          </table:table-cell>
          <table:table-cell table:style-name="ce208" office:value-type="string" calcext:value-type="string">
            <text:p>Full Name</text:p>
          </table:table-cell>
          <table:table-cell table:style-name="ce208" office:value-type="string" calcext:value-type="string">
            <text:p>Color</text:p>
          </table:table-cell>
          <table:table-cell table:style-name="ce209" table:content-validation-name="val1" office:value-type="string" calcext:value-type="string">
            <text:p>OR Group:</text:p>
          </table:table-cell>
          <table:table-cell table:number-columns-repeated="2" table:style-name="ce209" table:content-validation-name="val1" office:value-type="string" calcext:value-type="string">
            <text:p>NAND Group:</text:p>
          </table:table-cell>
          <table:table-cell table:style-name="ce209" table:content-validation-name="val1" office:value-type="string" calcext:value-type="string">
            <text:p>XNOR Group:</text:p>
          </table:table-cell>
          <table:table-cell table:style-name="ce208" office:value-type="string" calcext:value-type="string">
            <text:p>Notes 1</text:p>
          </table:table-cell>
          <table:table-cell table:style-name="ce221" office:value-type="string" calcext:value-type="string">
            <text:p>About rules:</text:p>
          </table:table-cell>
        </table:table-row>
        <table:table-row table:style-name="ro2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222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1 equipped.</text:p>
          </table:table-cell>
          <table:table-cell table:style-name="ce135"/>
        </table:table-row>
        <table:table-row table:style-name="ro2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222"/>
          <table:table-cell table:style-name="ce133" table:content-validation-name="val1" office:value-type="float" office:value="1" calcext:value-type="float">
            <text:p>1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table:number-columns-repeated="2"/>
          <table:table-cell office:value-type="string" calcext:value-type="string">
            <text:p>Weapon 2 equipped.</text:p>
          </table:table-cell>
          <table:table-cell table:style-name="ce135"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2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222"/>
          <table:table-cell table:style-name="ce133" table:content-validation-name="val1" office:value-type="float" office:value="1" calcext:value-type="float">
            <text:p>1</text:p>
          </table:table-cell>
          <table:table-cell table:number-columns-repeated="2"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Weapon 3 equipped.</text:p>
          </table:table-cell>
          <table:table-cell table:style-name="ce135" office:value-type="string" calcext:value-type="string">
            <text:p>2. modifiers are generally "TRUE” to each other, which means everything combines with everything else. Exceptions have to be marked down with the rules column.</text:p>
          </table:table-cell>
        </table:table-row>
        <table:table-row table:style-name="ro2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27"/>
          <table:table-cell table:style-name="ce133" table:content-validation-name="val1"/>
          <table:table-cell table:content-validation-name="val1"/>
          <table:table-cell table:content-validation-name="val1" office:value-type="float" office:value="1" calcext:value-type="float">
            <text:p>1</text:p>
          </table:table-cell>
          <table:table-cell table:content-validation-name="val1"/>
          <table:table-cell office:value-type="string" calcext:value-type="string">
            <text:p>Super mode active.</text:p>
          </table:table-cell>
          <table:table-cell table:style-name="ce135" office:value-type="string" calcext:value-type="string">
            <text:p>3. Entries in the rule columns MUST be integers.</text:p>
          </table:table-cell>
        </table:table-row>
        <table:table-row table:style-name="ro2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305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 office:value-type="string" calcext:value-type="string">
            <text:p>4. User can add an indefinite number of rule columns of each type and it still works.</text:p>
          </table:table-cell>
        </table:table-row>
        <table:table-row table:style-name="ro2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305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/>
          <table:table-cell table:style-name="ce135"/>
        </table:table-row>
        <table:table-row table:style-name="ro2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29"/>
          <table:table-cell table:style-name="ce133" table:content-validation-name="val1"/>
          <table:table-cell table:content-validation-name="val1" table:number-columns-repeated="3"/>
          <table:table-cell/>
          <table:table-cell table:style-name="ce135" office:value-type="string" calcext:value-type="string">
            <text:p>5. you shouldn’t create more than 1 OR group. It’s not only unnecessary but it also messes up the calculations.</text:p>
          </table:table-cell>
        </table:table-row>
        <table:table-row table:style-name="ro2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307"/>
          <table:table-cell table:style-name="ce133"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 table:number-columns-repeated="2"/>
          <table:table-cell office:value-type="string" calcext:value-type="string">
            <text:p>Action has Lenient Air Momentum.</text:p>
          </table:table-cell>
          <table:table-cell/>
        </table:table-row>
        <table:table-row table:style-name="ro2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307"/>
          <table:table-cell table:style-name="ce133" table:content-validation-name="val1"/>
          <table:table-cell table:content-validation-name="val1"/>
          <table:table-cell table:content-validation-name="val1" office:value-type="float" office:value="2" calcext:value-type="float">
            <text:p>2</text:p>
          </table:table-cell>
          <table:table-cell table:content-validation-name="val1"/>
          <table:table-cell office:value-type="string" calcext:value-type="string">
            <text:p>Action has Positive Air Momentum.</text:p>
          </table:table-cell>
          <table:table-cell/>
        </table:table-row>
        <table:table-row table:style-name="ro2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131"/>
          <table:table-cell table:style-name="ce133" table:content-validation-name="val1"/>
          <table:table-cell table:number-columns-repeated="2" table:content-validation-name="val1" office:value-type="float" office:value="2" calcext:value-type="float">
            <text:p>2</text:p>
          </table:table-cell>
          <table:table-cell table:content-validation-name="val1"/>
          <table:table-cell table:number-columns-repeated="2"/>
        </table:table-row>
        <table:table-row table:style-name="ro2" table:number-rows-repeated="1048563">
          <table:table-cell table:number-columns-repeated="3"/>
          <table:table-cell table:content-validation-name="val1" table:number-columns-repeated="4"/>
          <table:table-cell table:number-columns-repeated="2"/>
        </table:table-row>
        <table:table-row table:style-name="ro2">
          <table:table-cell table:number-columns-repeated="3"/>
          <table:table-cell table:content-validation-name="val1" table:number-columns-repeated="4"/>
          <table:table-cell table:number-columns-repeated="2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OverviewDetailsGenerateButton" form:control-implementation="ooo:com.sun.star.form.component.CommandButton" xml:id="control4" form:id="control4" form:label="Generate Details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5" form:id="control5" form:label="Refresh Overview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2" svg:width="38.1mm" svg:height="6.1mm" svg:x="39.4mm" svg:y="1.27mm" draw:control="control4"/>
          <draw:control draw:z-index="1" draw:text-style-name="P2" svg:width="33.02mm" svg:height="6.1mm" svg:x="2.03mm" svg:y="1.27mm" draw:control="control5"/>
        </table:shapes>
        <table:table-column table:style-name="co26" table:default-cell-style-name="ce167"/>
        <table:table-column table:style-name="co27" table:default-cell-style-name="ce10"/>
        <table:table-column table:style-name="co19" table:default-cell-style-name="ce10"/>
        <table:table-column table:style-name="co14" table:default-cell-style-name="ce10"/>
        <table:table-column table:style-name="co28" table:default-cell-style-name="ce10"/>
        <table:table-column table:style-name="co23" table:default-cell-style-name="ce392"/>
        <table:table-column table:style-name="co24" table:default-cell-style-name="ce392"/>
        <table:table-column table:style-name="co25" table:default-cell-style-name="ce392"/>
        <table:table-column table:style-name="co11" table:number-columns-repeated="9" table:default-cell-style-name="ce392"/>
        <table:table-column table:style-name="co11" table:number-columns-repeated="865" table:default-cell-style-name="ce402"/>
        <table:table-column table:style-name="co11" table:number-columns-repeated="142" table:default-cell-style-name="ce404"/>
        <table:table-row table:style-name="ro3">
          <table:table-cell table:style-name="ce387"/>
          <table:table-cell table:style-name="ce389"/>
          <table:table-cell table:style-name="ce387"/>
          <table:table-cell table:style-name="ce389" table:content-validation-name="val3"/>
          <table:table-cell table:style-name="ce389" table:number-columns-repeated="4"/>
          <table:table-cell table:style-name="ce399" table:number-columns-repeated="874"/>
          <table:table-cell table:style-name="ce403" table:number-columns-repeated="131"/>
          <table:table-cell table:style-name="ce405" table:number-columns-repeated="11"/>
        </table:table-row>
        <table:table-row table:style-name="ro2">
          <table:table-cell table:style-name="ce388" table:content-validation-name="val4" office:value-type="string" calcext:value-type="string">
            <text:p>Action Name</text:p>
          </table:table-cell>
          <table:table-cell table:style-name="ce390" office:value-type="string" calcext:value-type="string">
            <text:p>Hit</text:p>
          </table:table-cell>
          <table:table-cell table:style-name="ce390" office:value-type="string" calcext:value-type="string">
            <text:p>Frames</text:p>
          </table:table-cell>
          <table:table-cell table:style-name="ce390" table:content-validation-name="val5" office:value-type="string" calcext:value-type="string">
            <text:p>Phase</text:p>
          </table:table-cell>
          <table:table-cell table:style-name="ce391" office:value-type="string" calcext:value-type="string">
            <text:p>DEF</text:p>
          </table:table-cell>
          <table:table-cell table:style-name="ce388" office:value-type="string" calcext:value-type="string">
            <text:p>Notes 1</text:p>
          </table:table-cell>
          <table:table-cell table:style-name="ce388" office:value-type="string" calcext:value-type="string">
            <text:p>Notes 2</text:p>
          </table:table-cell>
          <table:table-cell table:style-name="ce388" office:value-type="string" calcext:value-type="string">
            <text:p>Notes 3</text:p>
          </table:table-cell>
          <table:table-cell table:style-name="ce400" table:number-columns-repeated="9"/>
          <table:table-cell table:style-name="ce401" table:number-columns-repeated="865"/>
          <table:table-cell table:style-name="ce221" table:number-columns-repeated="142"/>
        </table:table-row>
        <table:table-row table:style-name="ro2">
          <table:table-cell table:style-name="ce23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0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5">
          <table:table-cell table:style-name="ce5"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2">
          <table:table-cell table:style-name="ce5" table:content-validation-name="val4"/>
          <table:table-cell table:number-columns-repeated="2"/>
          <table:table-cell table:content-validation-name="val5"/>
          <table:table-cell/>
          <table:table-cell table:style-name="ce393"/>
          <table:table-cell table:number-columns-repeated="1018"/>
        </table:table-row>
        <table:table-row table:style-name="ro2" table:number-rows-repeated="11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3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5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7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6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4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8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/>
          <table:table-cell table:style-name="ce394"/>
          <table:table-cell table:number-columns-repeated="1018"/>
        </table:table-row>
        <table:table-row table:style-name="ro2" table:number-rows-repeated="2">
          <table:table-cell table:content-validation-name="val4"/>
          <table:table-cell table:number-columns-repeated="2"/>
          <table:table-cell table:content-validation-name="val5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3"/>
          <table:table-cell table:number-columns-repeated="1020"/>
        </table:table-row>
        <table:table-row table:style-name="ro2">
          <table:table-cell table:number-columns-repeated="3"/>
          <table:table-cell table:content-validation-name="val3"/>
          <table:table-cell table:number-columns-repeated="1020"/>
        </table:table-row>
      </table:table>
      <table:table table:name="Details Template" table:style-name="ta1">
        <office:forms form:automatic-focus="false" form:apply-design-mode="false"/>
        <table:table-column table:style-name="co43" table:default-cell-style-name="ce167"/>
        <table:table-column table:style-name="co44" table:default-cell-style-name="ce167"/>
        <table:table-column table:style-name="co45" table:default-cell-style-name="ce167"/>
        <table:table-column table:style-name="co46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2" table:default-cell-style-name="ce12"/>
        <table:table-column table:style-name="co53" table:number-columns-repeated="2" table:default-cell-style-name="ce12"/>
        <table:table-column table:style-name="co52" table:default-cell-style-name="ce12"/>
        <table:table-column table:style-name="co46" table:number-columns-repeated="2" table:default-cell-style-name="ce12"/>
        <table:table-column table:style-name="co54" table:default-cell-style-name="ce12"/>
        <table:table-column table:style-name="co55" table:number-columns-repeated="2" table:default-cell-style-name="ce12"/>
        <table:table-column table:style-name="co54" table:default-cell-style-name="ce12"/>
        <table:table-column table:style-name="co56" table:default-cell-style-name="ce12"/>
        <table:table-column table:style-name="co23" table:number-columns-repeated="3" table:default-cell-style-name="ce12"/>
        <table:table-column table:style-name="co11" table:number-columns-repeated="874" table:default-cell-style-name="ce12"/>
        <table:table-row table:style-name="ro2">
          <table:table-cell table:style-name="ce166" office:value-type="string" calcext:value-type="string">
            <text:p>Action Name</text:p>
          </table:table-cell>
          <table:table-cell table:style-name="ce166" office:value-type="string" calcext:value-type="string">
            <text:p>Modifiers</text:p>
          </table:table-cell>
          <table:table-cell table:style-name="ce166" office:value-type="string" calcext:value-type="string">
            <text:p>Input to Compare</text:p>
          </table:table-cell>
          <table:table-cell table:style-name="ce54" table:content-validation-name="val6"/>
          <table:table-cell table:style-name="ce235" table:content-validation-name="val7" office:value-type="string" calcext:value-type="string">
            <text:p>&gt; Phase 0 result</text:p>
          </table:table-cell>
          <table:table-cell table:style-name="ce235" table:content-validation-name="val8"/>
          <table:table-cell table:style-name="ce242" table:content-validation-name="val9"/>
          <table:table-cell table:style-name="ce245" table:content-validation-name="val10" office:value-type="string" calcext:value-type="string">
            <text:p>&gt; Phase 1 result</text:p>
          </table:table-cell>
          <table:table-cell table:style-name="ce245" table:content-validation-name="val11"/>
          <table:table-cell table:style-name="ce242" table:content-validation-name="val12"/>
          <table:table-cell table:style-name="ce245" table:content-validation-name="val13" office:value-type="string" calcext:value-type="string">
            <text:p>&gt; Phase 2 result</text:p>
          </table:table-cell>
          <table:table-cell table:style-name="ce245" table:content-validation-name="val14"/>
          <table:table-cell table:style-name="ce242" table:content-validation-name="val15"/>
          <table:table-cell table:style-name="ce245" table:content-validation-name="val16" office:value-type="string" calcext:value-type="string">
            <text:p>&gt; Phase 3 result</text:p>
          </table:table-cell>
          <table:table-cell table:style-name="ce245" table:content-validation-name="val17"/>
          <table:table-cell table:style-name="ce242" table:content-validation-name="val18"/>
          <table:table-cell table:style-name="ce245" table:content-validation-name="val19" office:value-type="string" calcext:value-type="string">
            <text:p>&gt; Phase 4 result</text:p>
          </table:table-cell>
          <table:table-cell table:style-name="ce245" table:content-validation-name="val20"/>
          <table:table-cell table:style-name="ce242" table:content-validation-name="val21"/>
          <table:table-cell table:style-name="ce245" table:content-validation-name="val22" office:value-type="string" calcext:value-type="string">
            <text:p>&gt; Phase 5 result</text:p>
          </table:table-cell>
          <table:table-cell table:style-name="ce245" table:content-validation-name="val23"/>
          <table:table-cell table:style-name="ce282" table:content-validation-name="val1" office:value-type="string" calcext:value-type="string">
            <text:p>Notes 1</text:p>
          </table:table-cell>
          <table:table-cell table:style-name="ce282" office:value-type="string" calcext:value-type="string">
            <text:p>Notes 2</text:p>
          </table:table-cell>
          <table:table-cell table:style-name="ce282" office:value-type="string" calcext:value-type="string">
            <text:p>Notes 3</text:p>
          </table:table-cell>
          <table:table-cell table:style-name="ce20" table:number-columns-repeated="874"/>
        </table:table-row>
        <table:table-row table:style-name="ro2" table:number-rows-repeated="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1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4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Default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13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4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30">
          <table:table-cell table:content-validation-name="val4"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14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9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2000">
          <table:table-cell table:number-columns-repeated="3"/>
          <table:table-cell table:style-name="ce210" table:content-validation-name="val6"/>
          <table:table-cell table:style-name="ce211" table:content-validation-name="val7"/>
          <table:table-cell table:style-name="ce212" table:content-validation-name="val8"/>
          <table:table-cell table:style-name="ce409" table:content-validation-name="val9"/>
          <table:table-cell table:style-name="ce410" table:content-validation-name="val10"/>
          <table:table-cell table:style-name="ce411" table:content-validation-name="val11"/>
          <table:table-cell table:style-name="ce412" table:content-validation-name="val12"/>
          <table:table-cell table:style-name="ce413" table:content-validation-name="val13"/>
          <table:table-cell table:style-name="ce414" table:content-validation-name="val14"/>
          <table:table-cell table:style-name="ce415" table:content-validation-name="val15"/>
          <table:table-cell table:style-name="ce416" table:content-validation-name="val16"/>
          <table:table-cell table:style-name="ce417" table:content-validation-name="val17"/>
          <table:table-cell table:style-name="ce418" table:content-validation-name="val18"/>
          <table:table-cell table:style-name="ce419" table:content-validation-name="val19"/>
          <table:table-cell table:style-name="ce420" table:content-validation-name="val20"/>
          <table:table-cell table:style-name="ce225" table:content-validation-name="val21"/>
          <table:table-cell table:style-name="ce226" table:content-validation-name="val22"/>
          <table:table-cell table:style-name="ce227" table:content-validation-name="val23"/>
          <table:table-cell table:style-name="ce228" table:content-validation-name="val1"/>
          <table:table-cell table:style-name="ce230" table:number-columns-repeated="2"/>
          <table:table-cell table:style-name="ce427" table:number-columns-repeated="8"/>
          <table:table-cell table:number-columns-repeated="866"/>
        </table:table-row>
        <table:table-row table:style-name="ro2" table:number-rows-repeated="1046460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table:table-row table:style-name="ro2">
          <table:table-cell table:number-columns-repeated="3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21"/>
          <table:table-cell table:content-validation-name="val22"/>
          <table:table-cell table:content-validation-name="val23"/>
          <table:table-cell table:content-validation-name="val1"/>
          <table:table-cell table:number-columns-repeated="876"/>
        </table:table-row>
        <calcext:conditional-formats>
          <calcext:conditional-format calcext:target-range-address="'Details Template'.Y2:'Details Template'.AF2115 'Details Template'.G2:'Details Template'.R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D2:'Details Template'.F2115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  <calcext:conditional-format calcext:target-range-address="'Details Template'.S55:'Details Template'.X2115 'Details Template'.S5:'Details Template'.U54 'Details Template'.W5:'Details Template'.X54 'Details Template'.S2:'Details Template'.X4">
            <calcext:condition calcext:apply-style-name="Red bg" calcext:value="=&quot;Cancels&quot;" calcext:base-cell-address="'Master List'.A1"/>
            <calcext:condition calcext:apply-style-name="Light orange bg" calcext:value="=&quot;Follows&quot;" calcext:base-cell-address="'Master List'.A1"/>
            <calcext:condition calcext:apply-style-name="Yellow bg" calcext:value="=&quot;Buffers&quot;" calcext:base-cell-address="'Master List'.A1"/>
            <calcext:condition calcext:apply-style-name="Light blue bg" calcext:value="=&quot;Mutual&quot;" calcext:base-cell-address="'Master List'.A1"/>
            <calcext:condition calcext:apply-style-name="Green bg" calcext:value="=&quot;Special&quot;" calcext:base-cell-address="'Master List'.A1"/>
            <calcext:condition calcext:apply-style-name="Blue bg" calcext:value="=&quot;Prereq&quot;" calcext:base-cell-address="'Master List'.A1"/>
            <calcext:condition calcext:apply-style-name="Light gray bg" calcext:value="=&quot;Impossible?&quot;" calcext:base-cell-address="'Master List'.A1"/>
            <calcext:condition calcext:apply-style-name="Dark gray bg" calcext:value="=&quot;§§§&quot;" calcext:base-cell-address="'Master List'.A1"/>
            <calcext:condition calcext:apply-style-name="Dark gray bg" calcext:value="contains-text(&quot;!!&quot;)" calcext:base-cell-address="'Master List'.A1"/>
            <calcext:condition calcext:apply-style-name="Purple bg" calcext:value="=&quot;???&quot;" calcext:base-cell-address="'Master List'.A1"/>
            <calcext:condition calcext:apply-style-name="Light gray bg" calcext:value="=&quot;No effect&quot;" calcext:base-cell-address="'Master List'.A1"/>
          </calcext:conditional-format>
        </calcext:conditional-formats>
      </table:table>
      <table:named-expressions>
        <table:named-range table:name="Attack_s1" table:base-cell-address="$'Details (Default)'.$A$3" table:cell-range-address="$'Details (Default)'.$A$3:.$A$65"/>
        <table:named-range table:name="Swim" table:base-cell-address="$'Details (Default)'.$A$94" table:cell-range-address="$'Details (Default)'.$A$99:.$A$105"/>
      </table:named-expressions>
      <table:database-ranges>
        <table:database-range table:name="__Anonymous_DB__1" table:target-range-address="'Overview (Old)'.V1:'Overview (Old)'.V1048576" table:orientation="column"/>
        <table:database-range table:name="__Anonymous_DB__2" table:target-range-address="'Overview (Old)'.V1:'Overview (Old)'.V1048576" table:orientation="column"/>
        <table:database-range table:name="__Anonymous_DB__3" table:target-range-address="'Overview (Old)'.V1:'Overview (Old)'.V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5">00.00.0000</text:date>, <text:time style:data-style-name="N2" text:time-value="18:41:34.0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20-01-25T18:44:32.865000000</dc:date>
    <meta:editing-duration>P6DT20H19S</meta:editing-duration>
    <meta:editing-cycles>1169</meta:editing-cycles>
    <meta:generator>LibreOffice/5.4.0.3$Windows_X86_64 LibreOffice_project/7556cbc6811c9d992f4064ab9287069087d7f62c</meta:generator>
    <meta:document-statistic meta:table-count="12" meta:cell-count="2144" meta:object-count="5"/>
  </office:meta>
</office:document-meta>
</file>